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nsolas" fo:font-size="10pt" officeooo:paragraph-rsid="00012192" style:font-name-asian="Consolas1" style:font-size-asian="10pt" style:font-name-complex="Consolas1" style:font-size-complex="10pt"/>
    </style:style>
    <style:style style:name="P2" style:family="paragraph" style:parent-style-name="Standard" style:master-page-name="Standard">
      <style:paragraph-properties fo:margin-top="0cm" fo:margin-bottom="0.28cm" loext:contextual-spacing="false" fo:line-height="108%" fo:text-align="center" style:justify-single-word="false" style:page-number="1"/>
    </style:style>
    <style:style style:name="P3" style:family="paragraph" style:parent-style-name="Standard">
      <style:paragraph-properties fo:margin-top="0.494cm" fo:margin-bottom="0.28cm" loext:contextual-spacing="false" fo:line-height="108%" fo:text-align="center" style:justify-single-word="false"/>
    </style:style>
    <style:style style:name="P4" style:family="paragraph" style:parent-style-name="Standard">
      <style:paragraph-properties fo:margin-top="0.494cm" fo:margin-bottom="0.423cm" loext:contextual-spacing="false" fo:line-height="108%"/>
      <style:text-properties style:font-name="Times New Roman1" style:font-name-asian="Times New Roman2" style:font-name-complex="Times New Roman2"/>
    </style:style>
    <style:style style:name="P5" style:family="paragraph" style:parent-style-name="Standard">
      <style:paragraph-properties fo:margin-top="0.494cm" fo:margin-bottom="0cm" loext:contextual-spacing="false" fo:line-height="100%"/>
      <style:text-properties style:font-name="Times New Roman1" style:font-name-asian="Times New Roman2" style:font-name-complex="Times New Roman2"/>
    </style:style>
    <style:style style:name="P6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1" style:font-name-asian="Times New Roman2" style:font-name-complex="Times New Roman2"/>
    </style:style>
    <style:style style:name="P7" style:family="paragraph" style:parent-style-name="Standard">
      <style:paragraph-properties fo:margin-top="0.494cm" fo:margin-bottom="0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top="0.494cm" fo:margin-bottom="0cm" loext:contextual-spacing="false" fo:line-height="100%" fo:text-align="end" style:justify-single-word="false"/>
    </style:style>
    <style:style style:name="P9" style:family="paragraph" style:parent-style-name="Standard">
      <style:paragraph-properties fo:margin-top="0.494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left="9.991cm" fo:margin-right="0cm" fo:margin-top="0.494cm" fo:margin-bottom="0cm" loext:contextual-spacing="false" fo:line-height="100%" fo:text-indent="1.249cm" style:auto-text-indent="false"/>
      <style:text-properties style:font-name="Times New Roman1" style:font-name-asian="Times New Roman2" style:font-name-complex="Times New Roman2"/>
    </style:style>
    <style:style style:name="P11" style:family="paragraph" style:parent-style-name="Standard">
      <style:paragraph-properties fo:margin-left="0.3cm" fo:margin-right="0.3cm" fo:margin-top="0.353cm" fo:margin-bottom="0.212cm" loext:contextual-spacing="false" fo:text-align="center" style:justify-single-word="false" fo:keep-together="always" fo:text-indent="0cm" style:auto-text-indent="false" fo:keep-with-next="always"/>
    </style:style>
    <style:style style:name="P12" style:family="paragraph" style:parent-style-name="Standard">
      <style:paragraph-properties fo:margin-left="0cm" fo:margin-right="0.3cm" fo:margin-top="0cm" fo:margin-bottom="0.353cm" loext:contextual-spacing="false" fo:text-indent="0cm" style:auto-text-indent="false"/>
    </style:style>
    <style:style style:name="P13" style:family="paragraph" style:parent-style-name="Standard">
      <style:paragraph-properties fo:margin-left="0cm" fo:margin-right="0.3cm" fo:margin-top="0cm" fo:margin-bottom="0.353cm" loext:contextual-spacing="false" fo:line-height="100%" fo:text-indent="0cm" style:auto-text-indent="false"/>
    </style:style>
    <style:style style:name="P14" style:family="paragraph" style:parent-style-name="Standard">
      <style:paragraph-properties fo:margin-left="0cm" fo:margin-right="0.3cm" fo:margin-top="0cm" fo:margin-bottom="0.353cm" loext:contextual-spacing="false" fo:line-height="100%" fo:text-indent="0cm" style:auto-text-indent="false"/>
      <style:text-properties style:font-name="Times New Roman1" fo:font-size="12pt" fo:language="en" fo:country="US" fo:font-weight="bold" style:font-name-asian="Consolas1" style:font-size-asian="12pt" style:font-weight-asian="bold" style:font-name-complex="Times New Roman2" style:font-size-complex="12pt" style:font-weight-complex="bold"/>
    </style:style>
    <style:style style:name="P15" style:family="paragraph" style:parent-style-name="Standard">
      <style:paragraph-properties fo:margin-left="0cm" fo:margin-right="0.3cm" fo:text-indent="0cm" style:auto-text-indent="false"/>
    </style:style>
    <style:style style:name="P16" style:family="paragraph" style:parent-style-name="Standard">
      <loext:graphic-properties draw:fill="solid" draw:fill-color="#ffffff"/>
      <style:paragraph-properties fo:margin-top="0cm" fo:margin-bottom="0.635cm" loext:contextual-spacing="false" fo:line-height="100%" fo:background-color="#ffffff"/>
    </style:style>
    <style:style style:name="P17" style:family="paragraph" style:parent-style-name="Standard" style:list-style-name="WWNum2">
      <loext:graphic-properties draw:fill="solid" draw:fill-color="#ffffff"/>
      <style:paragraph-properties fo:margin-left="2.54cm" fo:margin-right="0cm" fo:line-height="100%" fo:text-indent="-0.635cm" style:auto-text-indent="false" fo:background-color="#ffffff"/>
    </style:style>
    <style:style style:name="P18" style:family="paragraph" style:parent-style-name="Standard">
      <style:paragraph-properties fo:margin-left="0.499cm" fo:margin-right="0.3cm" fo:margin-top="0cm" fo:margin-bottom="0.353cm" loext:contextual-spacing="false" fo:text-align="center" style:justify-single-word="false" fo:text-indent="0cm" style:auto-text-indent="false"/>
    </style:style>
    <style:style style:name="P19" style:family="paragraph" style:parent-style-name="Standard">
      <style:paragraph-properties fo:margin-left="0.499cm" fo:margin-right="0.3cm" fo:text-indent="1.005cm" style:auto-text-indent="false"/>
    </style:style>
    <style:style style:name="P20" style:family="paragraph" style:parent-style-name="Standard">
      <style:paragraph-properties fo:margin-left="0.499cm" fo:margin-right="0.3cm" fo:text-align="center" style:justify-single-word="false" fo:text-indent="1.005cm" style:auto-text-indent="false"/>
    </style:style>
    <style:style style:name="P21" style:family="paragraph" style:parent-style-name="Standard">
      <style:paragraph-properties fo:margin-left="0.499cm" fo:margin-right="0.3cm" fo:text-indent="1.005cm" style:auto-text-indent="false"/>
      <style:text-properties style:font-name="Times New Roman1" fo:font-size="12pt" fo:language="en" fo:country="US" style:font-name-asian="Times New Roman2" style:font-size-asian="12pt" style:font-name-complex="Times New Roman2" style:font-size-complex="12pt"/>
    </style:style>
    <style:style style:name="P22" style:family="paragraph" style:parent-style-name="Standard">
      <style:paragraph-properties fo:margin-left="0.3cm" fo:margin-right="0.3cm" fo:margin-top="0cm" fo:margin-bottom="0.353cm" loext:contextual-spacing="false" fo:line-height="100%" fo:text-indent="1cm" style:auto-text-indent="false"/>
    </style:style>
    <style:style style:name="P23" style:family="paragraph" style:parent-style-name="Standard">
      <style:paragraph-properties fo:margin-top="0cm" fo:margin-bottom="0.282cm" loext:contextual-spacing="false" fo:line-height="106%" fo:padding="0cm" fo:border="none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color="#000000" fo:font-size="12pt" fo:font-weight="normal" officeooo:rsid="00012192" officeooo:paragraph-rsid="00012192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fo:color="#000000" fo:font-size="12pt" fo:font-weight="bold" officeooo:rsid="00012192" officeooo:paragraph-rsid="00012192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 draw:fill-color="#ffffff"/>
      <style:paragraph-properties fo:margin-left="0cm" fo:margin-right="0cm" fo:margin-top="0cm" fo:margin-bottom="0.282cm" loext:contextual-spacing="false" fo:line-height="105%" fo:text-align="start" style:justify-single-word="false" fo:orphans="2" fo:widows="2" fo:text-indent="0cm" style:auto-text-indent="false" fo:background-color="transparent"/>
      <style:text-properties style:font-name="Times New Roman1" fo:font-size="14pt" fo:font-weight="normal" officeooo:paragraph-rsid="00012192" style:font-name-asian="Times New Roman2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>
      <loext:graphic-properties draw:fill="none" draw:fill-color="#ffffff"/>
      <style:paragraph-properties fo:margin-left="0cm" fo:margin-right="0cm" fo:margin-top="0.201cm" fo:margin-bottom="0.201cm" loext:contextual-spacing="false" fo:line-height="150%" fo:text-align="start" style:justify-single-word="false" fo:orphans="2" fo:widows="2" fo:text-indent="0cm" style:auto-text-indent="false" fo:background-color="transparent"/>
      <style:text-properties fo:color="#000000" style:font-name="Consolas" fo:font-size="10pt" fo:font-weight="normal" officeooo:rsid="00012192" officeooo:paragraph-rsid="00012192" style:font-name-asian="Consolas1" style:font-size-asian="10pt" style:font-weight-asian="normal" style:font-name-complex="Consolas1" style:font-size-complex="10pt" style:font-weight-complex="normal"/>
    </style:style>
    <style:style style:name="P28" style:family="paragraph" style:parent-style-name="Standard">
      <style:paragraph-properties fo:margin-top="0.201cm" fo:margin-bottom="0.201cm" loext:contextual-spacing="false" fo:line-height="150%"/>
      <style:text-properties style:font-name="Consolas" fo:font-size="10pt" officeooo:paragraph-rsid="00012192" style:font-name-asian="Consolas1" style:font-size-asian="10pt" style:font-name-complex="Consolas1" style:font-size-complex="10pt"/>
    </style:style>
    <style:style style:name="P29" style:family="paragraph" style:parent-style-name="Standard">
      <style:paragraph-properties fo:margin-top="0.302cm" fo:margin-bottom="0.302cm" loext:contextual-spacing="false" fo:line-height="50%"/>
      <style:text-properties style:font-name="Consolas" fo:font-size="10pt" officeooo:paragraph-rsid="00012192" style:font-name-asian="Consolas1" style:font-size-asian="10pt" style:font-name-complex="Consolas1" style:font-size-complex="10pt"/>
    </style:style>
    <style:style style:name="P30" style:family="paragraph" style:parent-style-name="Standard_20__28_user_29_">
      <loext:graphic-properties draw:fill="none" draw:fill-color="#ffffff"/>
      <style:paragraph-properties fo:margin-left="0cm" fo:margin-right="0cm" fo:margin-top="0cm" fo:margin-bottom="0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Times New Roman" fo:font-size="11pt" fo:font-weight="normal" officeooo:rsid="000ae5d3" officeooo:paragraph-rsid="00012192" style:font-name-asian="Consolas1" style:font-size-asian="9.60000038146973pt" style:font-weight-asian="normal" style:font-name-complex="Times New Roman2" style:font-size-complex="11pt" style:font-weight-complex="normal"/>
    </style:style>
    <style:style style:name="P31" style:family="paragraph" style:parent-style-name="Standard_20__28_user_29_">
      <loext:graphic-properties draw:fill="none" draw:fill-color="#ffffff"/>
      <style:paragraph-properties fo:margin-left="0cm" fo:margin-right="0cm" fo:margin-top="0cm" fo:margin-bottom="0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Times New Roman" fo:font-size="11pt" fo:font-weight="normal" officeooo:rsid="00012192" officeooo:paragraph-rsid="00012192" style:font-name-asian="Consolas1" style:font-size-asian="9.60000038146973pt" style:font-weight-asian="normal" style:font-name-complex="Times New Roman2" style:font-size-complex="11pt" style:font-weight-complex="normal"/>
    </style:style>
    <style:style style:name="P32" style:family="paragraph" style:parent-style-name="Standard_20__28_user_29_">
      <style:paragraph-properties fo:margin-top="0cm" fo:margin-bottom="0cm" loext:contextual-spacing="false"/>
      <style:text-properties fo:color="#000000" style:font-name="Times New Roman" fo:font-size="11pt" fo:font-weight="normal" officeooo:rsid="000ae5d3" officeooo:paragraph-rsid="00012192" style:font-size-asian="9.60000038146973pt" style:font-weight-asian="normal" style:font-name-complex="Times New Roman2" style:font-size-complex="11pt" style:font-weight-complex="normal"/>
    </style:style>
    <style:style style:name="P33" style:family="paragraph" style:parent-style-name="normal">
      <style:paragraph-properties fo:margin-left="0.3cm" fo:margin-right="0.3cm" fo:margin-top="0cm" fo:margin-bottom="0.353cm" loext:contextual-spacing="false" fo:line-height="50%" fo:text-indent="1cm" style:auto-text-indent="false"/>
      <style:text-properties fo:color="#000000" fo:font-size="12pt" fo:font-weight="normal" officeooo:paragraph-rsid="00012192" style:font-size-asian="12pt" style:font-weight-asian="normal" style:font-size-complex="12pt" style:font-weight-complex="normal"/>
    </style:style>
    <style:style style:name="P34" style:family="paragraph" style:parent-style-name="normal">
      <style:paragraph-properties fo:line-height="50%"/>
      <style:text-properties fo:color="#000000" fo:font-size="12pt" fo:font-weight="normal" officeooo:paragraph-rsid="00012192" style:font-size-asian="12pt" style:font-weight-asian="normal" style:font-size-complex="12pt" style:font-weight-complex="normal"/>
    </style:style>
    <style:style style:name="P35" style:family="paragraph" style:parent-style-name="normal">
      <style:paragraph-properties fo:line-height="50%"/>
      <style:text-properties fo:color="#000000" fo:font-size="12pt" fo:font-weight="bold" officeooo:paragraph-rsid="00012192" style:font-size-asian="12pt" style:font-weight-asian="bold" style:font-size-complex="12pt" style:font-weight-complex="bold"/>
    </style:style>
    <style:style style:name="P36" style:family="paragraph" style:parent-style-name="normal">
      <style:paragraph-properties fo:line-height="50%"/>
      <style:text-properties fo:color="#000000" fo:font-weight="normal" officeooo:paragraph-rsid="00012192" style:font-weight-asian="normal" style:font-weight-complex="normal"/>
    </style:style>
    <style:style style:name="P37" style:family="paragraph" style:parent-style-name="normal">
      <style:paragraph-properties fo:line-height="50%"/>
      <style:text-properties style:font-name="Consolas" fo:font-size="10pt" officeooo:paragraph-rsid="00012192" style:font-name-asian="Consolas1" style:font-size-asian="10pt" style:font-name-complex="Consolas1" style:font-size-complex="10pt"/>
    </style:style>
    <style:style style:name="P38" style:family="paragraph" style:parent-style-name="normal">
      <style:paragraph-properties fo:line-height="50%"/>
      <style:text-properties style:font-name="Consolas" fo:font-size="10pt" fo:font-weight="bold" officeooo:paragraph-rsid="00012192" style:font-name-asian="Consolas1" style:font-size-asian="10pt" style:font-weight-asian="bold" style:font-name-complex="Consolas1" style:font-size-complex="10pt" style:font-weight-complex="bold"/>
    </style:style>
    <style:style style:name="P39" style:family="paragraph" style:parent-style-name="normal">
      <style:paragraph-properties fo:margin-left="0.3cm" fo:margin-right="0.3cm" fo:margin-top="0cm" fo:margin-bottom="0.353cm" loext:contextual-spacing="false" fo:line-height="50%" fo:text-indent="0cm" style:auto-text-indent="false"/>
      <style:text-properties fo:color="#000000" fo:font-size="12pt" fo:font-weight="bold" officeooo:rsid="00012192" officeooo:paragraph-rsid="00012192" style:font-size-asian="12pt" style:font-weight-asian="bold" style:font-size-complex="12pt" style:font-weight-complex="bold"/>
    </style:style>
    <style:style style:name="P40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Consolas" fo:font-size="10pt" fo:font-weight="normal" officeooo:rsid="00012192" officeooo:paragraph-rsid="00012192" style:font-name-asian="Consolas1" style:font-size-asian="10pt" style:font-weight-asian="normal" style:font-name-complex="Consolas1" style:font-size-complex="10pt" style:font-weight-complex="normal"/>
    </style:style>
    <style:style style:name="P41" style:family="paragraph" style:parent-style-name="normal">
      <loext:graphic-properties draw:fill="none" draw:fill-color="#ffffff"/>
      <style:paragraph-properties fo:margin-left="0cm" fo:margin-right="0cm" fo:margin-top="0cm" fo:margin-bottom="0.282cm" loext:contextual-spacing="false" fo:line-height="50%" fo:text-align="start" style:justify-single-word="false" fo:orphans="2" fo:widows="2" fo:text-indent="0cm" style:auto-text-indent="false" fo:background-color="transparent"/>
      <style:text-properties fo:color="#000000" style:font-name="Consolas" fo:font-size="10pt" fo:font-weight="bold" officeooo:rsid="00012192" officeooo:paragraph-rsid="00012192" style:font-name-asian="Consolas1" style:font-size-asian="10pt" style:font-weight-asian="bold" style:font-name-complex="Consolas1" style:font-size-complex="10pt" style:font-weight-complex="bold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style:font-name-asian="Times New Roman2" style:font-size-asian="14pt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012192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en" fo:country="US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1" style:font-name-asian="Times New Roman2" style:font-name-complex="Times New Roman2"/>
    </style:style>
    <style:style style:name="T7" style:family="text">
      <style:text-properties style:font-name="Times New Roman1" fo:font-size="16pt" fo:font-weight="bold" style:font-name-asian="Times New Roman2" style:font-size-asian="16pt" style:font-weight-asian="bold" style:font-name-complex="Times New Roman2" style:font-size-complex="16pt"/>
    </style:style>
    <style:style style:name="T8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9" style:family="text">
      <style:text-properties style:font-name="Times New Roman1" fo:font-size="16pt" style:font-name-asian="Times New Roman2" style:font-size-asian="16pt" style:font-name-complex="Times New Roman2" style:font-size-complex="16pt"/>
    </style:style>
    <style:style style:name="T10" style:family="text">
      <style:text-properties style:font-name="Times New Roman1" fo:font-size="12pt" style:font-size-asian="12pt" style:font-name-complex="Times New Roman2" style:font-size-complex="12pt"/>
    </style:style>
    <style:style style:name="T11" style:family="text">
      <style:text-properties style:font-name="Times New Roman1" fo:font-size="12pt" fo:font-weight="bold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1" fo:font-size="12pt" fo:language="ru" fo:country="RU" style:font-name-asian="Times New Roman2" style:font-size-asian="12pt" style:font-name-complex="Times New Roman2" style:font-size-complex="12pt"/>
    </style:style>
    <style:style style:name="T13" style:family="text">
      <style:text-properties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T14" style:family="text">
      <style:text-properties style:font-name="Times New Roman1" fo:font-size="12pt" fo:language="ru" fo:country="RU" fo:font-weight="bold" style:font-name-asian="Consolas1" style:font-size-asian="12pt" style:font-weight-asian="bold" style:font-name-complex="Times New Roman2" style:font-size-complex="12pt" style:font-weight-complex="bold"/>
    </style:style>
    <style:style style:name="T15" style:family="text">
      <style:text-properties style:font-name="Times New Roman1" fo:font-size="12pt" fo:language="en" fo:country="US" style:font-name-asian="Times New Roman2" style:font-size-asian="12pt" style:font-name-complex="Times New Roman2" style:font-size-complex="12pt"/>
    </style:style>
    <style:style style:name="T16" style:family="text">
      <style:text-properties style:font-name="Times New Roman1" fo:font-size="12pt" fo:language="en" fo:country="US" style:font-name-asian="Times New Roman2" style:font-size-asian="12pt" style:font-name-complex="Times New Roman2" style:font-size-complex="12pt" style:font-weight-complex="bold"/>
    </style:style>
    <style:style style:name="T17" style:family="text">
      <style:text-properties style:font-name="Times New Roman1" fo:font-size="12pt" fo:language="en" fo:country="US" fo:font-weight="bold" style:font-name-asian="Times New Roman2" style:font-size-asian="12pt" style:font-weight-asian="bold" style:font-name-complex="Times New Roman2" style:font-size-complex="12pt"/>
    </style:style>
    <style:style style:name="T18" style:family="text">
      <style:text-properties style:font-name="Times New Roman1" fo:font-size="12pt" fo:language="en" fo:country="U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19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20" style:family="text">
      <style:text-properties style:font-name="Times New Roman1" fo:language="en" fo:country="US" style:font-name-asian="Consolas1" style:font-name-complex="Times New Roman2"/>
    </style:style>
    <style:style style:name="T21" style:family="text">
      <style:text-properties style:font-name="Times New Roman1" fo:language="en" fo:country="US" fo:font-weight="bold" style:font-name-asian="Consolas1" style:font-weight-asian="bold" style:font-name-complex="Times New Roman2" style:font-weight-complex="bold"/>
    </style:style>
    <style:style style:name="T22" style:family="text">
      <style:text-properties style:font-name="Times New Roman1" fo:font-size="10pt" fo:language="en" fo:country="US" style:font-name-asian="Times New Roman2" style:font-size-asian="10pt" style:font-name-complex="Times New Roman2" style:font-size-complex="10pt" style:font-weight-complex="bold"/>
    </style:style>
    <style:style style:name="T23" style:family="text">
      <style:text-properties style:font-name="Times New Roman1" fo:font-size="10pt" fo:language="ru" fo:country="RU" style:font-name-asian="Times New Roman2" style:font-size-asian="10pt" style:font-name-complex="Times New Roman2" style:font-size-complex="10pt" style:font-weight-complex="bold"/>
    </style:style>
    <style:style style:name="T24" style:family="text">
      <style:text-properties fo:color="#434343" style:font-name="Times New Roman1" fo:font-size="12pt" fo:language="ru" fo:country="RU" style:font-name-asian="Times New Roman2" style:font-size-asian="12pt" style:font-name-complex="Times New Roman2" style:font-size-complex="12pt"/>
    </style:style>
    <style:style style:name="T25" style:family="text">
      <style:text-properties fo:color="#434343"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6" style:family="text">
      <style:text-properties fo:color="#99cc00"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7" style:family="text">
      <style:text-properties fo:color="#ff9900"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8" style:family="text">
      <style:text-properties fo:color="#3366ff"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29" style:family="text">
      <style:text-properties fo:color="#993366" style:font-name="Times New Roman1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30" style:family="text">
      <style:text-properties fo:color="#000000" style:font-name="Times New Roman1" fo:font-size="12pt" fo:language="en" fo:country="US" style:font-name-asian="Times New Roman2" style:font-size-asian="12pt" style:font-name-complex="Times New Roman2" style:font-size-complex="12pt"/>
    </style:style>
    <style:style style:name="T31" style:family="text">
      <style:text-properties fo:color="#000000" style:font-name="Times New Roman1" fo:font-size="12pt" fo:language="en" fo:country="U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32" style:family="text">
      <style:text-properties fo:color="#000000" style:font-name="Times New Roman1" fo:font-size="12pt" style:font-name-asian="Times New Roman2" style:font-size-asian="12pt" style:font-name-complex="Times New Roman2" style:font-size-complex="12pt"/>
    </style:style>
    <style:style style:name="T33" style:family="text">
      <style:text-properties fo:language="ru" fo:country="RU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officeooo:rsid="001af0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осковский Авиационный Институт</text:span></text:p>
      <text:p text:style-name="P3"><text:span text:style-name="T1">(Национальный Исследовательский Университет)</text:span></text:p>
      <text:p text:style-name="P3"><text:span text:style-name="T1">Институт №8 “Компьютерные науки и прикладная математика”</text:span></text:p>
      <text:p text:style-name="P3"><text:span text:style-name="T1">Кафедра №806 “Вычислительная математика и программирование”</text:span></text:p>
      <text:p text:style-name="P4"/>
      <text:p text:style-name="P4"/>
      <text:p text:style-name="P3"><text:span text:style-name="T7">Лабораторная работа №</text:span><text:span text:style-name="T8">8</text:span><text:span text:style-name="T7"> по курсу</text:span></text:p>
      <text:p text:style-name="P3"><text:span text:style-name="T7">«Операционные системы»</text:span></text:p>
      <text:p text:style-name="P6"/>
      <text:p text:style-name="P6"/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8"><text:span text:style-name="T1">Группа: М8О-206Б-22</text:span></text:p>
      <text:p text:style-name="P8"><text:span text:style-name="T1">Студент: </text:span><text:span text:style-name="T4">Мошенский А.А.</text:span></text:p>
      <text:p text:style-name="P8"><text:span text:style-name="T1">Преподаватель: Миронов Е.С.</text:span></text:p>
      <text:p text:style-name="P8"><text:span text:style-name="T1">Оценка: ____________________ </text:span></text:p>
      <text:p text:style-name="P8"><text:span text:style-name="T1">Дата: </text:span><text:span text:style-name="T3">28</text:span><text:span text:style-name="T1">.1</text:span><text:span text:style-name="T3">2</text:span><text:span text:style-name="T1">.2023</text:span></text:p>
      <text:p text:style-name="P9"><text:span text:style-name="T1">Москва, 2023</text:span></text:p>
      <text:p text:style-name="P7"><text:soft-page-break/></text:p>
      <text:p text:style-name="P11"><text:span text:style-name="T7">Постановка задачи</text:span></text:p>
      <text:p text:style-name="P12"><text:span text:style-name="T10">Приобретение практических навыков диагностики работы программного обеспечения. При выполнении лабораторных работ по курсу ОС необходимо продемонстрировать ключевые системные вызовы, которые в них используются и то, что их использование соответствует варианту ЛР. По итогам выполнения всех лабораторных работ отчет по данной ЛР должен содержать краткую сводку по исследованию написанных программ</text:span></text:p>
      <text:p text:style-name="P11"><text:span text:style-name="T8"><text:s text:c="2"/></text:span><text:span text:style-name="T7">Общий метод и алгоритм решения</text:span></text:p>
      <text:p text:style-name="P16"><text:span text:style-name="T24">Команда</text:span><text:span text:style-name="T25"> strace</text:span><text:span text:style-name="T24"> показывает все системные вызовы программы, которые та отправляет к системе во время выполнения, а также их параметры и результат выполнения. Но при необходимости можно подключиться и к уже запущенному процессу. Перед тем, как перейти к практике, разберём опции утилиты и её синтаксис:</text:span></text:p>
      <text:p text:style-name="P16"><text:span text:style-name="T26">$</text:span><text:span text:style-name="T25"> </text:span><text:span text:style-name="T26">strace</text:span><text:span text:style-name="T25"> </text:span><text:span text:style-name="T27">опции</text:span><text:span text:style-name="T25"> </text:span><text:span text:style-name="T28">команда </text:span><text:span text:style-name="T29">аргументы</text:span></text:p>
      <text:p text:style-name="P16"><text:span text:style-name="T24">В самом простом варианте </text:span><text:span text:style-name="T25">strace</text:span><text:span text:style-name="T24"> запускает переданную команду с её аргументами и выводит в стандартный поток ошибок все системные вызовы команды. Давайте разберём опции утилиты, с помощью которых можно управлять её поведением:</text:span></text:p>
      <text:list xml:id="list2511109782" text:style-name="WWNum2">
        <text:list-item>
          <text:p text:style-name="P17"><text:span text:style-name="T25">-i</text:span><text:span text:style-name="T24"> - выводить указатель на инструкцию во время выполнения системного вызова;</text:span></text:p>
        </text:list-item>
        <text:list-item>
          <text:p text:style-name="P17"><text:span text:style-name="T25">-k</text:span><text:span text:style-name="T24"> - выводить стек вызовов для отслеживаемого процесса после каждого системного вызова;</text:span></text:p>
        </text:list-item>
        <text:list-item>
          <text:p text:style-name="P17"><text:span text:style-name="T25">-o</text:span><text:span text:style-name="T24"> - выводить всю информацию о системных вызовах не в стандартный поток ошибок, а в файл;</text:span></text:p>
        </text:list-item>
        <text:list-item>
          <text:p text:style-name="P17"><text:span text:style-name="T25">-q</text:span><text:span text:style-name="T24"> - не выводить сообщения о подключении о отключении от процесса;</text:span></text:p>
        </text:list-item>
        <text:list-item>
          <text:p text:style-name="P17"><text:span text:style-name="T25">-qq</text:span><text:span text:style-name="T24"> - не выводить сообщения о завершении работы процесса;</text:span></text:p>
        </text:list-item>
        <text:list-item>
          <text:p text:style-name="P17"><text:span text:style-name="T25">-r</text:span><text:span text:style-name="T24"> - выводить временную метку для каждого системного вызова;</text:span></text:p>
        </text:list-item>
        <text:list-item>
          <text:p text:style-name="P17"><text:span text:style-name="T25">-s</text:span><text:span text:style-name="T24"> - указать максимальный размер выводимой строки, по умолчанию 32;</text:span></text:p>
        </text:list-item>
        <text:list-item>
          <text:p text:style-name="P17"><text:span text:style-name="T25">-t</text:span><text:span text:style-name="T24"> - выводить время суток для каждого вызова;</text:span></text:p>
        </text:list-item>
        <text:list-item>
          <text:p text:style-name="P17"><text:span text:style-name="T25">-tt</text:span><text:span text:style-name="T24"> - добавить микросекунды;</text:span></text:p>
        </text:list-item>
        <text:list-item>
          <text:p text:style-name="P17"><text:span text:style-name="T25">-ttt</text:span><text:span text:style-name="T24"> - добавить микросекунды и количество секунд после начала эпохи Unix;</text:span></text:p>
        </text:list-item>
        <text:list-item>
          <text:p text:style-name="P17"><text:span text:style-name="T25">-T</text:span><text:span text:style-name="T24"> - выводить длительность выполнения системного вызова;</text:span></text:p>
        </text:list-item>
        <text:list-item>
          <text:p text:style-name="P17"><text:span text:style-name="T25">-x</text:span><text:span text:style-name="T24"> - выводить все не ASCI-строки в шестнадцатеричном виде;</text:span></text:p>
        </text:list-item>
        <text:list-item>
          <text:p text:style-name="P17"><text:span text:style-name="T25">-xx</text:span><text:span text:style-name="T24"> - выводить все строки в шестнадцатеричном виде;</text:span></text:p>
        </text:list-item>
        <text:list-item>
          <text:p text:style-name="P17"><text:span text:style-name="T25">-y</text:span><text:span text:style-name="T24"> - выводить пути для файловых дескрипторов;</text:span></text:p>
        </text:list-item>
        <text:list-item>
          <text:p text:style-name="P17"><text:span text:style-name="T25">-yy</text:span><text:span text:style-name="T24"> - выводить информацию о протоколе для файловых дескрипторов;</text:span></text:p>
        </text:list-item>
        <text:list-item>
          <text:p text:style-name="P17"><text:span text:style-name="T25">-c</text:span><text:span text:style-name="T24"> - подсчитывать количество ошибок, вызовов и время выполнения для каждого системного вызова;</text:span></text:p>
        </text:list-item>
        <text:list-item>
          <text:p text:style-name="P17"><text:span text:style-name="T25">-O</text:span><text:span text:style-name="T24"> - добавить определённое количество микросекунд к счетчику времени для каждого вызова;</text:span></text:p>
        </text:list-item>
        <text:list-item>
          <text:p text:style-name="P17"><text:span text:style-name="T25">-S</text:span><text:span text:style-name="T24"> - сортировать информацию выводимую при опции -c. Доступны поля time, calls, name и nothing. По умолчанию используется time;</text:span></text:p>
        </text:list-item>
        <text:list-item>
          <text:p text:style-name="P17"><text:soft-page-break/><text:span text:style-name="T25">-w</text:span><text:span text:style-name="T24"> - суммировать время между началом и завершением системного вызова;</text:span></text:p>
        </text:list-item>
        <text:list-item>
          <text:p text:style-name="P17"><text:span text:style-name="T25">-e</text:span><text:span text:style-name="T24"> - позволяет отфильтровать только нужные системные вызовы или события;</text:span></text:p>
        </text:list-item>
        <text:list-item>
          <text:p text:style-name="P17"><text:span text:style-name="T25">-P</text:span><text:span text:style-name="T24"> - отслеживать только системные вызовы, которые касаются указанного пути;</text:span></text:p>
        </text:list-item>
        <text:list-item>
          <text:p text:style-name="P17"><text:span text:style-name="T25">-v</text:span><text:span text:style-name="T24"> - позволяет выводить дополнительную информацию, такую как версии окружения, статистику и так далее;</text:span></text:p>
        </text:list-item>
        <text:list-item>
          <text:p text:style-name="P17"><text:span text:style-name="T25">-b</text:span><text:span text:style-name="T24"> - если указанный системный вызов обнаружен, трассировка прекращается;</text:span></text:p>
        </text:list-item>
        <text:list-item>
          <text:p text:style-name="P17"><text:span text:style-name="T25">-f</text:span><text:span text:style-name="T24"> - отслеживать также дочерние процессы, если они будут созданы;</text:span></text:p>
        </text:list-item>
        <text:list-item>
          <text:p text:style-name="P17"><text:span text:style-name="T25">-ff</text:span><text:span text:style-name="T24"> - если задана опция -o, то для каждого дочернего процесса будет создан отдельный файл с именем имя_файла.pid.</text:span></text:p>
        </text:list-item>
        <text:list-item>
          <text:p text:style-name="P17"><text:span text:style-name="T25">-I</text:span><text:span text:style-name="T24"> - позволяет блокировать реакцию на нажатия Ctrl+C и Ctrl+Z;</text:span></text:p>
        </text:list-item>
        <text:list-item>
          <text:p text:style-name="P17"><text:span text:style-name="T25">-E</text:span><text:span text:style-name="T24"> - добавляет переменную окружения для запускаемой программы;</text:span></text:p>
        </text:list-item>
        <text:list-item>
          <text:p text:style-name="P17"><text:span text:style-name="T25">-p</text:span><text:span text:style-name="T24"> - указывает pid процесса, к которому следует подключиться;</text:span></text:p>
        </text:list-item>
        <text:list-item>
          <text:p text:style-name="P17"><text:span text:style-name="T25">-u</text:span><text:span text:style-name="T24"> - запустить программу, от имени указанного пользователя.</text:span></text:p>
        </text:list-item>
      </text:list>
      <text:p text:style-name="P18"><text:span text:style-name="T12"><text:tab/></text:span></text:p>
      <text:p text:style-name="P20"><text:span text:style-name="T5">Strace</text:span></text:p>
      <text:p text:style-name="P15"><text:span text:style-name="T13">Лабораторная 1</text:span></text:p>
      <text:p text:style-name="P34">user@user-GF63-Thin-11UD:~/OSlab1$ strace ./hel file.txt</text:p>
      <text:p text:style-name="P34">execve("./hel", ["./hel", "file.txt"], 0x7ffc5905c5b8 /* 48 vars */) = 0</text:p>
      <text:p text:style-name="P34">brk(NULL) <text:s text:c="30"/>= 0x558171b1e000</text:p>
      <text:p text:style-name="P34">arch_prctl(0x3001 /* ARCH_??? */, 0x7fff1d9f40d0) = -1 EINVAL (Недопустимый аргумент)</text:p>
      <text:p text:style-name="P34">access("/etc/ld.so.preload", R_OK) <text:s text:c="5"/>= -1 ENOENT (Нет такого файла или каталога)</text:p>
      <text:p text:style-name="P34">openat(AT_FDCWD, "/etc/ld.so.cache", O_RDONLY|O_CLOEXEC) = 3</text:p>
      <text:p text:style-name="P34">fstat(3, {st_mode=S_IFREG|0644, st_size=67510, ...}) = 0</text:p>
      <text:p text:style-name="P34">mmap(NULL, 67510, PROT_READ, MAP_PRIVATE, 3, 0) = 0x7ffba526f000</text:p>
      <text:p text:style-name="P34">close(3) <text:s text:c="31"/>= 0</text:p>
      <text:p text:style-name="P34">openat(AT_FDCWD, "/lib/x86_64-linux-gnu/libc.so.6", O_RDONLY|O_CLOEXEC) = 3</text:p>
      <text:p text:style-name="P34">read(3, "\177ELF\2\1\1\3\0\0\0\0\0\0\0\0\3\0&gt;\0\1\0\0\0\300A\2\0\0\0\0\0"..., 832) = 832</text:p>
      <text:p text:style-name="P34">pread64(3, "\6\0\0\0\4\0\0\0@\0\0\0\0\0\0\0@\0\0\0\0\0\0\0@\0\0\0\0\0\0\0"..., 784, 64) = 784</text:p>
      <text:p text:style-name="P34">pread64(3, "\4\0\0\0\20\0\0\0\5\0\0\0GNU\0\2\0\0\300\4\0\0\0\3\0\0\0\0\0\0\0", 32, 848) = 32</text:p>
      <text:p text:style-name="P34">pread64(3, "\4\0\0\0\24\0\0\0\3\0\0\0GNU\0\30x\346\264ur\f|Q\226\236i\253-'o"..., 68, 880) = 68</text:p>
      <text:p text:style-name="P34">fstat(3, {st_mode=S_IFREG|0755, st_size=2029592, ...}) = 0</text:p>
      <text:p text:style-name="P34">mmap(NULL, 8192, PROT_READ|PROT_WRITE, MAP_PRIVATE|MAP_ANONYMOUS, -1, </text:p>
      <text:p text:style-name="P34">0) = 0x7ffba526d000</text:p>
      <text:p text:style-name="P34">pread64(3, "\6\0\0\0\4\0\0\0@\0\0\0\0\0\0\0@\0\0\0\0\0\0\0@\0\0\0\0\0\0\0"..., 784, 64) = 784</text:p>
      <text:p text:style-name="P34">pread64(3, "\4\0\0\0\20\0\0\0\5\0\0\0GNU\0\2\0\0\300\4\0\0\0\3\0\0\0\0\0\0\0", 32, 848) = 32</text:p>
      <text:p text:style-name="P34"><text:soft-page-break/>pread64(3, "\4\0\0\0\24\0\0\0\3\0\0\0GNU\0\30x\346\264ur\f|Q\226\236i\253-'o"..., 68, 880) = 68</text:p>
      <text:p text:style-name="P34">mmap(NULL, 2037344, PROT_READ, MAP_PRIVATE|MAP_DENYWRITE, 3, 0) = </text:p>
      <text:p text:style-name="P34">0x7ffba507b000</text:p>
      <text:p text:style-name="P34">mmap(0x7ffba509d000, 1540096, PROT_READ|PROT_EXEC, MAP_PRIVATE|MAP_FIXED|</text:p>
      <text:p text:style-name="P34">MAP_DENYWRITE, 3, 0x22000) = 0x7ffba509d000</text:p>
      <text:p text:style-name="P34">mmap(0x7ffba5215000, 319488, PROT_READ, MAP_PRIVATE|MAP_FIXED|</text:p>
      <text:p text:style-name="P34">MAP_DENYWRITE, 3, 0x19a000) = 0x7ffba5215000</text:p>
      <text:p text:style-name="P34">mmap(0x7ffba5263000, 24576, PROT_READ|PROT_WRITE, MAP_PRIVATE|MAP_FIXED|</text:p>
      <text:p text:style-name="P34">MAP_DENYWRITE, 3, 0x1e7000) = 0x7ffba5263000</text:p>
      <text:p text:style-name="P34">mmap(0x7ffba5269000, 13920, PROT_READ|PROT_WRITE, MAP_PRIVATE|MAP_FIXED|</text:p>
      <text:p text:style-name="P34">MAP_ANONYMOUS, -1, 0) = 0x7ffba5269000</text:p>
      <text:p text:style-name="P34">close(3) <text:s text:c="31"/>= 0</text:p>
      <text:p text:style-name="P34">arch_prctl(ARCH_SET_FS, 0x7ffba526e540) = 0</text:p>
      <text:p text:style-name="P34">mprotect(0x7ffba5263000, 16384, PROT_READ) = 0</text:p>
      <text:p text:style-name="P34">mprotect(0x558170681000, 4096, PROT_READ) = 0</text:p>
      <text:p text:style-name="P34">mprotect(0x7ffba52ad000, 4096, PROT_READ) = 0</text:p>
      <text:p text:style-name="P34">munmap(0x7ffba526f000, 67510) <text:s text:c="10"/>= 0</text:p>
      <text:p text:style-name="P34">fstat(1, {st_mode=S_IFCHR|0620, st_rdev=makedev(0x88, 0x1), ...}) = 0</text:p>
      <text:p text:style-name="P34">brk(NULL) <text:s text:c="30"/>= 0x558171b1e000</text:p>
      <text:p text:style-name="P34">brk(0x558171b3f000) <text:s text:c="20"/>= 0x558171b3f000</text:p>
      <text:p text:style-name="P34">write(1, "banana\n", 7banana</text:p>
      <text:p text:style-name="P34">) <text:s text:c="16"/>= 7</text:p>
      <text:p text:style-name="P35">pipe([3, 4]) <text:s text:c="27"/>= 0</text:p>
      <text:p text:style-name="P35">pipe([5, 6]) <text:s text:c="27"/>= 0</text:p>
      <text:p text:style-name="P34">write(1, "1 Read File Descriptor Value: 3\n", 321 Read File Descriptor Value: 3</text:p>
      <text:p text:style-name="P34">) = 32</text:p>
      <text:p text:style-name="P34">write(1, "1 Write File Descriptor Value: 4"..., 331 Write File Descriptor Value: 4</text:p>
      <text:p text:style-name="P34">) = 33</text:p>
      <text:p text:style-name="P34">write(1, "2 Read File Descriptor Value: 5\n", 322 Read File Descriptor Value: 5</text:p>
      <text:p text:style-name="P34">) = 32</text:p>
      <text:p text:style-name="P34">write(1, "2 Write File Descriptor Value: 6"..., 332 Write File Descriptor Value: 6</text:p>
      <text:p text:style-name="P34">) = 33</text:p>
      <text:p text:style-name="P36"><text:span text:style-name="T34">clone(</text:span><text:span text:style-name="T35">child_stack=NULL, flags=CLONE_CHILD_CLEARTID|CLONE_CHILD_SETTID|</text:span></text:p>
      <text:p text:style-name="P34">SIGCHLD, child_tidptr=0x7ffba526e810) = 3330</text:p>
      <text:p text:style-name="P34">close(3) <text:s text:c="31"/>= 0</text:p>
      <text:p text:style-name="P34">close(6) <text:s text:c="31"/>= 0</text:p>
      <text:p text:style-name="P34"><text:soft-page-break/>write(1, "parent\n", 7parent</text:p>
      <text:p text:style-name="P34">) <text:s text:c="16"/>= 7</text:p>
      <text:p text:style-name="P34">write(4, "\10\0\0\0", 4) <text:s text:c="15"/>= 4</text:p>
      <text:p text:style-name="P34">write(4, "file.txt", 8) <text:s text:c="16"/>= 8</text:p>
      <text:p text:style-name="P34">fstat(0, {st_mode=S_IFCHR|0620, st_rdev=makedev(0x88, 0x1), ...}) = 0</text:p>
      <text:p text:style-name="P34">read(0, baobab</text:p>
      <text:p text:style-name="P34">file.txt</text:p>
      <text:p text:style-name="P34">"", 1024) <text:s text:c="22"/>= 0</text:p>
      <text:p text:style-name="P34">close(4) <text:s text:c="31"/>= 0</text:p>
      <text:p text:style-name="P34">read(5, "\0\0\0\0", 4) <text:s text:c="17"/>= 4</text:p>
      <text:p text:style-name="P34">close(5) <text:s text:c="31"/>= 0</text:p>
      <text:p text:style-name="P34">exit_group(0) <text:s text:c="26"/>= ?</text:p>
      <text:p text:style-name="P33"><text:span text:style-name="T20">+++ exited with 0 +++</text:span></text:p>
      <text:p text:style-name="P39">лабороторная 2</text:p>
      <text:p text:style-name="P26">user@user-GF63-Thin-11UD:~/oslab2$ strace ./main 3 6</text:p>
      <text:p text:style-name="P26">execve("./main", ["./main", "3", "6"], 0x7ffc4ffaa1e0 /* 49 vars */) = 0</text:p>
      <text:p text:style-name="P26">brk(NULL) <text:s text:c="30"/>= 0x558f7625e000</text:p>
      <text:p text:style-name="P26">arch_prctl(0x3001 /* ARCH_??? */, 0x7ffc916f88d0) = -1 EINVAL (Недопустимый аргумент)</text:p>
      <text:p text:style-name="P26">access("/etc/ld.so.preload", R_OK) <text:s text:c="5"/>= -1 ENOENT (Нет такого файла или каталога)</text:p>
      <text:p text:style-name="P26">openat(AT_FDCWD, "/etc/ld.so.cache", O_RDONLY|O_CLOEXEC) = 3</text:p>
      <text:p text:style-name="P26">fstat(3, {st_mode=S_IFREG|0644, st_size=67510, ...}) = 0</text:p>
      <text:p text:style-name="P26"><text:span text:style-name="T36">mmap</text:span>(NULL, 67510, PROT_READ, MAP_PRIVATE, 3, 0) = 0x7fcb848e6000</text:p>
      <text:p text:style-name="P26">close(3) <text:s text:c="31"/>= 0</text:p>
      <text:p text:style-name="P26">openat(AT_FDCWD, "/lib/x86_64-linux-gnu/libpthread.so.0", O_RDONLY|O_CLOEXEC) = 3</text:p>
      <text:p text:style-name="P26">read(3, "\177ELF\2\1\1\0\0\0\0\0\0\0\0\0\3\0&gt;\0\1\0\0\0\220q\0\0\0\0\0\0"..., 832) = 832</text:p>
      <text:p text:style-name="P26">pread64(3, "\4\0\0\0\24\0\0\0\3\0\0\0GNU\0{E6\364\34\332\245\210\204\10\350-\0106\343="..., 68, 824) = 68</text:p>
      <text:p text:style-name="P26">fstat(3, {st_mode=S_IFREG|0755, st_size=157224, ...}) = 0</text:p>
      <text:p text:style-name="P26"><text:soft-page-break/>mmap(NULL, 8192, PROT_READ|PROT_WRITE, MAP_PRIVATE|MAP_ANONYMOUS, -1, 0) = 0x7fcb848e4000</text:p>
      <text:p text:style-name="P26">pread64(3, "\4\0\0\0\24\0\0\0\3\0\0\0GNU\0{E6\364\34\332\245\210\204\10\350-\0106\343="..., 68, 824) = 68</text:p>
      <text:p text:style-name="P26">mmap(NULL, 140408, PROT_READ, MAP_PRIVATE|MAP_DENYWRITE, 3, 0) = 0x7fcb848c1000</text:p>
      <text:p text:style-name="P26">mmap(0x7fcb848c7000, 69632, PROT_READ|PROT_EXEC, MAP_PRIVATE|MAP_FIXED|MAP_DENYWRITE, 3, 0x6000) = 0x7fcb848c7000</text:p>
      <text:p text:style-name="P26">mmap(0x7fcb848d8000, 24576, PROT_READ, MAP_PRIVATE|MAP_FIXED|MAP_DENYWRITE, 3, 0x17000) = 0x7fcb848d8000</text:p>
      <text:p text:style-name="P26">mmap(0x7fcb848de000, 8192, PROT_READ|PROT_WRITE, MAP_PRIVATE|MAP_FIXED|MAP_DENYWRITE, 3, 0x1c000) = 0x7fcb848de000</text:p>
      <text:p text:style-name="P26">mmap(0x7fcb848e0000, 13432, PROT_READ|PROT_WRITE, MAP_PRIVATE|MAP_FIXED|MAP_ANONYMOUS, -1, 0) = 0x7fcb848e0000</text:p>
      <text:p text:style-name="P26">close(3) <text:s text:c="31"/>= 0</text:p>
      <text:p text:style-name="P26">openat(AT_FDCWD, "/lib/x86_64-linux-gnu/libc.so.6", O_RDONLY|O_CLOEXEC) = 3</text:p>
      <text:p text:style-name="P26">read(3, "\177ELF\2\1\1\3\0\0\0\0\0\0\0\0\3\0&gt;\0\1\0\0\0\300A\2\0\0\0\0\0"..., 832) = 832</text:p>
      <text:p text:style-name="P26">pread64(3, "\6\0\0\0\4\0\0\0@\0\0\0\0\0\0\0@\0\0\0\0\0\0\0@\0\0\0\0\0\0\0"..., 784, 64) = 784</text:p>
      <text:p text:style-name="P26">pread64(3, "\4\0\0\0\20\0\0\0\5\0\0\0GNU\0\2\0\0\300\4\0\0\0\3\0\0\0\0\0\0\0", 32, 848) = 32</text:p>
      <text:p text:style-name="P26">pread64(3, "\4\0\0\0\24\0\0\0\3\0\0\0GNU\0\30x\346\264ur\f|Q\226\236i\253-'o"..., 68, 880) = 68</text:p>
      <text:p text:style-name="P26">fstat(3, {st_mode=S_IFREG|0755, st_size=2029592, ...}) = 0</text:p>
      <text:p text:style-name="P26">pread64(3, "\6\0\0\0\4\0\0\0@\0\0\0\0\0\0\0@\0\0\0\0\0\0\0@\0\0\0\0\0\0\0"..., 784, 64) = 784</text:p>
      <text:p text:style-name="P26">pread64(3, "\4\0\0\0\20\0\0\0\5\0\0\0GNU\0\2\0\0\300\4\0\0\0\3\0\0\0\0\0\0\0", 32, 848) = 32</text:p>
      <text:p text:style-name="P26"><text:soft-page-break/>pread64(3, "\4\0\0\0\24\0\0\0\3\0\0\0GNU\0\30x\346\264ur\f|Q\226\236i\253-'o"..., 68, 880) = 68</text:p>
      <text:p text:style-name="P26">mmap(NULL, 2037344, PROT_READ, MAP_PRIVATE|MAP_DENYWRITE, 3, 0) = 0x7fcb846cf000</text:p>
      <text:p text:style-name="P26">mmap(0x7fcb846f1000, 1540096, PROT_READ|PROT_EXEC, MAP_PRIVATE|MAP_FIXED|MAP_DENYWRITE, 3, 0x22000) = 0x7fcb846f1000</text:p>
      <text:p text:style-name="P26">mmap(0x7fcb84869000, 319488, PROT_READ, MAP_PRIVATE|MAP_FIXED|MAP_DENYWRITE, 3, 0x19a000) = 0x7fcb84869000</text:p>
      <text:p text:style-name="P26">mmap(0x7fcb848b7000, 24576, PROT_READ|PROT_WRITE, MAP_PRIVATE|MAP_FIXED|MAP_DENYWRITE, 3, 0x1e7000) = 0x7fcb848b7000</text:p>
      <text:p text:style-name="P26">mmap(0x7fcb848bd000, 13920, PROT_READ|PROT_WRITE, MAP_PRIVATE|MAP_FIXED|MAP_ANONYMOUS, -1, 0) = 0x7fcb848bd000</text:p>
      <text:p text:style-name="P26">close(3) <text:s text:c="31"/>= 0</text:p>
      <text:p text:style-name="P26">mmap(NULL, 12288, PROT_READ|PROT_WRITE, MAP_PRIVATE|MAP_ANONYMOUS, -1, 0) = 0x7fcb846cc000</text:p>
      <text:p text:style-name="P26">arch_prctl(ARCH_SET_FS, 0x7fcb846cc740) = 0</text:p>
      <text:p text:style-name="P26">mprotect(0x7fcb848b7000, 16384, PROT_READ) = 0</text:p>
      <text:p text:style-name="P26">mprotect(0x7fcb848de000, 4096, PROT_READ) = 0</text:p>
      <text:p text:style-name="P26">mprotect(0x558f75a23000, 4096, PROT_READ) = 0</text:p>
      <text:p text:style-name="P26">mprotect(0x7fcb84924000, 4096, PROT_READ) = 0</text:p>
      <text:p text:style-name="P26">munmap(0x7fcb848e6000, 67510) <text:s text:c="10"/>= 0</text:p>
      <text:p text:style-name="P26">set_tid_address(0x7fcb846cca10) <text:s text:c="8"/>= 2272</text:p>
      <text:p text:style-name="P26">set_robust_list(0x7fcb846cca20, 24) <text:s text:c="4"/>= 0</text:p>
      <text:p text:style-name="P26">rt_sigaction(SIGRTMIN, {sa_handler=0x7fcb848c7bf0, sa_mask=[], sa_flags=SA_RESTORER|SA_SIGINFO, sa_restorer=0x7fcb848d5420}, NULL, 8) = 0</text:p>
      <text:p text:style-name="P26">rt_sigaction(SIGRT_1, {sa_handler=0x7fcb848c7c90, sa_mask=[], sa_flags=SA_RESTORER|SA_RESTART|SA_SIGINFO, sa_restorer=0x7fcb848d5420}, NULL, 8) = 0</text:p>
      <text:p text:style-name="P26"><text:soft-page-break/>rt_sigprocmask(SIG_UNBLOCK, [RTMIN RT_1], NULL, 8) = 0</text:p>
      <text:p text:style-name="P26">prlimit64(0, RLIMIT_STACK, NULL, {rlim_cur=8192*1024, rlim_max=RLIM64_INFINITY}) = 0</text:p>
      <text:p text:style-name="P26">fstat(1, {st_mode=S_IFCHR|0620, st_rdev=makedev(0x88, 0), ...}) = 0</text:p>
      <text:p text:style-name="P26">brk(NULL) <text:s text:c="30"/>= 0x558f7625e000</text:p>
      <text:p text:style-name="P26">brk(0x558f7627f000) <text:s text:c="20"/>= 0x558f7627f000</text:p>
      <text:p text:style-name="P26">write(1, "Enter a size of image matrix:\n", 30Enter a size of image matrix:</text:p>
      <text:p text:style-name="P26">) = 30</text:p>
      <text:p text:style-name="P26">fstat(0, {st_mode=S_IFCHR|0620, st_rdev=makedev(0x88, 0), ...}) = 0</text:p>
      <text:p text:style-name="P24"><text:span text:style-name="T1">read(0, ^C0x558f7625e6b0, 1024) <text:s text:c="10"/>= ? ERESTARTSYS (To be restarted if SA_RESTART is set)</text:span></text:p>
      <text:p text:style-name="P25"><text:span text:style-name="T1">Лабороторная 3</text:span></text:p>
      <text:p text:style-name="P37">user@user-GF63-Thin-11UD:~/OSlab3$ strace ./hel file.txt</text:p>
      <text:p text:style-name="P37">execve("./hel", ["./hel", "file.txt"], 0x7ffe3b474968 /* 48 vars */) = 0</text:p>
      <text:p text:style-name="P37">brk(NULL) <text:s text:c="30"/>= 0x5643f08ac000</text:p>
      <text:p text:style-name="P37">arch_prctl(0x3001 /* ARCH_??? */, 0x7ffcafbd8a50) = -1 EINVAL (Недопустимы аргумент)</text:p>
      <text:p text:style-name="P37">access("/etc/ld.so.preload", R_OK) <text:s text:c="5"/>= -1 ENOENT (Нет такого файла или каталога)</text:p>
      <text:p text:style-name="P37">openat(AT_FDCWD, "/etc/ld.so.cache", O_RDONLY|O_CLOEXEC) = 3</text:p>
      <text:p text:style-name="P37">fstat(3, {st_mode=S_IFREG|0644, st_size=67510, ...}) = 0</text:p>
      <text:p text:style-name="P37"><text:span text:style-name="T37">mmap</text:span>(NULL, 67510, PROT_READ, MAP_PRIVATE, 3, 0) = 0x7fe5141e1000</text:p>
      <text:p text:style-name="P37">close(3) <text:s text:c="31"/>= 0</text:p>
      <text:p text:style-name="P37">openat(AT_FDCWD, "/lib/x86_64-linux-gnu/libc.so.6", O_RDONLY|O_CLOEXEC) = 3</text:p>
      <text:p text:style-name="P37">read(3, "\177ELF\2\1\1\3\0\0\0\0\0\0\0\0\3\0&gt;\0\1\0\0\0\300A\2\0\0\0\0\0"..., </text:p>
      <text:p text:style-name="P37">832) = 832</text:p>
      <text:p text:style-name="P37">pread64(3, "\6\0\0\0\4\0\0\0@\0\0\0\0\0\0\0@\0\0\0\0\0\0\0@\0\0\0\0\0\0\0"..., </text:p>
      <text:p text:style-name="P37">784, 64) = 784</text:p>
      <text:p text:style-name="P37">pread64(3, "\4\0\0\0\20\0\0\0\5\0\0\0GNU\0\2\0\0\300\4\0\0\0\3\0\0\0\0\0\0\0", </text:p>
      <text:p text:style-name="P37">32, 848) = 32253-'o"..., 68, 880) = 68</text:p>
      <text:p text:style-name="P37">fstat(3, {st_mode=S_IFREG|0755, st_size=2029592, ...}) = 0</text:p>
      <text:p text:style-name="P37"><text:span text:style-name="T36">mmap</text:span>(NULL, 8192, PROT_READ|PROT_WRITE, MAP_PRIVATE|MAP_ANONYMOUS, -1, 0) = </text:p>
      <text:p text:style-name="P37">0x7fe5141df000</text:p>
      <text:p text:style-name="P37">pread64(3, "\6\0\0\0\4\0\0\0@\0\0\0\0\0\0\0@\0\0\0\0\0\0\0@\0\0\0\0\0\0\0"..., </text:p>
      <text:p text:style-name="P37">784, 64) = 784</text:p>
      <text:p text:style-name="P37">pread64(3, "\4\0\0\0\20\0\0\0\5\0\0\0GNU\0\2\0\0\300\4\0\0\0\3\0\0\0\0\0\0\0", </text:p>
      <text:p text:style-name="P37">32, 848) = 32</text:p>
      <text:p text:style-name="P37"><text:soft-page-break/>pread64(3, "\4\0\0\0\24\0\0\0\3\0\0\0GNU\0\30x\346\264ur\f|Q\226\236i\</text:p>
      <text:p text:style-name="P37">253-'o"..., 68, 880) = 68</text:p>
      <text:p text:style-name="P38">mmap(NULL, <text:span text:style-name="T38">32</text:span>, PROT_READ, MAP_PRIVATE|MAP_DENYWRITE, 3, 0) = </text:p>
      <text:p text:style-name="P38">0x7fe513fed000</text:p>
      <text:p text:style-name="P37"><text:span text:style-name="T36">mmap</text:span>(0x7fe51400f000, 1540096, PROT_READ|PROT_EXEC, MAP_PRIVATE|MAP_FIXED|</text:p>
      <text:p text:style-name="P37">MAP_DENYWRITE, 3, 0x22000) = 0x7fe51400f000</text:p>
      <text:p text:style-name="P37"><text:span text:style-name="T36">mmap</text:span>(0x7fe514187000, 319488, PROT_READ, MAP_PRIVATE|MAP_FIXED|MAP_DENYWRITE, 3, </text:p>
      <text:p text:style-name="P37">0x19a000) = 0x7fe514187000</text:p>
      <text:p text:style-name="P37"><text:span text:style-name="T36">mmap</text:span>(0x7fe5141d5000, 24576, PROT_READ|PROT_WRITE, MAP_PRIVATE|MAP_FIXED|</text:p>
      <text:p text:style-name="P37">MAP_DENYWRITE, 3, 0x1e7000) = 0x7fe5141d5000</text:p>
      <text:p text:style-name="P37"><text:span text:style-name="T36">mmap</text:span>(0x7fe5141db000, 13920, PROT_READ|PROT_WRITE, MAP_PRIVATE</text:p>
      <text:p text:style-name="P37">MAP_FIXMAP_ANONYMOUS, -1, 0) = 0x7fe5141db000</text:p>
      <text:p text:style-name="P37">close(3) <text:s text:c="31"/>= 0</text:p>
      <text:p text:style-name="P37">arch_prctl(ARCH_SET_FS, 0x7fe5141e0540) = 0</text:p>
      <text:p text:style-name="P37">mprotect(0x7fe5141d5000, 16384, PROT_READ) = 0</text:p>
      <text:p text:style-name="P37">mprotect(0x5643efc1e000, 4096, PROT_READ) = 0</text:p>
      <text:p text:style-name="P37">mprotect(0x7fe51421f000, 4096, PROT_READ) = 0</text:p>
      <text:p text:style-name="P37"><text:span text:style-name="T36">munmap</text:span>(0x7fe5141e1000, 67510) <text:s text:c="10"/>= 0</text:p>
      <text:p text:style-name="P37">openat(AT_FDCWD, "comm", O_RDWR|O_CREAT|O_TRUNC, 0777) = 3</text:p>
      <text:p text:style-name="P37">ftruncate(3, 8) <text:s text:c="24"/>= 0</text:p>
      <text:p text:style-name="P37"><text:span text:style-name="T36">mmap</text:span>(NULL, 8, PROT_READ|PROT_WRITE, MAP_SHARED, 3, 0) = 0x7fe51421e000</text:p>
      <text:p text:style-name="P37">clone(child_stack=NULL, flags=CLONE_CHILD_CLEARTID|CLONE_CHILD_SETTID|SIGCHLD, child_tidptr=0x7fe5141e0810) = 7166</text:p>
      <text:p text:style-name="P37">fstat(0, {st_mode=S_IFCHR|0620, st_rdev=makedev(0x88, 0), ...}) = 0</text:p>
      <text:p text:style-name="P37">brk(NULL) <text:s text:c="30"/>= 0x5643f08ac000</text:p>
      <text:p text:style-name="P37">brk(0x5643f08cd000) <text:s text:c="20"/>= 0x5643f08cd000</text:p>
      <text:p text:style-name="P40"><text:span text:style-name="T1">read(0, </text:span></text:p>
      <text:p text:style-name="P41"><text:span text:style-name="T1">Лабороторная 4</text:span></text:p>
      <text:p text:style-name="P32">user@user-GF63-Thin-11UD:~/os4mylab$ strace ./main1</text:p>
      <text:p text:style-name="P32">execve("./main1", ["./main1"], 0x7ffd5fde8ad0 /* 48 vars */) = 0</text:p>
      <text:p text:style-name="P32">brk(NULL) <text:s text:c="30"/>= 0x55da79926000</text:p>
      <text:p text:style-name="P32">arch_prctl(0x3001 /* ARCH_??? */, 0x7fffa47a5790) = -1 EINVAL (Недопустимый аргумент)</text:p>
      <text:p text:style-name="P32">mmap(NULL, 8192, PROT_READ|PROT_WRITE, MAP_PRIVATE|MAP_ANONYMOUS, -1, 0) = 0x7f8371595000</text:p>
      <text:p text:style-name="P32">access("/etc/ld.so.preload", R_OK) <text:s text:c="5"/>= -1 ENOENT (Нет такого файла или каталога)</text:p>
      <text:p text:style-name="P32">openat(AT_FDCWD, "/home/user/os4mylab/tls/haswell/avx512_1/x86_64/libasan.so.5", O_RDONLY|O_CLOEXEC) = -1 ENOENT (Нет такого файла или каталога)</text:p>
      <text:p text:style-name="P32">stat("/home/user/os4mylab/tls/haswell/avx512_1/x86_64", 0x7fffa47a49e0) = -1 ENOENT (Нет такого файла или каталога)</text:p>
      <text:p text:style-name="P32">openat(AT_FDCWD, "/home/user/os4mylab/tls/haswell/avx512_1/libasan.so.5", O_RDONLY|O_CLOEXEC) = -1 ENOENT (Нет такого файла или каталога)</text:p>
      <text:p text:style-name="P32">stat("/home/user/os4mylab/tls/haswell/avx512_1", 0x7fffa47a49e0) = -1 ENOENT (Нет такого файла или каталога)</text:p>
      <text:p text:style-name="P32">openat(AT_FDCWD, "/home/user/os4mylab/tls/haswell/x86_64/libasan.so.5", O_RDONLY|O_CLOEXEC) = -1 ENOENT (Нет такого файла или каталога)</text:p>
      <text:p text:style-name="P32"><text:soft-page-break/>stat("/home/user/os4mylab/tls/haswell/x86_64", 0x7fffa47a49e0) = -1 ENOENT (Нет такого файла или каталога)</text:p>
      <text:p text:style-name="P32">openat(AT_FDCWD, "/home/user/os4mylab/tls/haswell/libasan.so.5", O_RDONLY|O_CLOEXEC) = -1 ENOENT (Нет такого файла или каталога)</text:p>
      <text:p text:style-name="P32">stat("/home/user/os4mylab/tls/haswell", 0x7fffa47a49e0) = -1 ENOENT (Нет такого файла или каталога)</text:p>
      <text:p text:style-name="P32">openat(AT_FDCWD, "/home/user/os4mylab/tls/avx512_1/x86_64/libasan.so.5", O_RDONLY|O_CLOEXEC) = -1 ENOENT (Нет такого файла или каталога)</text:p>
      <text:p text:style-name="P32">stat("/home/user/os4mylab/tls/avx512_1/x86_64", 0x7fffa47a49e0) = -1 ENOENT (Нет такого файла или каталога)</text:p>
      <text:p text:style-name="P32">openat(AT_FDCWD, "/home/user/os4mylab/tls/avx512_1/libasan.so.5", O_RDONLY|O_CLOEXEC) = -1 ENOENT (Нет такого файла или каталога)</text:p>
      <text:p text:style-name="P32">stat("/home/user/os4mylab/tls/avx512_1", 0x7fffa47a49e0) = -1 ENOENT (Нет такого файла или каталога)</text:p>
      <text:p text:style-name="P32">openat(AT_FDCWD, "/home/user/os4mylab/tls/x86_64/libasan.so.5", O_RDONLY|O_CLOEXEC) = -1 ENOENT (Нет такого файла или каталога)</text:p>
      <text:p text:style-name="P32">stat("/home/user/os4mylab/tls/x86_64", 0x7fffa47a49e0) = -1 ENOENT (Нет такого файла или каталога)</text:p>
      <text:p text:style-name="P32">openat(AT_FDCWD, "/home/user/os4mylab/tls/libasan.so.5", O_RDONLY|O_CLOEXEC) = -1 ENOENT (Нет такого файла или каталога)</text:p>
      <text:p text:style-name="P32">stat("/home/user/os4mylab/tls", 0x7fffa47a49e0) = -1 ENOENT (Нет такого файла или каталога)</text:p>
      <text:p text:style-name="P32">openat(AT_FDCWD, "/home/user/os4mylab/haswell/avx512_1/x86_64/libasan.so.5", O_RDONLY|O_CLOEXEC) = -1 ENOENT (Нет такого файла или каталога)</text:p>
      <text:p text:style-name="P32">stat("/home/user/os4mylab/haswell/avx512_1/x86_64", 0x7fffa47a49e0) = -1 ENOENT (Нет такого файла или каталога)</text:p>
      <text:p text:style-name="P32">openat(AT_FDCWD, "/home/user/os4mylab/haswell/avx512_1/libasan.so.5", O_RDONLY|O_CLOEXEC) = -1 ENOENT (Нет такого файла или каталога)</text:p>
      <text:p text:style-name="P32">stat("/home/user/os4mylab/haswell/avx512_1", 0x7fffa47a49e0) = -1 ENOENT (Нет такого файла или каталога)</text:p>
      <text:p text:style-name="P32">openat(AT_FDCWD, "/home/user/os4mylab/haswell/x86_64/libasan.so.5", O_RDONLY|O_CLOEXEC) = -1 ENOENT (Нет такого файла или каталога)</text:p>
      <text:p text:style-name="P32">stat("/home/user/os4mylab/haswell/x86_64", 0x7fffa47a49e0) = -1 ENOENT (Нет такого файла или каталога)</text:p>
      <text:p text:style-name="P32">openat(AT_FDCWD, "/home/user/os4mylab/haswell/libasan.so.5", O_RDONLY|O_CLOEXEC) = -1 ENOENT (Нет такого файла или каталога)</text:p>
      <text:p text:style-name="P32">stat("/home/user/os4mylab/haswell", 0x7fffa47a49e0) = -1 ENOENT (Нет такого файла или каталога)</text:p>
      <text:p text:style-name="P32">openat(AT_FDCWD, "/home/user/os4mylab/avx512_1/x86_64/libasan.so.5", O_RDONLY|O_CLOEXEC) = -1 ENOENT (Нет такого файла или каталога)</text:p>
      <text:p text:style-name="P32">stat("/home/user/os4mylab/avx512_1/x86_64", 0x7fffa47a49e0) = -1 ENOENT (Нет такого файла или каталога)</text:p>
      <text:p text:style-name="P32">openat(AT_FDCWD, "/home/user/os4mylab/avx512_1/libasan.so.5", O_RDONLY|O_CLOEXEC) = -1 ENOENT (Нет такого файла или каталога)</text:p>
      <text:p text:style-name="P32">stat("/home/user/os4mylab/avx512_1", 0x7fffa47a49e0) = -1 ENOENT (Нет такого файла или каталога)</text:p>
      <text:p text:style-name="P32">openat(AT_FDCWD, "/home/user/os4mylab/x86_64/libasan.so.5", O_RDONLY|O_CLOEXEC) = -1 ENOENT (Нет такого файла или каталога)</text:p>
      <text:p text:style-name="P32">stat("/home/user/os4mylab/x86_64", 0x7fffa47a49e0) = -1 ENOENT (Нет такого файла или каталога)</text:p>
      <text:p text:style-name="P32">openat(AT_FDCWD, "/home/user/os4mylab/libasan.so.5", O_RDONLY|O_CLOEXEC) = -1 ENOENT (Нет такого файла или каталога)</text:p>
      <text:p text:style-name="P32">stat("/home/user/os4mylab", {st_mode=S_IFDIR|0775, st_size=4096, ...}) = 0</text:p>
      <text:p text:style-name="P32"><text:span text:style-name="T36">openat</text:span>(AT_FDCWD, "/etc/ld.so.cache", O_RDONLY|O_CLOEXEC) = 3</text:p>
      <text:p text:style-name="P32"><text:soft-page-break/>fstat(3, {st_mode=S_IFREG|0644, st_size=67510, ...}) = 0</text:p>
      <text:p text:style-name="P32">mmap(NULL, 67510, PROT_READ, MAP_PRIVATE, 3, 0) = 0x7f8371584000</text:p>
      <text:p text:style-name="P32">close(3) <text:s text:c="31"/>= 0</text:p>
      <text:p text:style-name="P32"><text:span text:style-name="T36">openat</text:span>(AT_FDCWD, "/lib/x86_64-linux-gnu/libasan.so.5", O_RDONLY|O_CLOEXEC) = 3</text:p>
      <text:p text:style-name="P32">read(3, "\177ELF\2\1\1\0\0\0\0\0\0\0\0\0\3\0&gt;\0\1\0\0\0\200*\2\0\0\0\0\0"..., 832) = 832</text:p>
      <text:p text:style-name="P32">fstat(3, {st_mode=S_IFREG|0644, st_size=15248368, ...}) = 0</text:p>
      <text:p text:style-name="P32">mmap(NULL, 10685448, PROT_READ, MAP_PRIVATE|MAP_DENYWRITE, 3, 0) = 0x7f8370b53000</text:p>
      <text:p text:style-name="P32">mprotect(0x7f8370b75000, 1454080, PROT_NONE) = 0</text:p>
      <text:p text:style-name="P32">mmap(0x7f8370b75000, 1232896, PROT_READ|PROT_EXEC, MAP_PRIVATE|MAP_FIXED|MAP_DENYWRITE, 3, 0x22000) = 0x7f8370b75000</text:p>
      <text:p text:style-name="P32">mmap(0x7f8370ca2000, 217088, PROT_READ, MAP_PRIVATE|MAP_FIXED|MAP_DENYWRITE, 3, 0x14f000) = 0x7f8370ca2000</text:p>
      <text:p text:style-name="P32">mmap(0x7f8370cd8000, 24576, PROT_READ|PROT_WRITE, MAP_PRIVATE|MAP_FIXED|MAP_DENYWRITE, 3, 0x184000) = 0x7f8370cd8000</text:p>
      <text:p text:style-name="P32">mmap(0x7f8370cde000, 9067528, PROT_READ|PROT_WRITE, MAP_PRIVATE|MAP_FIXED|MAP_ANONYMOUS, -1, 0) = 0x7f8370cde000</text:p>
      <text:p text:style-name="P32">close(3) <text:s text:c="31"/>= 0</text:p>
      <text:p text:style-name="P32">openat(AT_FDCWD, "/home/user/os4mylab/libdl.so.2", O_RDONLY|O_CLOEXEC) = -1 ENOENT (Нет такого файла или каталога)</text:p>
      <text:p text:style-name="P32"><text:span text:style-name="T36">openat</text:span>(AT_FDCWD, "/lib/x86_64-linux-gnu/libdl.so.2", O_RDONLY|O_CLOEXEC) = 3</text:p>
      <text:p text:style-name="P32">read(3, "\177ELF\2\1\1\0\0\0\0\0\0\0\0\0\3\0&gt;\0\1\0\0\0 \22\0\0\0\0\0\0"..., 832) = 832</text:p>
      <text:p text:style-name="P32">fstat(3, {st_mode=S_IFREG|0644, st_size=18848, ...}) = 0</text:p>
      <text:p text:style-name="P32">mmap(NULL, 20752, PROT_READ, MAP_PRIVATE|MAP_DENYWRITE, 3, 0) = 0x7f8370b4d000</text:p>
      <text:p text:style-name="P32">mmap(0x7f8370b4e000, 8192, PROT_READ|PROT_EXEC, MAP_PRIVATE|MAP_FIXED|MAP_DENYWRITE, 3, 0x1000) = 0x7f8370b4e000</text:p>
      <text:p text:style-name="P32">mmap(0x7f8370b50000, 4096, PROT_READ, MAP_PRIVATE|MAP_FIXED|MAP_DENYWRITE, 3, 0x3000) = 0x7f8370b50000</text:p>
      <text:p text:style-name="P32">mmap(0x7f8370b51000, 8192, PROT_READ|PROT_WRITE, MAP_PRIVATE|MAP_FIXED|MAP_DENYWRITE, 3, 0x3000) = 0x7f8370b51000</text:p>
      <text:p text:style-name="P32">close(3) <text:s text:c="31"/>= 0</text:p>
      <text:p text:style-name="P32">openat(AT_FDCWD, "/home/user/os4mylab/librt.so.1", O_RDONLY|O_CLOEXEC) = -1 ENOENT (Нет такого файла или каталога)</text:p>
      <text:p text:style-name="P32"><text:span text:style-name="T36">openat</text:span>(AT_FDCWD, "/lib/x86_64-linux-gnu/librt.so.1", O_RDONLY|O_CLOEXEC) = 3</text:p>
      <text:p text:style-name="P32">read(3, "\177ELF\2\1\1\0\0\0\0\0\0\0\0\0\3\0&gt;\0\1\0\0\0 '\0\0\0\0\0\0"..., 832) = 832</text:p>
      <text:p text:style-name="P32">fstat(3, {st_mode=S_IFREG|0644, st_size=35960, ...}) = 0</text:p>
      <text:p text:style-name="P32">mmap(NULL, 39904, PROT_READ, MAP_PRIVATE|MAP_DENYWRITE, 3, 0) = 0x7f8370b43000</text:p>
      <text:p text:style-name="P32">mmap(0x7f8370b45000, 16384, PROT_READ|PROT_EXEC, MAP_PRIVATE|MAP_FIXED|MAP_DENYWRITE, 3, 0x2000) = 0x7f8370b45000</text:p>
      <text:p text:style-name="P32">mmap(0x7f8370b49000, 8192, PROT_READ, MAP_PRIVATE|MAP_FIXED|MAP_DENYWRITE, 3, 0x6000) = 0x7f8370b49000</text:p>
      <text:p text:style-name="P32">mmap(0x7f8370b4b000, 8192, PROT_READ|PROT_WRITE, MAP_PRIVATE|MAP_FIXED|MAP_DENYWRITE, 3, 0x7000) = 0x7f8370b4b000</text:p>
      <text:p text:style-name="P32">close(3) <text:s text:c="31"/>= 0</text:p>
      <text:p text:style-name="P32">openat(AT_FDCWD, "/home/user/os4mylab/libpthread.so.0", O_RDONLY|O_CLOEXEC) = -1 ENOENT (Нет такого файла или каталога)</text:p>
      <text:p text:style-name="P32"><text:span text:style-name="T36">openat</text:span>(AT_FDCWD, "/lib/x86_64-linux-gnu/libpthread.so.0", O_RDONLY|O_CLOEXEC) = 3</text:p>
      <text:p text:style-name="P32">read(3, "\177ELF\2\1\1\0\0\0\0\0\0\0\0\0\3\0&gt;\0\1\0\0\0\220q\0\0\0\0\0\0"..., 832) = 832</text:p>
      <text:p text:style-name="P32">pread64(3, "\4\0\0\0\24\0\0\0\3\0\0\0GNU\0{E6\364\34\332\245\210\204\10\350-\0106\343="..., 68, 824) = 68</text:p>
      <text:p text:style-name="P32">fstat(3, {st_mode=S_IFREG|0755, st_size=157224, ...}) = 0</text:p>
      <text:p text:style-name="P32"><text:soft-page-break/>pread64(3, "\4\0\0\0\24\0\0\0\3\0\0\0GNU\0{E6\364\34\332\245\210\204\10\350-\0106\343="..., 68, 824) = 68</text:p>
      <text:p text:style-name="P32">mmap(NULL, 140408, PROT_READ, MAP_PRIVATE|MAP_DENYWRITE, 3, 0) = 0x7f8370b20000</text:p>
      <text:p text:style-name="P32">mmap(0x7f8370b26000, 69632, PROT_READ|PROT_EXEC, MAP_PRIVATE|MAP_FIXED|MAP_DENYWRITE, 3, 0x6000) = 0x7f8370b26000</text:p>
      <text:p text:style-name="P32">mmap(0x7f8370b37000, 24576, PROT_READ, MAP_PRIVATE|MAP_FIXED|MAP_DENYWRITE, 3, 0x17000) = 0x7f8370b37000</text:p>
      <text:p text:style-name="P32">mmap(0x7f8370b3d000, 8192, PROT_READ|PROT_WRITE, MAP_PRIVATE|MAP_FIXED|MAP_DENYWRITE, 3, 0x1c000) = 0x7f8370b3d000</text:p>
      <text:p text:style-name="P32">mmap(0x7f8370b3f000, 13432, PROT_READ|PROT_WRITE, MAP_PRIVATE|MAP_FIXED|MAP_ANONYMOUS, -1, 0) = 0x7f8370b3f000</text:p>
      <text:p text:style-name="P32">close(3) <text:s text:c="31"/>= 0</text:p>
      <text:p text:style-name="P32">openat(AT_FDCWD, "/home/user/os4mylab/liblib1.so", O_RDONLY|O_CLOEXEC) = 3</text:p>
      <text:p text:style-name="P32">read(3, "\177ELF\2\1\1\0\0\0\0\0\0\0\0\0\3\0&gt;\0\1\0\0\0@\21\0\0\0\0\0\0"..., 832) = 832</text:p>
      <text:p text:style-name="P32">fstat(3, {st_mode=S_IFREG|0775, st_size=17160, ...}) = 0</text:p>
      <text:p text:style-name="P32">mmap(NULL, 16768, PROT_READ, MAP_PRIVATE|MAP_DENYWRITE, 3, 0) = 0x7f8370b1b000</text:p>
      <text:p text:style-name="P32">mmap(0x7f8370b1c000, 4096, PROT_READ|PROT_EXEC, MAP_PRIVATE|MAP_FIXED|MAP_DENYWRITE, 3, 0x1000) = 0x7f8370b1c000</text:p>
      <text:p text:style-name="P32">mmap(0x7f8370b1d000, 4096, PROT_READ, MAP_PRIVATE|MAP_FIXED|MAP_DENYWRITE, 3, 0x2000) = 0x7f8370b1d000</text:p>
      <text:p text:style-name="P32">mmap(0x7f8370b1e000, 8192, PROT_READ|PROT_WRITE, MAP_PRIVATE|MAP_FIXED|MAP_DENYWRITE, 3, 0x2000) = 0x7f8370b1e000</text:p>
      <text:p text:style-name="P32">close(3) <text:s text:c="31"/>= 0</text:p>
      <text:p text:style-name="P32">openat(AT_FDCWD, "/home/user/os4mylab/libstdc++.so.6", O_RDONLY|O_CLOEXEC) = -1 ENOENT (Нет такого файла или каталога)</text:p>
      <text:p text:style-name="P32">openat(AT_FDCWD, "/lib/x86_64-linux-gnu/libstdc++.so.6", O_RDONLY|O_CLOEXEC) = 3</text:p>
      <text:p text:style-name="P32">read(3, "\177ELF\2\1\1\3\0\0\0\0\0\0\0\0\3\0&gt;\0\1\0\0\0 \341\t\0\0\0\0\0"..., 832) = 832</text:p>
      <text:p text:style-name="P32">fstat(3, {st_mode=S_IFREG|0644, st_size=1956992, ...}) = 0</text:p>
      <text:p text:style-name="P32">mmap(NULL, 1972224, PROT_READ, MAP_PRIVATE|MAP_DENYWRITE, 3, 0) = 0x7f8370939000</text:p>
      <text:p text:style-name="P32">mprotect(0x7f83709cf000, 1290240, PROT_NONE) = 0</text:p>
      <text:p text:style-name="P32">mmap(0x7f83709cf000, 987136, PROT_READ|PROT_EXEC, MAP_PRIVATE|MAP_FIXED|MAP_DENYWRITE, 3, 0x96000) = 0x7f83709cf000</text:p>
      <text:p text:style-name="P32">mmap(0x7f8370ac0000, 299008, PROT_READ, MAP_PRIVATE|MAP_FIXED|MAP_DENYWRITE, 3, 0x187000) = 0x7f8370ac0000</text:p>
      <text:p text:style-name="P32">mmap(0x7f8370b0a000, 57344, PROT_READ|PROT_WRITE, MAP_PRIVATE|MAP_FIXED|MAP_DENYWRITE, 3, 0x1d0000) = 0x7f8370b0a000</text:p>
      <text:p text:style-name="P32">mmap(0x7f8370b18000, 10240, PROT_READ|PROT_WRITE, MAP_PRIVATE|MAP_FIXED|MAP_ANONYMOUS, -1, 0) = 0x7f8370b18000</text:p>
      <text:p text:style-name="P32">close(3) <text:s text:c="31"/>= 0</text:p>
      <text:p text:style-name="P32">openat(AT_FDCWD, "/home/user/os4mylab/libm.so.6", O_RDONLY|O_CLOEXEC) = -1 ENOENT (Нет такого файла или каталога)</text:p>
      <text:p text:style-name="P32">openat(AT_FDCWD, "/lib/x86_64-linux-gnu/libm.so.6", O_RDONLY|O_CLOEXEC) = 3</text:p>
      <text:p text:style-name="P32">read(3, "\177ELF\2\1\1\3\0\0\0\0\0\0\0\0\3\0&gt;\0\1\0\0\0\300\323\0\0\0\0\0\0"..., 832) = 832</text:p>
      <text:p text:style-name="P32">fstat(3, {st_mode=S_IFREG|0644, st_size=1369384, ...}) = 0</text:p>
      <text:p text:style-name="P32">mmap(NULL, 8192, PROT_READ|PROT_WRITE, MAP_PRIVATE|MAP_ANONYMOUS, -1, 0) = 0x7f8370937000</text:p>
      <text:p text:style-name="P32">mmap(NULL, 1368336, PROT_READ, MAP_PRIVATE|MAP_DENYWRITE, 3, 0) = 0x7f83707e8000</text:p>
      <text:p text:style-name="P32">mmap(0x7f83707f5000, 684032, PROT_READ|PROT_EXEC, MAP_PRIVATE|MAP_FIXED|MAP_DENYWRITE, 3, 0xd000) = 0x7f83707f5000</text:p>
      <text:p text:style-name="P32"><text:soft-page-break/>mmap(0x7f837089c000, 626688, PROT_READ, MAP_PRIVATE|MAP_FIXED|MAP_DENYWRITE, 3, 0xb4000) = 0x7f837089c000</text:p>
      <text:p text:style-name="P32">mmap(0x7f8370935000, 8192, PROT_READ|PROT_WRITE, MAP_PRIVATE|MAP_FIXED|MAP_DENYWRITE, 3, 0x14c000) = 0x7f8370935000</text:p>
      <text:p text:style-name="P32">close(3) <text:s text:c="31"/>= 0</text:p>
      <text:p text:style-name="P32">openat(AT_FDCWD, "/home/user/os4mylab/libgcc_s.so.1", O_RDONLY|O_CLOEXEC) = -1 ENOENT (Нет такого файла или каталога)</text:p>
      <text:p text:style-name="P32">openat(AT_FDCWD, "/lib/x86_64-linux-gnu/libgcc_s.so.1", O_RDONLY|O_CLOEXEC) = 3</text:p>
      <text:p text:style-name="P32">read(3, "\177ELF\2\1\1\0\0\0\0\0\0\0\0\0\3\0&gt;\0\1\0\0\0\3405\0\0\0\0\0\0"..., 832) = 832</text:p>
      <text:p text:style-name="P32">fstat(3, {st_mode=S_IFREG|0644, st_size=104984, ...}) = 0</text:p>
      <text:p text:style-name="P32">mmap(NULL, 107592, PROT_READ, MAP_PRIVATE|MAP_DENYWRITE, 3, 0) = 0x7f83707cd000</text:p>
      <text:p text:style-name="P32">mmap(0x7f83707d0000, 73728, PROT_READ|PROT_EXEC, MAP_PRIVATE|MAP_FIXED|MAP_DENYWRITE, 3, 0x3000) = 0x7f83707d0000</text:p>
      <text:p text:style-name="P32">mmap(0x7f83707e2000, 16384, PROT_READ, MAP_PRIVATE|MAP_FIXED|MAP_DENYWRITE, 3, 0x15000) = 0x7f83707e2000</text:p>
      <text:p text:style-name="P32">mmap(0x7f83707e6000, 8192, PROT_READ|PROT_WRITE, MAP_PRIVATE|MAP_FIXED|MAP_DENYWRITE, 3, 0x18000) = 0x7f83707e6000</text:p>
      <text:p text:style-name="P32">close(3) <text:s text:c="31"/>= 0</text:p>
      <text:p text:style-name="P32">openat(AT_FDCWD, "/home/user/os4mylab/libc.so.6", O_RDONLY|O_CLOEXEC) = -1 ENOENT (Нет такого файла или каталога)</text:p>
      <text:p text:style-name="P32">openat(AT_FDCWD, "/lib/x86_64-linux-gnu/libc.so.6", O_RDONLY|O_CLOEXEC) = 3</text:p>
      <text:p text:style-name="P32">read(3, "\177ELF\2\1\1\3\0\0\0\0\0\0\0\0\3\0&gt;\0\1\0\0\0\300A\2\0\0\0\0\0"..., 832) = 832</text:p>
      <text:p text:style-name="P32">pread64(3, "\6\0\0\0\4\0\0\0@\0\0\0\0\0\0\0@\0\0\0\0\0\0\0@\0\0\0\0\0\0\0"..., 784, 64) = 784</text:p>
      <text:p text:style-name="P32">pread64(3, "\4\0\0\0\20\0\0\0\5\0\0\0GNU\0\2\0\0\300\4\0\0\0\3\0\0\0\0\0\0\0", 32, 848) = 32</text:p>
      <text:p text:style-name="P32">pread64(3, "\4\0\0\0\24\0\0\0\3\0\0\0GNU\0\30x\346\264ur\f|Q\226\236i\253-'o"..., 68, 880) = 68</text:p>
      <text:p text:style-name="P32">fstat(3, {st_mode=S_IFREG|0755, st_size=2029592, ...}) = 0</text:p>
      <text:p text:style-name="P32">pread64(3, "\6\0\0\0\4\0\0\0@\0\0\0\0\0\0\0@\0\0\0\0\0\0\0@\0\0\0\0\0\0\0"..., 784, 64) = 784</text:p>
      <text:p text:style-name="P32">pread64(3, "\4\0\0\0\20\0\0\0\5\0\0\0GNU\0\2\0\0\300\4\0\0\0\3\0\0\0\0\0\0\0", 32, 848) = 32</text:p>
      <text:p text:style-name="P32">pread64(3, "\4\0\0\0\24\0\0\0\3\0\0\0GNU\0\30x\346\264ur\f|Q\226\236i\253-'o"..., 68, 880) = 68</text:p>
      <text:p text:style-name="P32">mmap(NULL, 2037344, PROT_READ, MAP_PRIVATE|MAP_DENYWRITE, 3, 0) = 0x7f83705db000</text:p>
      <text:p text:style-name="P32">mmap(0x7f83705fd000, 1540096, PROT_READ|PROT_EXEC, MAP_PRIVATE|MAP_FIXED|MAP_DENYWRITE, 3, 0x22000) = 0x7f83705fd000</text:p>
      <text:p text:style-name="P32">mmap(0x7f8370775000, 319488, PROT_READ, MAP_PRIVATE|MAP_FIXED|MAP_DENYWRITE, 3, 0x19a000) = 0x7f8370775000</text:p>
      <text:p text:style-name="P32">mmap(0x7f83707c3000, 24576, PROT_READ|PROT_WRITE, MAP_PRIVATE|MAP_FIXED|MAP_DENYWRITE, 3, 0x1e7000) = 0x7f83707c3000</text:p>
      <text:p text:style-name="P32">mmap(0x7f83707c9000, 13920, PROT_READ|PROT_WRITE, MAP_PRIVATE|MAP_FIXED|MAP_ANONYMOUS, -1, 0) = 0x7f83707c9000</text:p>
      <text:p text:style-name="P32">close(3) <text:s text:c="31"/>= 0</text:p>
      <text:p text:style-name="P32">mmap(NULL, 8192, PROT_READ|PROT_WRITE, MAP_PRIVATE|MAP_ANONYMOUS, -1, 0) = 0x7f83705d9000</text:p>
      <text:p text:style-name="P32">arch_prctl(ARCH_SET_FS, 0x7f83705da300) = 0</text:p>
      <text:p text:style-name="P32">mprotect(0x7f83707c3000, 16384, PROT_READ) = 0</text:p>
      <text:p text:style-name="P32">mprotect(0x7f83707e6000, 4096, PROT_READ) = 0</text:p>
      <text:p text:style-name="P32">mprotect(0x7f8370935000, 4096, PROT_READ) = 0</text:p>
      <text:p text:style-name="P32">mmap(NULL, 8192, PROT_READ|PROT_WRITE, MAP_PRIVATE|MAP_ANONYMOUS, -1, 0) = 0x7f83705d7000</text:p>
      <text:p text:style-name="P32">mprotect(0x7f8370b0a000, 45056, PROT_READ) = 0</text:p>
      <text:p text:style-name="P32">mprotect(0x7f8370b51000, 4096, PROT_READ) = 0</text:p>
      <text:p text:style-name="P32">mprotect(0x7f8370b3d000, 4096, PROT_READ) = 0</text:p>
      <text:p text:style-name="P32">mprotect(0x7f8370b4b000, 4096, PROT_READ) = 0</text:p>
      <text:p text:style-name="P32"><text:soft-page-break/>mprotect(0x7f8370cd8000, 12288, PROT_READ) = 0</text:p>
      <text:p text:style-name="P32">mprotect(0x7f8370b1e000, 4096, PROT_READ) = 0</text:p>
      <text:p text:style-name="P32">mprotect(0x55da78b4c000, 4096, PROT_READ) = 0</text:p>
      <text:p text:style-name="P32">mprotect(0x7f83715c4000, 4096, PROT_READ) = 0</text:p>
      <text:p text:style-name="P32">munmap(0x7f8371584000, 67510) <text:s text:c="10"/>= 0</text:p>
      <text:p text:style-name="P32">set_tid_address(0x7f83705da5d0) <text:s text:c="8"/>= 13417</text:p>
      <text:p text:style-name="P32">set_robust_list(0x7f83705da5e0, 24) <text:s text:c="4"/>= 0</text:p>
      <text:p text:style-name="P32">rt_sigaction(SIGRTMIN, {sa_handler=0x7f8370b26bf0, sa_mask=[], sa_flags=SA_RESTORER|SA_SIGINFO, sa_restorer=0x7f8370b34420}, NULL, 8) = 0</text:p>
      <text:p text:style-name="P32">rt_sigaction(SIGRT_1, {sa_handler=0x7f8370b26c90, sa_mask=[], sa_flags=SA_RESTORER|SA_RESTART|SA_SIGINFO, sa_restorer=0x7f8370b34420}, NULL, 8) = 0</text:p>
      <text:p text:style-name="P32">rt_sigprocmask(SIG_UNBLOCK, [RTMIN RT_1], NULL, 8) = 0</text:p>
      <text:p text:style-name="P32">prlimit64(0, RLIMIT_STACK, NULL, {rlim_cur=8192*1024, rlim_max=RLIM64_INFINITY}) = 0</text:p>
      <text:p text:style-name="P32">readlink("/proc/self/exe", "/home/user/os4mylab/main1", 4096) = 25</text:p>
      <text:p text:style-name="P32">mmap(NULL, 4096, PROT_READ|PROT_WRITE, MAP_PRIVATE|MAP_ANONYMOUS, -1, 0) = 0x7f83715c3000</text:p>
      <text:p text:style-name="P32">open("/proc/self/cmdline", O_RDONLY) <text:s text:c="3"/>= 3</text:p>
      <text:p text:style-name="P32">read(3, "./main1\0", 4096) <text:s text:c="13"/>= 8</text:p>
      <text:p text:style-name="P32">read(3, "", 4088) <text:s text:c="22"/>= 0</text:p>
      <text:p text:style-name="P32">close(3) <text:s text:c="31"/>= 0</text:p>
      <text:p text:style-name="P32">munmap(0x7f83715c3000, 4096) <text:s text:c="11"/>= 0</text:p>
      <text:p text:style-name="P32">mmap(NULL, 4096, PROT_READ|PROT_WRITE, MAP_PRIVATE|MAP_ANONYMOUS, -1, 0) = 0x7f83715c3000</text:p>
      <text:p text:style-name="P32">open("/proc/self/environ", O_RDONLY) <text:s text:c="3"/>= 3</text:p>
      <text:p text:style-name="P32">read(3, "SHELL=/bin/bash\0SESSION_MANAGER="..., 4096) = 3074</text:p>
      <text:p text:style-name="P32">read(3, "", 1022) <text:s text:c="22"/>= 0</text:p>
      <text:p text:style-name="P32">close(3) <text:s text:c="31"/>= 0</text:p>
      <text:p text:style-name="P32">mmap(NULL, 8192, PROT_READ|PROT_WRITE, MAP_PRIVATE|MAP_ANONYMOUS, -1, 0) = 0x7f8371593000</text:p>
      <text:p text:style-name="P32">mmap(NULL, 4096, PROT_READ|PROT_WRITE, MAP_PRIVATE|MAP_ANONYMOUS, -1, 0) = 0x7f8371592000</text:p>
      <text:p text:style-name="P32">mmap(NULL, 8192, PROT_READ|PROT_WRITE, MAP_PRIVATE|MAP_ANONYMOUS, -1, 0) = 0x7f8371590000</text:p>
      <text:p text:style-name="P32">mmap(NULL, 4096, PROT_READ|PROT_WRITE, MAP_PRIVATE|MAP_ANONYMOUS, -1, 0) = 0x7f837158f000</text:p>
      <text:p text:style-name="P32">mmap(NULL, 3481600, PROT_READ|PROT_WRITE, MAP_PRIVATE|MAP_ANONYMOUS, -1, 0) = 0x7f8370285000</text:p>
      <text:p text:style-name="P32">futex(0x7f8370b520c8, FUTEX_WAKE_PRIVATE, 2147483647) = 0</text:p>
      <text:p text:style-name="P32">prlimit64(0, RLIMIT_CORE, {rlim_cur=0, rlim_max=0}, NULL) = 0</text:p>
      <text:p text:style-name="P32">mmap(NULL, 4096, PROT_READ|PROT_WRITE, MAP_PRIVATE|MAP_ANONYMOUS, -1, 0) = 0x7f837158e000</text:p>
      <text:p text:style-name="P32">open("/proc/self/maps", O_RDONLY) <text:s text:c="6"/>= 3</text:p>
      <text:p text:style-name="P32">read(3, "55da78b48000-55da78b4a000 r--p 0"..., 4096) = 4082</text:p>
      <text:p text:style-name="P32">read(3, "7f8370b3e000-7", 14) <text:s text:c="10"/>= 14</text:p>
      <text:p text:style-name="P32">close(3) <text:s text:c="31"/>= 0</text:p>
      <text:p text:style-name="P32">munmap(0x7f837158e000, 4096) <text:s text:c="11"/>= 0</text:p>
      <text:p text:style-name="P32">mmap(NULL, 8192, PROT_READ|PROT_WRITE, MAP_PRIVATE|MAP_ANONYMOUS, -1, 0) = 0x7f837158d000</text:p>
      <text:p text:style-name="P32">open("/proc/self/maps", O_RDONLY) <text:s text:c="6"/>= 3</text:p>
      <text:p text:style-name="P32">read(3, "55da78b48000-55da78b4a000 r--p 0"..., 8192) = 4082</text:p>
      <text:p text:style-name="P32">read(3, "7f8370b3e000-7f8370b3f000 rw-p 0"..., 4110) = 3064</text:p>
      <text:p text:style-name="P32">read(3, "", 1046) <text:s text:c="22"/>= 0</text:p>
      <text:p text:style-name="P32">close(3) <text:s text:c="31"/>= 0</text:p>
      <text:p text:style-name="P32"><text:soft-page-break/>mmap(NULL, 4096, PROT_READ|PROT_WRITE, MAP_PRIVATE|MAP_ANONYMOUS, -1, 0) = 0x7f837158c000</text:p>
      <text:p text:style-name="P32">open("/proc/self/maps", O_RDONLY) <text:s text:c="6"/>= 3</text:p>
      <text:p text:style-name="P32">read(3, "55da78b48000-55da78b4a000 r--p 0"..., 4096) = 4082</text:p>
      <text:p text:style-name="P32">read(3, "7f8370b3e000-7", 14) <text:s text:c="10"/>= 14</text:p>
      <text:p text:style-name="P32">close(3) <text:s text:c="31"/>= 0</text:p>
      <text:p text:style-name="P32">munmap(0x7f837158c000, 4096) <text:s text:c="11"/>= 0</text:p>
      <text:p text:style-name="P32">mmap(NULL, 8192, PROT_READ|PROT_WRITE, MAP_PRIVATE|MAP_ANONYMOUS, -1, 0) = 0x7f837158b000</text:p>
      <text:p text:style-name="P32">open("/proc/self/maps", O_RDONLY) <text:s text:c="6"/>= 3</text:p>
      <text:p text:style-name="P32">read(3, "55da78b48000-55da78b4a000 r--p 0"..., 8192) = 4082</text:p>
      <text:p text:style-name="P32">read(3, "7f8370b3e000-7f8370b3f000 rw-p 0"..., 4110) = 3064</text:p>
      <text:p text:style-name="P32">read(3, "", 1046) <text:s text:c="22"/>= 0</text:p>
      <text:p text:style-name="P32">close(3) <text:s text:c="31"/>= 0</text:p>
      <text:p text:style-name="P32">munmap(0x7f837158b000, 8192) <text:s text:c="11"/>= 0</text:p>
      <text:p text:style-name="P32">mmap(0x7fff7000, 268435456, PROT_READ|PROT_WRITE, MAP_PRIVATE|MAP_FIXED|MAP_ANONYMOUS|MAP_NORESERVE, -1, 0) = 0x7fff7000</text:p>
      <text:p text:style-name="P32">madvise(0x7fff7000, 268435456, MADV_NOHUGEPAGE) = 0</text:p>
      <text:p text:style-name="P32">madvise(0x7fff7000, 268435456, MADV_DONTDUMP) = 0</text:p>
      <text:p text:style-name="P32">mmap(0x2008fff7000, 15392894357504, PROT_READ|PROT_WRITE, MAP_PRIVATE|MAP_FIXED|MAP_ANONYMOUS|MAP_NORESERVE, -1, 0) = 0x2008fff7000</text:p>
      <text:p text:style-name="P32">madvise(0x2008fff7000, 15392894357504, MADV_NOHUGEPAGE) = 0</text:p>
      <text:p text:style-name="P32">madvise(0x2008fff7000, 15392894357504, MADV_DONTDUMP) = 0</text:p>
      <text:p text:style-name="P32">mmap(0x8fff7000, 2199023255552, PROT_NONE, MAP_PRIVATE|MAP_FIXED|MAP_ANONYMOUS|MAP_NORESERVE, -1, 0) = 0x8fff7000</text:p>
      <text:p text:style-name="P32">sigaltstack(NULL, {ss_sp=NULL, ss_flags=SS_DISABLE, ss_size=0}) = 0</text:p>
      <text:p text:style-name="P32">mmap(NULL, 32768, PROT_READ|PROT_WRITE, MAP_PRIVATE|MAP_ANONYMOUS, -1, 0) = 0x7f8371585000</text:p>
      <text:p text:style-name="P32">sigaltstack({ss_sp=0x7f8371585000, ss_flags=0, ss_size=32768}, NULL) = 0</text:p>
      <text:p text:style-name="P32">rt_sigaction(SIGSEGV, {sa_handler=0x7f8370c67690, sa_mask=[], sa_flags=SA_RESTORER|SA_ONSTACK|SA_NODEFER|SA_SIGINFO, sa_restorer=0x7f8370b34420}, NULL, 8) = 0</text:p>
      <text:p text:style-name="P32">rt_sigaction(SIGBUS, {sa_handler=0x7f8370c67690, sa_mask=[], sa_flags=SA_RESTORER|SA_ONSTACK|SA_NODEFER|SA_SIGINFO, sa_restorer=0x7f8370b34420}, NULL, 8) = 0</text:p>
      <text:p text:style-name="P32">rt_sigaction(SIGFPE, {sa_handler=0x7f8370c67690, sa_mask=[], sa_flags=SA_RESTORER|SA_ONSTACK|SA_NODEFER|SA_SIGINFO, sa_restorer=0x7f8370b34420}, NULL, 8) = 0</text:p>
      <text:p text:style-name="P32">mmap(0x600000000000, 4398046523392, PROT_NONE, MAP_PRIVATE|MAP_FIXED|MAP_ANONYMOUS|MAP_NORESERVE, -1, 0) = 0x600000000000</text:p>
      <text:p text:style-name="P32">mmap(0x640000000000, 12288, PROT_READ|PROT_WRITE, MAP_PRIVATE|MAP_FIXED|MAP_ANONYMOUS, -1, 0) = 0x640000000000</text:p>
      <text:p text:style-name="P32">mmap(NULL, 8388608, PROT_NONE, MAP_PRIVATE|MAP_ANONYMOUS|MAP_NORESERVE, -1, 0) = 0x7f836fa85000</text:p>
      <text:p text:style-name="P32">mmap(NULL, 57344, PROT_READ|PROT_WRITE, MAP_PRIVATE|MAP_ANONYMOUS, -1, 0) = 0x7f836fa77000</text:p>
      <text:p text:style-name="P32">mmap(NULL, 33554432, PROT_READ|PROT_WRITE, MAP_PRIVATE|MAP_ANONYMOUS, -1, 0) = 0x7f836da77000</text:p>
      <text:p text:style-name="P32">mmap(NULL, 4096, PROT_READ|PROT_WRITE, MAP_PRIVATE|MAP_ANONYMOUS, -1, 0) = 0x7f8371584000</text:p>
      <text:p text:style-name="P32">getpid() <text:s text:c="31"/>= 13417</text:p>
      <text:p text:style-name="P32">prlimit64(0, RLIMIT_STACK, NULL, {rlim_cur=8192*1024, rlim_max=RLIM64_INFINITY}) = 0</text:p>
      <text:p text:style-name="P32">mmap(NULL, 4096, PROT_READ|PROT_WRITE, MAP_PRIVATE|MAP_ANONYMOUS, -1, 0) = 0x7f836da76000</text:p>
      <text:p text:style-name="P32">open("/proc/self/maps", O_RDONLY) <text:s text:c="6"/>= 3</text:p>
      <text:p text:style-name="P32">read(3, "7fff7000-8fff7000 rw-p 00000000 "..., 4096) = 4057</text:p>
      <text:p text:style-name="P32"><text:soft-page-break/>read(3, "7f8370b26000-7f8370b37000 r-xp 0"..., 39) = 39</text:p>
      <text:p text:style-name="P32">close(3) <text:s text:c="31"/>= 0</text:p>
      <text:p text:style-name="P32">munmap(0x7f836da76000, 4096) <text:s text:c="11"/>= 0</text:p>
      <text:p text:style-name="P32">mmap(NULL, 8192, PROT_READ|PROT_WRITE, MAP_PRIVATE|MAP_ANONYMOUS, -1, 0) = 0x7f836da75000</text:p>
      <text:p text:style-name="P32">open("/proc/self/maps", O_RDONLY) <text:s text:c="6"/>= 3</text:p>
      <text:p text:style-name="P32">read(3, "7fff7000-8fff7000 rw-p 00000000 "..., 8192) = 4057</text:p>
      <text:p text:style-name="P32">read(3, "7f8370b26000-7f8370b37000 r-xp 0"..., 4135) = 3418</text:p>
      <text:p text:style-name="P32">read(3, "", 717) <text:s text:c="23"/>= 0</text:p>
      <text:p text:style-name="P32">close(3) <text:s text:c="31"/>= 0</text:p>
      <text:p text:style-name="P32">munmap(0x7f837158d000, 8192) <text:s text:c="11"/>= 0</text:p>
      <text:p text:style-name="P32">mmap(NULL, 4096, PROT_READ|PROT_WRITE, MAP_PRIVATE|MAP_ANONYMOUS, -1, 0) = 0x7f837158e000</text:p>
      <text:p text:style-name="P32">open("/proc/self/maps", O_RDONLY) <text:s text:c="6"/>= 3</text:p>
      <text:p text:style-name="P32">read(3, "7fff7000-8fff7000 rw-p 00000000 "..., 4096) = 4057</text:p>
      <text:p text:style-name="P32">read(3, "7f8370b26000-7f8370b37000 r-xp 0"..., 39) = 39</text:p>
      <text:p text:style-name="P32">close(3) <text:s text:c="31"/>= 0</text:p>
      <text:p text:style-name="P32">munmap(0x7f837158e000, 4096) <text:s text:c="11"/>= 0</text:p>
      <text:p text:style-name="P32">mmap(NULL, 8192, PROT_READ|PROT_WRITE, MAP_PRIVATE|MAP_ANONYMOUS, -1, 0) = 0x7f837158d000</text:p>
      <text:p text:style-name="P32">open("/proc/self/maps", O_RDONLY) <text:s text:c="6"/>= 3</text:p>
      <text:p text:style-name="P32">read(3, "7fff7000-8fff7000 rw-p 00000000 "..., 8192) = 4057</text:p>
      <text:p text:style-name="P32">read(3, "7f8370b26000-7f8370b37000 r-xp 0"..., 4135) = 3418</text:p>
      <text:p text:style-name="P32">read(3, "", 717) <text:s text:c="23"/>= 0</text:p>
      <text:p text:style-name="P32">close(3) <text:s text:c="31"/>= 0</text:p>
      <text:p text:style-name="P32">munmap(0x7f837158d000, 8192) <text:s text:c="11"/>= 0</text:p>
      <text:p text:style-name="P32">mmap(0x1000747ed000, 1044480, PROT_READ|PROT_WRITE, MAP_PRIVATE|MAP_FIXED|MAP_ANONYMOUS|MAP_NORESERVE, -1, 0) = 0x1000747ed000</text:p>
      <text:p text:style-name="P32">madvise(0x1000747ed000, 1044480, MADV_NOHUGEPAGE) = 0</text:p>
      <text:p text:style-name="P32">madvise(0x1000747ed000, 1044480, MADV_DONTDUMP) = 0</text:p>
      <text:p text:style-name="P32">sigaltstack(NULL, {ss_sp=0x7f8371585000, ss_flags=0, ss_size=32768}) = 0</text:p>
      <text:p text:style-name="P32">mmap(NULL, 4096, PROT_READ|PROT_WRITE, MAP_PRIVATE|MAP_ANONYMOUS, -1, 0) = 0x7f837158e000</text:p>
      <text:p text:style-name="P32">mmap(NULL, 4096, PROT_READ|PROT_WRITE, MAP_PRIVATE|MAP_ANONYMOUS, -1, 0) = 0x7f837158d000</text:p>
      <text:p text:style-name="P32">mmap(NULL, 2097152, PROT_READ|PROT_WRITE, MAP_PRIVATE|MAP_ANONYMOUS, -1, 0) = 0x7f836d875000</text:p>
      <text:p text:style-name="P32">munmap(0x7f836d875000, 569344) <text:s text:c="9"/>= 0</text:p>
      <text:p text:style-name="P32">munmap(0x7f836da00000, 479232) <text:s text:c="9"/>= 0</text:p>
      <text:p text:style-name="P32">mmap(NULL, 4096, PROT_READ|PROT_WRITE, MAP_PRIVATE|MAP_ANONYMOUS, -1, 0) = 0x7f836da74000</text:p>
      <text:p text:style-name="P32">mmap(NULL, 2097152, PROT_READ|PROT_WRITE, MAP_PRIVATE|MAP_ANONYMOUS, -1, 0) = 0x7f836d700000</text:p>
      <text:p text:style-name="P32">munmap(0x7f836d800000, 1048576) <text:s text:c="8"/>= 0</text:p>
      <text:p text:style-name="P32">mmap(NULL, 1179648, PROT_READ|PROT_WRITE, MAP_PRIVATE|MAP_ANONYMOUS, -1, 0) = 0x7f836d5e0000</text:p>
      <text:p text:style-name="P32">mmap(NULL, 4096, PROT_READ|PROT_WRITE, MAP_PRIVATE|MAP_ANONYMOUS, -1, 0) = 0x7f836da73000</text:p>
      <text:p text:style-name="P32">mmap(NULL, 2097152, PROT_READ|PROT_WRITE, MAP_PRIVATE|MAP_ANONYMOUS, -1, 0) = 0x7f836d3e0000</text:p>
      <text:p text:style-name="P32">munmap(0x7f836d3e0000, 131072) <text:s text:c="9"/>= 0</text:p>
      <text:p text:style-name="P32">munmap(0x7f836d500000, 917504) <text:s text:c="9"/>= 0</text:p>
      <text:p text:style-name="P32"><text:soft-page-break/>mmap(NULL, 2097152, PROT_READ|PROT_WRITE, MAP_PRIVATE|MAP_ANONYMOUS, -1, 0) = 0x7f836d200000</text:p>
      <text:p text:style-name="P32">munmap(0x7f836d300000, 1048576) <text:s text:c="8"/>= 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unmap(0x7f836da73000, 4096) <text:s text:c="11"/>= 0</text:p>
      <text:p text:style-name="P32">mmap(NULL, 4096, PROT_READ|PROT_WRITE, MAP_PRIVATE|MAP_ANONYMOUS, -1, 0) = 0x7f836da73000</text:p>
      <text:p text:style-name="P32">mmap(NULL, 4096, PROT_READ|PROT_WRITE, MAP_PRIVATE|MAP_ANONYMOUS, -1, 0) = 0x7f836da72000</text:p>
      <text:p text:style-name="P32">mmap(NULL, 4096, PROT_READ|PROT_WRITE, MAP_PRIVATE|MAP_ANONYMOUS, -1, 0) = 0x7f836da71000</text:p>
      <text:p text:style-name="P32">mmap(NULL, 4096, PROT_READ|PROT_WRITE, MAP_PRIVATE|MAP_ANONYMOUS, -1, 0) = 0x7f836da70000</text:p>
      <text:p text:style-name="P32">mmap(NULL, 8192, PROT_READ|PROT_WRITE, MAP_PRIVATE|MAP_ANONYMOUS, -1, 0) = 0x7f836da6e000</text:p>
      <text:p text:style-name="P32">munmap(0x7f836da70000, 4096) <text:s text:c="11"/>= 0</text:p>
      <text:p text:style-name="P32">clock_gettime(CLOCK_MONOTONIC, {tv_sec=3571, tv_nsec=265720999}) = 0</text:p>
      <text:p text:style-name="P32">mmap(0x607000000000, 65536, PROT_READ|PROT_WRITE, MAP_PRIVATE|MAP_FIXED|MAP_ANONYMOUS, -1, 0) = 0x607000000000</text:p>
      <text:p text:style-name="P32">mmap(0x607e00000000, 65536, PROT_READ|PROT_WRITE, MAP_PRIVATE|MAP_FIXED|MAP_ANONYMOUS, -1, 0) = 0x607e00000000</text:p>
      <text:p text:style-name="P32"><text:soft-page-break/>mmap(NULL, 65536, PROT_READ|PROT_WRITE, MAP_PRIVATE|MAP_ANONYMOUS, -1, 0) = 0x7f836da5e000</text:p>
      <text:p text:style-name="P32">clock_gettime(CLOCK_MONOTONIC, {tv_sec=3571, tv_nsec=265807042}) = 0</text:p>
      <text:p text:style-name="P32">mmap(0x60b000000000, 65536, PROT_READ|PROT_WRITE, MAP_PRIVATE|MAP_FIXED|MAP_ANONYMOUS, -1, 0) = 0x60b000000000</text:p>
      <text:p text:style-name="P32">mmap(0x60be00000000, 65536, PROT_READ|PROT_WRITE, MAP_PRIVATE|MAP_FIXED|MAP_ANONYMOUS, -1, 0) = 0x60be00000000</text:p>
      <text:p text:style-name="P32">clock_gettime(CLOCK_MONOTONIC, {tv_sec=3571, tv_nsec=265869328}) = 0</text:p>
      <text:p text:style-name="P32">mmap(0x624000000000, 65536, PROT_READ|PROT_WRITE, MAP_PRIVATE|MAP_FIXED|MAP_ANONYMOUS, -1, 0) = 0x624000000000</text:p>
      <text:p text:style-name="P32">mmap(0x624e00000000, 65536, PROT_READ|PROT_WRITE, MAP_PRIVATE|MAP_FIXED|MAP_ANONYMOUS, -1, 0) = 0x624e00000000</text:p>
      <text:p text:style-name="P32">mmap(0x631000000000, 131072, PROT_READ|PROT_WRITE, MAP_PRIVATE|MAP_FIXED|MAP_ANONYMOUS, -1, 0) = 0x631000000000</text:p>
      <text:p text:style-name="P32">mmap(0x631e00000000, 65536, PROT_READ|PROT_WRITE, MAP_PRIVATE|MAP_FIXED|MAP_ANONYMOUS, -1, 0) = 0x631e00000000</text:p>
      <text:p text:style-name="P32">mmap(NULL, 4096, PROT_READ|PROT_WRITE, MAP_PRIVATE|MAP_ANONYMOUS, -1, 0) = 0x7f836da70000</text:p>
      <text:p text:style-name="P32">mmap(NULL, 4096, PROT_READ|PROT_WRITE, MAP_PRIVATE|MAP_ANONYMOUS, -1, 0) = 0x7f836da5d000</text:p>
      <text:p text:style-name="P32">mmap(NULL, 4096, PROT_READ|PROT_WRITE, MAP_PRIVATE|MAP_ANONYMOUS, -1, 0) = 0x7f836da5c000</text:p>
      <text:p text:style-name="P32">mmap(NULL, 36864, PROT_READ|PROT_WRITE, MAP_PRIVATE|MAP_ANONYMOUS, -1, 0) = 0x7f836da53000</text:p>
      <text:p text:style-name="P32">munmap(0x7f836da5c000, 4096) <text:s text:c="11"/>= 0</text:p>
      <text:p text:style-name="P32">futex(0x7f8370b186bc, FUTEX_WAKE_PRIVATE, 2147483647) = 0</text:p>
      <text:p text:style-name="P32">futex(0x7f8370b186c8, FUTEX_WAKE_PRIVATE, 2147483647) = 0</text:p>
      <text:p text:style-name="P32">fstat(1, {st_mode=S_IFCHR|0620, st_rdev=makedev(0x88, 0), ...}) = 0</text:p>
      <text:p text:style-name="P32">mmap(0x619000000000, 65536, PROT_READ|PROT_WRITE, MAP_PRIVATE|MAP_FIXED|MAP_ANONYMOUS, -1, 0) = 0x619000000000</text:p>
      <text:p text:style-name="P32">mmap(0x619e00000000, 65536, PROT_READ|PROT_WRITE, MAP_PRIVATE|MAP_FIXED|MAP_ANONYMOUS, -1, 0) = 0x619e00000000</text:p>
      <text:p text:style-name="P32">write(1, "Enter 1 or 2 to select a functio"..., 48Enter 1 or 2 to select a function or -1 to exit</text:p>
      <text:p text:style-name="P32">) = 48</text:p>
      <text:p text:style-name="P32">fstat(0, {st_mode=S_IFCHR|0620, st_rdev=makedev(0x88, 0), ...}) = 0</text:p>
      <text:p text:style-name="P32">read(0, </text:p>
      <text:p text:style-name="P32"/>
      <text:p text:style-name="P32">user@user-GF63-Thin-11UD:~/os4mylab$ strace ./main2</text:p>
      <text:p text:style-name="P32">execve("./main2", ["./main2"], 0x7fff6a51d640 /* 48 vars */) = 0</text:p>
      <text:p text:style-name="P32">brk(NULL) <text:s text:c="30"/>= 0x556af0a8b000</text:p>
      <text:p text:style-name="P32">arch_prctl(0x3001 /* ARCH_??? */, 0x7ffe5aabdbd0) = -1 EINVAL (Недопустимый аргумент)</text:p>
      <text:p text:style-name="P32">mmap(NULL, 8192, PROT_READ|PROT_WRITE, MAP_PRIVATE|MAP_ANONYMOUS, -1, 0) = 0x7f5672121000</text:p>
      <text:p text:style-name="P32">access("/etc/ld.so.preload", R_OK) <text:s text:c="5"/>= -1 ENOENT (Нет такого файла или каталога)</text:p>
      <text:p text:style-name="P32">openat(AT_FDCWD, "/home/user/os4mylab/tls/haswell/avx512_1/x86_64/libasan.so.5", O_RDONLY|O_CLOEXEC) = -1 ENOENT (Нет такого файла или каталога)</text:p>
      <text:p text:style-name="P32">stat("/home/user/os4mylab/tls/haswell/avx512_1/x86_64", 0x7ffe5aabce20) = -1 ENOENT (Нет такого файла или каталога)</text:p>
      <text:p text:style-name="P32">openat(AT_FDCWD, "/home/user/os4mylab/tls/haswell/avx512_1/libasan.so.5", O_RDONLY|O_CLOEXEC) = -1 ENOENT (Нет такого файла или каталога)</text:p>
      <text:p text:style-name="P32">stat("/home/user/os4mylab/tls/haswell/avx512_1", 0x7ffe5aabce20) = -1 ENOENT (Нет такого файла или каталога)</text:p>
      <text:p text:style-name="P32"><text:soft-page-break/>openat(AT_FDCWD, "/home/user/os4mylab/tls/haswell/x86_64/libasan.so.5", O_RDONLY|O_CLOEXEC) = -1 ENOENT (Нет такого файла или каталога)</text:p>
      <text:p text:style-name="P32">stat("/home/user/os4mylab/tls/haswell/x86_64", 0x7ffe5aabce20) = -1 ENOENT (Нет такого файла или каталога)</text:p>
      <text:p text:style-name="P32">openat(AT_FDCWD, "/home/user/os4mylab/tls/haswell/libasan.so.5", O_RDONLY|O_CLOEXEC) = -1 ENOENT (Нет такого файла или каталога)</text:p>
      <text:p text:style-name="P32">stat("/home/user/os4mylab/tls/haswell", 0x7ffe5aabce20) = -1 ENOENT (Нет такого файла или каталога)</text:p>
      <text:p text:style-name="P32">openat(AT_FDCWD, "/home/user/os4mylab/tls/avx512_1/x86_64/libasan.so.5", O_RDONLY|O_CLOEXEC) = -1 ENOENT (Нет такого файла или каталога)</text:p>
      <text:p text:style-name="P32">stat("/home/user/os4mylab/tls/avx512_1/x86_64", 0x7ffe5aabce20) = -1 ENOENT (Нет такого файла или каталога)</text:p>
      <text:p text:style-name="P32">openat(AT_FDCWD, "/home/user/os4mylab/tls/avx512_1/libasan.so.5", O_RDONLY|O_CLOEXEC) = -1 ENOENT (Нет такого файла или каталога)</text:p>
      <text:p text:style-name="P32">stat("/home/user/os4mylab/tls/avx512_1", 0x7ffe5aabce20) = -1 ENOENT (Нет такого файла или каталога)</text:p>
      <text:p text:style-name="P32">openat(AT_FDCWD, "/home/user/os4mylab/tls/x86_64/libasan.so.5", O_RDONLY|O_CLOEXEC) = -1 ENOENT (Нет такого файла или каталога)</text:p>
      <text:p text:style-name="P32">stat("/home/user/os4mylab/tls/x86_64", 0x7ffe5aabce20) = -1 ENOENT (Нет такого файла или каталога)</text:p>
      <text:p text:style-name="P32">openat(AT_FDCWD, "/home/user/os4mylab/tls/libasan.so.5", O_RDONLY|O_CLOEXEC) = -1 ENOENT (Нет такого файла или каталога)</text:p>
      <text:p text:style-name="P32">stat("/home/user/os4mylab/tls", 0x7ffe5aabce20) = -1 ENOENT (Нет такого файла или каталога)</text:p>
      <text:p text:style-name="P32">openat(AT_FDCWD, "/home/user/os4mylab/haswell/avx512_1/x86_64/libasan.so.5", O_RDONLY|O_CLOEXEC) = -1 ENOENT (Нет такого файла или каталога)</text:p>
      <text:p text:style-name="P32">stat("/home/user/os4mylab/haswell/avx512_1/x86_64", 0x7ffe5aabce20) = -1 ENOENT (Нет такого файла или каталога)</text:p>
      <text:p text:style-name="P32">openat(AT_FDCWD, "/home/user/os4mylab/haswell/avx512_1/libasan.so.5", O_RDONLY|O_CLOEXEC) = -1 ENOENT (Нет такого файла или каталога)</text:p>
      <text:p text:style-name="P32">stat("/home/user/os4mylab/haswell/avx512_1", 0x7ffe5aabce20) = -1 ENOENT (Нет такого файла или каталога)</text:p>
      <text:p text:style-name="P32">openat(AT_FDCWD, "/home/user/os4mylab/haswell/x86_64/libasan.so.5", O_RDONLY|O_CLOEXEC) = -1 ENOENT (Нет такого файла или каталога)</text:p>
      <text:p text:style-name="P32">stat("/home/user/os4mylab/haswell/x86_64", 0x7ffe5aabce20) = -1 ENOENT (Нет такого файла или каталога)</text:p>
      <text:p text:style-name="P32">openat(AT_FDCWD, "/home/user/os4mylab/haswell/libasan.so.5", O_RDONLY|O_CLOEXEC) = -1 ENOENT (Нет такого файла или каталога)</text:p>
      <text:p text:style-name="P32">stat("/home/user/os4mylab/haswell", 0x7ffe5aabce20) = -1 ENOENT (Нет такого файла или каталога)</text:p>
      <text:p text:style-name="P32">openat(AT_FDCWD, "/home/user/os4mylab/avx512_1/x86_64/libasan.so.5", O_RDONLY|O_CLOEXEC) = -1 ENOENT (Нет такого файла или каталога)</text:p>
      <text:p text:style-name="P32">stat("/home/user/os4mylab/avx512_1/x86_64", 0x7ffe5aabce20) = -1 ENOENT (Нет такого файла или каталога)</text:p>
      <text:p text:style-name="P32">openat(AT_FDCWD, "/home/user/os4mylab/avx512_1/libasan.so.5", O_RDONLY|O_CLOEXEC) = -1 ENOENT (Нет такого файла или каталога)</text:p>
      <text:p text:style-name="P32">stat("/home/user/os4mylab/avx512_1", 0x7ffe5aabce20) = -1 ENOENT (Нет такого файла или каталога)</text:p>
      <text:p text:style-name="P32">openat(AT_FDCWD, "/home/user/os4mylab/x86_64/libasan.so.5", O_RDONLY|O_CLOEXEC) = -1 ENOENT (Нет такого файла или каталога)</text:p>
      <text:p text:style-name="P32">stat("/home/user/os4mylab/x86_64", 0x7ffe5aabce20) = -1 ENOENT (Нет такого файла или каталога)</text:p>
      <text:p text:style-name="P32">openat(AT_FDCWD, "/home/user/os4mylab/libasan.so.5", O_RDONLY|O_CLOEXEC) = -1 ENOENT (Нет такого файла или каталога)</text:p>
      <text:p text:style-name="P32"><text:soft-page-break/>stat("/home/user/os4mylab", {st_mode=S_IFDIR|0775, st_size=4096, ...}) = 0</text:p>
      <text:p text:style-name="P32">openat(AT_FDCWD, "/etc/ld.so.cache", O_RDONLY|O_CLOEXEC) = 3</text:p>
      <text:p text:style-name="P32">fstat(3, {st_mode=S_IFREG|0644, st_size=67510, ...}) = 0</text:p>
      <text:p text:style-name="P32">mmap(NULL, 67510, PROT_READ, MAP_PRIVATE, 3, 0) = 0x7f5672110000</text:p>
      <text:p text:style-name="P32">close(3) <text:s text:c="31"/>= 0</text:p>
      <text:p text:style-name="P32"><text:span text:style-name="T36">openat</text:span>(AT_FDCWD, "/lib/x86_64-linux-gnu/libasan.so.5", O_RDONLY|O_CLOEXEC) = 3</text:p>
      <text:p text:style-name="P32">read(3, "\177ELF\2\1\1\0\0\0\0\0\0\0\0\0\3\0&gt;\0\1\0\0\0\200*\2\0\0\0\0\0"..., 832) = 832</text:p>
      <text:p text:style-name="P32">fstat(3, {st_mode=S_IFREG|0644, st_size=15248368, ...}) = 0</text:p>
      <text:p text:style-name="P32">mmap(NULL, 10685448, PROT_READ, MAP_PRIVATE|MAP_DENYWRITE, 3, 0) = 0x7f56716df000</text:p>
      <text:p text:style-name="P32">mprotect(0x7f5671701000, 1454080, PROT_NONE) = 0</text:p>
      <text:p text:style-name="P32">mmap(0x7f5671701000, 1232896, PROT_READ|PROT_EXEC, MAP_PRIVATE|MAP_FIXED|MAP_DENYWRITE, 3, 0x22000) = 0x7f5671701000</text:p>
      <text:p text:style-name="P32">mmap(0x7f567182e000, 217088, PROT_READ, MAP_PRIVATE|MAP_FIXED|MAP_DENYWRITE, 3, 0x14f000) = 0x7f567182e000</text:p>
      <text:p text:style-name="P32">mmap(0x7f5671864000, 24576, PROT_READ|PROT_WRITE, MAP_PRIVATE|MAP_FIXED|MAP_DENYWRITE, 3, 0x184000) = 0x7f5671864000</text:p>
      <text:p text:style-name="P32">mmap(0x7f567186a000, 9067528, PROT_READ|PROT_WRITE, MAP_PRIVATE|MAP_FIXED|MAP_ANONYMOUS, -1, 0) = 0x7f567186a000</text:p>
      <text:p text:style-name="P32">close(3) <text:s text:c="31"/>= 0</text:p>
      <text:p text:style-name="P32">openat(AT_FDCWD, "/home/user/os4mylab/libdl.so.2", O_RDONLY|O_CLOEXEC) = -1 ENOENT (Нет такого файла или каталога)</text:p>
      <text:p text:style-name="P32"><text:span text:style-name="T36">openat</text:span>(AT_FDCWD, "/lib/x86_64-linux-gnu/libdl.so.2", O_RDONLY|O_CLOEXEC) = 3</text:p>
      <text:p text:style-name="P32">read(3, "\177ELF\2\1\1\0\0\0\0\0\0\0\0\0\3\0&gt;\0\1\0\0\0 \22\0\0\0\0\0\0"..., 832) = 832</text:p>
      <text:p text:style-name="P32">fstat(3, {st_mode=S_IFREG|0644, st_size=18848, ...}) = 0</text:p>
      <text:p text:style-name="P32">mmap(NULL, 20752, PROT_READ, MAP_PRIVATE|MAP_DENYWRITE, 3, 0) = 0x7f56716d9000</text:p>
      <text:p text:style-name="P32">mmap(0x7f56716da000, 8192, PROT_READ|PROT_EXEC, MAP_PRIVATE|MAP_FIXED|MAP_DENYWRITE, 3, 0x1000) = 0x7f56716da000</text:p>
      <text:p text:style-name="P32">mmap(0x7f56716dc000, 4096, PROT_READ, MAP_PRIVATE|MAP_FIXED|MAP_DENYWRITE, 3, 0x3000) = 0x7f56716dc000</text:p>
      <text:p text:style-name="P32">mmap(0x7f56716dd000, 8192, PROT_READ|PROT_WRITE, MAP_PRIVATE|MAP_FIXED|MAP_DENYWRITE, 3, 0x3000) = 0x7f56716dd000</text:p>
      <text:p text:style-name="P32">close(3) <text:s text:c="31"/>= 0</text:p>
      <text:p text:style-name="P32">openat(AT_FDCWD, "/home/user/os4mylab/librt.so.1", O_RDONLY|O_CLOEXEC) = -1 ENOENT (Нет такого файла или каталога)</text:p>
      <text:p text:style-name="P32">openat(AT_FDCWD, "/lib/x86_64-linux-gnu/librt.so.1", O_RDONLY|O_CLOEXEC) = 3</text:p>
      <text:p text:style-name="P32">read(3, "\177ELF\2\1\1\0\0\0\0\0\0\0\0\0\3\0&gt;\0\1\0\0\0 '\0\0\0\0\0\0"..., 832) = 832</text:p>
      <text:p text:style-name="P32">fstat(3, {st_mode=S_IFREG|0644, st_size=35960, ...}) = 0</text:p>
      <text:p text:style-name="P32">mmap(NULL, 39904, PROT_READ, MAP_PRIVATE|MAP_DENYWRITE, 3, 0) = 0x7f56716cf000</text:p>
      <text:p text:style-name="P32">mmap(0x7f56716d1000, 16384, PROT_READ|PROT_EXEC, MAP_PRIVATE|MAP_FIXED|MAP_DENYWRITE, 3, 0x2000) = 0x7f56716d1000</text:p>
      <text:p text:style-name="P32">mmap(0x7f56716d5000, 8192, PROT_READ, MAP_PRIVATE|MAP_FIXED|MAP_DENYWRITE, 3, 0x6000) = 0x7f56716d5000</text:p>
      <text:p text:style-name="P32">mmap(0x7f56716d7000, 8192, PROT_READ|PROT_WRITE, MAP_PRIVATE|MAP_FIXED|MAP_DENYWRITE, 3, 0x7000) = 0x7f56716d7000</text:p>
      <text:p text:style-name="P32">close(3) <text:s text:c="31"/>= 0</text:p>
      <text:p text:style-name="P32">openat(AT_FDCWD, "/home/user/os4mylab/libpthread.so.0", O_RDONLY|O_CLOEXEC) = -1 ENOENT (Нет такого файла или каталога)</text:p>
      <text:p text:style-name="P32"><text:span text:style-name="T36">openat</text:span>(AT_FDCWD, "/lib/x86_64-linux-gnu/libpthread.so.0", O_RDONLY|O_CLOEXEC) = 3</text:p>
      <text:p text:style-name="P32">read(3, "\177ELF\2\1\1\0\0\0\0\0\0\0\0\0\3\0&gt;\0\1\0\0\0\220q\0\0\0\0\0\0"..., 832) = 832</text:p>
      <text:p text:style-name="P32">pread64(3, "\4\0\0\0\24\0\0\0\3\0\0\0GNU\0{E6\364\34\332\245\210\204\10\350-\0106\343="..., 68, 824) = 68</text:p>
      <text:p text:style-name="P32"><text:soft-page-break/>fstat(3, {st_mode=S_IFREG|0755, st_size=157224, ...}) = 0</text:p>
      <text:p text:style-name="P32">pread64(3, "\4\0\0\0\24\0\0\0\3\0\0\0GNU\0{E6\364\34\332\245\210\204\10\350-\0106\343="..., 68, 824) = 68</text:p>
      <text:p text:style-name="P32">mmap(NULL, 140408, PROT_READ, MAP_PRIVATE|MAP_DENYWRITE, 3, 0) = 0x7f56716ac000</text:p>
      <text:p text:style-name="P32">mmap(0x7f56716b2000, 69632, PROT_READ|PROT_EXEC, MAP_PRIVATE|MAP_FIXED|MAP_DENYWRITE, 3, 0x6000) = 0x7f56716b2000</text:p>
      <text:p text:style-name="P32">mmap(0x7f56716c3000, 24576, PROT_READ, MAP_PRIVATE|MAP_FIXED|MAP_DENYWRITE, 3, 0x17000) = 0x7f56716c3000</text:p>
      <text:p text:style-name="P32">mmap(0x7f56716c9000, 8192, PROT_READ|PROT_WRITE, MAP_PRIVATE|MAP_FIXED|MAP_DENYWRITE, 3, 0x1c000) = 0x7f56716c9000</text:p>
      <text:p text:style-name="P32">mmap(0x7f56716cb000, 13432, PROT_READ|PROT_WRITE, MAP_PRIVATE|MAP_FIXED|MAP_ANONYMOUS, -1, 0) = 0x7f56716cb000</text:p>
      <text:p text:style-name="P32">close(3) <text:s text:c="31"/>= 0</text:p>
      <text:p text:style-name="P32"><text:span text:style-name="T36">openat</text:span>(AT_FDCWD, "/home/user/os4mylab/liblib2.so", O_RDONLY|O_CLOEXEC) = 3</text:p>
      <text:p text:style-name="P32">read(3, "\177ELF\2\1\1\0\0\0\0\0\0\0\0\0\3\0&gt;\0\1\0\0\0\340\21\0\0\0\0\0\0"..., 832) = 832</text:p>
      <text:p text:style-name="P32">fstat(3, {st_mode=S_IFREG|0775, st_size=17424, ...}) = 0</text:p>
      <text:p text:style-name="P32">mmap(NULL, 16800, PROT_READ, MAP_PRIVATE|MAP_DENYWRITE, 3, 0) = 0x7f56716a7000</text:p>
      <text:p text:style-name="P32">mmap(0x7f56716a8000, 4096, PROT_READ|PROT_EXEC, MAP_PRIVATE|MAP_FIXED|MAP_DENYWRITE, 3, 0x1000) = 0x7f56716a8000</text:p>
      <text:p text:style-name="P32">mmap(0x7f56716a9000, 4096, PROT_READ, MAP_PRIVATE|MAP_FIXED|MAP_DENYWRITE, 3, 0x2000) = 0x7f56716a9000</text:p>
      <text:p text:style-name="P32">mmap(0x7f56716aa000, 8192, PROT_READ|PROT_WRITE, MAP_PRIVATE|MAP_FIXED|MAP_DENYWRITE, 3, 0x2000) = 0x7f56716aa000</text:p>
      <text:p text:style-name="P32">close(3) <text:s text:c="31"/>= 0</text:p>
      <text:p text:style-name="P32">openat(AT_FDCWD, "/home/user/os4mylab/libstdc++.so.6", O_RDONLY|O_CLOEXEC) = -1 ENOENT (Нет такого файла или каталога)</text:p>
      <text:p text:style-name="P32"><text:span text:style-name="T36">openat</text:span>(AT_FDCWD, "/lib/x86_64-linux-gnu/libstdc++.so.6", O_RDONLY|O_CLOEXEC) = 3</text:p>
      <text:p text:style-name="P32">read(3, "\177ELF\2\1\1\3\0\0\0\0\0\0\0\0\3\0&gt;\0\1\0\0\0 \341\t\0\0\0\0\0"..., 832) = 832</text:p>
      <text:p text:style-name="P32">fstat(3, {st_mode=S_IFREG|0644, st_size=1956992, ...}) = 0</text:p>
      <text:p text:style-name="P32">mmap(NULL, 1972224, PROT_READ, MAP_PRIVATE|MAP_DENYWRITE, 3, 0) = 0x7f56714c5000</text:p>
      <text:p text:style-name="P32">mprotect(0x7f567155b000, 1290240, PROT_NONE) = 0</text:p>
      <text:p text:style-name="P32">mmap(0x7f567155b000, 987136, PROT_READ|PROT_EXEC, MAP_PRIVATE|MAP_FIXED|MAP_DENYWRITE, 3, 0x96000) = 0x7f567155b000</text:p>
      <text:p text:style-name="P32">mmap(0x7f567164c000, 299008, PROT_READ, MAP_PRIVATE|MAP_FIXED|MAP_DENYWRITE, 3, 0x187000) = 0x7f567164c000</text:p>
      <text:p text:style-name="P32">mmap(0x7f5671696000, 57344, PROT_READ|PROT_WRITE, MAP_PRIVATE|MAP_FIXED|MAP_DENYWRITE, 3, 0x1d0000) = 0x7f5671696000</text:p>
      <text:p text:style-name="P32">mmap(0x7f56716a4000, 10240, PROT_READ|PROT_WRITE, MAP_PRIVATE|MAP_FIXED|MAP_ANONYMOUS, -1, 0) = 0x7f56716a4000</text:p>
      <text:p text:style-name="P32">close(3) <text:s text:c="31"/>= 0</text:p>
      <text:p text:style-name="P32">openat(AT_FDCWD, "/home/user/os4mylab/libm.so.6", O_RDONLY|O_CLOEXEC) = -1 ENOENT (Нет такого файла или каталога)</text:p>
      <text:p text:style-name="P32">openat(AT_FDCWD, "/lib/x86_64-linux-gnu/libm.so.6", O_RDONLY|O_CLOEXEC) = 3</text:p>
      <text:p text:style-name="P32">read(3, "\177ELF\2\1\1\3\0\0\0\0\0\0\0\0\3\0&gt;\0\1\0\0\0\300\323\0\0\0\0\0\0"..., 832) = 832</text:p>
      <text:p text:style-name="P32">fstat(3, {st_mode=S_IFREG|0644, st_size=1369384, ...}) = 0</text:p>
      <text:p text:style-name="P32">mmap(NULL, 8192, PROT_READ|PROT_WRITE, MAP_PRIVATE|MAP_ANONYMOUS, -1, 0) = 0x7f56714c3000</text:p>
      <text:p text:style-name="P32">mmap(NULL, 1368336, PROT_READ, MAP_PRIVATE|MAP_DENYWRITE, 3, 0) = 0x7f5671374000</text:p>
      <text:p text:style-name="P32"><text:soft-page-break/>mmap(0x7f5671381000, 684032, PROT_READ|PROT_EXEC, MAP_PRIVATE|MAP_FIXED|MAP_DENYWRITE, 3, 0xd000) = 0x7f5671381000</text:p>
      <text:p text:style-name="P32">mmap(0x7f5671428000, 626688, PROT_READ, MAP_PRIVATE|MAP_FIXED|MAP_DENYWRITE, 3, 0xb4000) = 0x7f5671428000</text:p>
      <text:p text:style-name="P32">mmap(0x7f56714c1000, 8192, PROT_READ|PROT_WRITE, MAP_PRIVATE|MAP_FIXED|MAP_DENYWRITE, 3, 0x14c000) = 0x7f56714c1000</text:p>
      <text:p text:style-name="P32">close(3) <text:s text:c="31"/>= 0</text:p>
      <text:p text:style-name="P32">openat(AT_FDCWD, "/home/user/os4mylab/libgcc_s.so.1", O_RDONLY|O_CLOEXEC) = -1 ENOENT (Нет такого файла или каталога)</text:p>
      <text:p text:style-name="P32">openat(AT_FDCWD, "/lib/x86_64-linux-gnu/libgcc_s.so.1", O_RDONLY|O_CLOEXEC) = 3</text:p>
      <text:p text:style-name="P32">read(3, "\177ELF\2\1\1\0\0\0\0\0\0\0\0\0\3\0&gt;\0\1\0\0\0\3405\0\0\0\0\0\0"..., 832) = 832</text:p>
      <text:p text:style-name="P32">fstat(3, {st_mode=S_IFREG|0644, st_size=104984, ...}) = 0</text:p>
      <text:p text:style-name="P32">mmap(NULL, 107592, PROT_READ, MAP_PRIVATE|MAP_DENYWRITE, 3, 0) = 0x7f5671359000</text:p>
      <text:p text:style-name="P32">mmap(0x7f567135c000, 73728, PROT_READ|PROT_EXEC, MAP_PRIVATE|MAP_FIXED|MAP_DENYWRITE, 3, 0x3000) = 0x7f567135c000</text:p>
      <text:p text:style-name="P32">mmap(0x7f567136e000, 16384, PROT_READ, MAP_PRIVATE|MAP_FIXED|MAP_DENYWRITE, 3, 0x15000) = 0x7f567136e000</text:p>
      <text:p text:style-name="P32">mmap(0x7f5671372000, 8192, PROT_READ|PROT_WRITE, MAP_PRIVATE|MAP_FIXED|MAP_DENYWRITE, 3, 0x18000) = 0x7f5671372000</text:p>
      <text:p text:style-name="P32">close(3) <text:s text:c="31"/>= 0</text:p>
      <text:p text:style-name="P32">openat(AT_FDCWD, "/home/user/os4mylab/libc.so.6", O_RDONLY|O_CLOEXEC) = -1 ENOENT (Нет такого файла или каталога)</text:p>
      <text:p text:style-name="P32">openat(AT_FDCWD, "/lib/x86_64-linux-gnu/libc.so.6", O_RDONLY|O_CLOEXEC) = 3</text:p>
      <text:p text:style-name="P32">read(3, "\177ELF\2\1\1\3\0\0\0\0\0\0\0\0\3\0&gt;\0\1\0\0\0\300A\2\0\0\0\0\0"..., 832) = 832</text:p>
      <text:p text:style-name="P32">pread64(3, "\6\0\0\0\4\0\0\0@\0\0\0\0\0\0\0@\0\0\0\0\0\0\0@\0\0\0\0\0\0\0"..., 784, 64) = 784</text:p>
      <text:p text:style-name="P32">pread64(3, "\4\0\0\0\20\0\0\0\5\0\0\0GNU\0\2\0\0\300\4\0\0\0\3\0\0\0\0\0\0\0", 32, 848) = 32</text:p>
      <text:p text:style-name="P32">pread64(3, "\4\0\0\0\24\0\0\0\3\0\0\0GNU\0\30x\346\264ur\f|Q\226\236i\253-'o"..., 68, 880) = 68</text:p>
      <text:p text:style-name="P32">fstat(3, {st_mode=S_IFREG|0755, st_size=2029592, ...}) = 0</text:p>
      <text:p text:style-name="P32">pread64(3, "\6\0\0\0\4\0\0\0@\0\0\0\0\0\0\0@\0\0\0\0\0\0\0@\0\0\0\0\0\0\0"..., 784, 64) = 784</text:p>
      <text:p text:style-name="P32">pread64(3, "\4\0\0\0\20\0\0\0\5\0\0\0GNU\0\2\0\0\300\4\0\0\0\3\0\0\0\0\0\0\0", 32, 848) = 32</text:p>
      <text:p text:style-name="P32">pread64(3, "\4\0\0\0\24\0\0\0\3\0\0\0GNU\0\30x\346\264ur\f|Q\226\236i\253-'o"..., 68, 880) = 68</text:p>
      <text:p text:style-name="P32">mmap(NULL, 2037344, PROT_READ, MAP_PRIVATE|MAP_DENYWRITE, 3, 0) = 0x7f5671167000</text:p>
      <text:p text:style-name="P32">mmap(0x7f5671189000, 1540096, PROT_READ|PROT_EXEC, MAP_PRIVATE|MAP_FIXED|MAP_DENYWRITE, 3, 0x22000) = 0x7f5671189000</text:p>
      <text:p text:style-name="P32">mmap(0x7f5671301000, 319488, PROT_READ, MAP_PRIVATE|MAP_FIXED|MAP_DENYWRITE, 3, 0x19a000) = 0x7f5671301000</text:p>
      <text:p text:style-name="P32">mmap(0x7f567134f000, 24576, PROT_READ|PROT_WRITE, MAP_PRIVATE|MAP_FIXED|MAP_DENYWRITE, 3, 0x1e7000) = 0x7f567134f000</text:p>
      <text:p text:style-name="P32">mmap(0x7f5671355000, 13920, PROT_READ|PROT_WRITE, MAP_PRIVATE|MAP_FIXED|MAP_ANONYMOUS, -1, 0) = 0x7f5671355000</text:p>
      <text:p text:style-name="P32">close(3) <text:s text:c="31"/>= 0</text:p>
      <text:p text:style-name="P32">mmap(NULL, 8192, PROT_READ|PROT_WRITE, MAP_PRIVATE|MAP_ANONYMOUS, -1, 0) = 0x7f5671165000</text:p>
      <text:p text:style-name="P32">arch_prctl(ARCH_SET_FS, 0x7f5671166300) = 0</text:p>
      <text:p text:style-name="P32">mprotect(0x7f567134f000, 16384, PROT_READ) = 0</text:p>
      <text:p text:style-name="P32">mprotect(0x7f5671372000, 4096, PROT_READ) = 0</text:p>
      <text:p text:style-name="P32">mprotect(0x7f56714c1000, 4096, PROT_READ) = 0</text:p>
      <text:p text:style-name="P32">mmap(NULL, 8192, PROT_READ|PROT_WRITE, MAP_PRIVATE|MAP_ANONYMOUS, -1, 0) = 0x7f5671163000</text:p>
      <text:p text:style-name="P32">mprotect(0x7f5671696000, 45056, PROT_READ) = 0</text:p>
      <text:p text:style-name="P32">mprotect(0x7f56716dd000, 4096, PROT_READ) = 0</text:p>
      <text:p text:style-name="P32"><text:soft-page-break/>mprotect(0x7f56716c9000, 4096, PROT_READ) = 0</text:p>
      <text:p text:style-name="P32">mprotect(0x7f56716d7000, 4096, PROT_READ) = 0</text:p>
      <text:p text:style-name="P32">mprotect(0x7f5671864000, 12288, PROT_READ) = 0</text:p>
      <text:p text:style-name="P32">mprotect(0x7f56716aa000, 4096, PROT_READ) = 0</text:p>
      <text:p text:style-name="P32">mprotect(0x556aef542000, 4096, PROT_READ) = 0</text:p>
      <text:p text:style-name="P32">mprotect(0x7f5672150000, 4096, PROT_READ) = 0</text:p>
      <text:p text:style-name="P32">munmap(0x7f5672110000, 67510) <text:s text:c="10"/>= 0</text:p>
      <text:p text:style-name="P32">set_tid_address(0x7f56711665d0) <text:s text:c="8"/>= 13875</text:p>
      <text:p text:style-name="P32">set_robust_list(0x7f56711665e0, 24) <text:s text:c="4"/>= 0</text:p>
      <text:p text:style-name="P32">rt_sigaction(SIGRTMIN, {sa_handler=0x7f56716b2bf0, sa_mask=[], sa_flags=SA_RESTORER|SA_SIGINFO, sa_restorer=0x7f56716c0420}, NULL, 8) = 0</text:p>
      <text:p text:style-name="P32">rt_sigaction(SIGRT_1, {sa_handler=0x7f56716b2c90, sa_mask=[], sa_flags=SA_RESTORER|SA_RESTART|SA_SIGINFO, sa_restorer=0x7f56716c0420}, NULL, 8) = 0</text:p>
      <text:p text:style-name="P32">rt_sigprocmask(SIG_UNBLOCK, [RTMIN RT_1], NULL, 8) = 0</text:p>
      <text:p text:style-name="P32">prlimit64(0, RLIMIT_STACK, NULL, {rlim_cur=8192*1024, rlim_max=RLIM64_INFINITY}) = 0</text:p>
      <text:p text:style-name="P32">readlink("/proc/self/exe", "/home/user/os4mylab/main2", 4096) = 25</text:p>
      <text:p text:style-name="P32">mmap(NULL, 4096, PROT_READ|PROT_WRITE, MAP_PRIVATE|MAP_ANONYMOUS, -1, 0) = 0x7f567214f000</text:p>
      <text:p text:style-name="P32">open("/proc/self/cmdline", O_RDONLY) <text:s text:c="3"/>= 3</text:p>
      <text:p text:style-name="P32">read(3, "./main2\0", 4096) <text:s text:c="13"/>= 8</text:p>
      <text:p text:style-name="P32">read(3, "", 4088) <text:s text:c="22"/>= 0</text:p>
      <text:p text:style-name="P32">close(3) <text:s text:c="31"/>= 0</text:p>
      <text:p text:style-name="P32">munmap(0x7f567214f000, 4096) <text:s text:c="11"/>= 0</text:p>
      <text:p text:style-name="P32">mmap(NULL, 4096, PROT_READ|PROT_WRITE, MAP_PRIVATE|MAP_ANONYMOUS, -1, 0) = 0x7f567214f000</text:p>
      <text:p text:style-name="P32">open("/proc/self/environ", O_RDONLY) <text:s text:c="3"/>= 3</text:p>
      <text:p text:style-name="P32">read(3, "SHELL=/bin/bash\0SESSION_MANAGER="..., 4096) = 3074</text:p>
      <text:p text:style-name="P32">read(3, "", 1022) <text:s text:c="22"/>= 0</text:p>
      <text:p text:style-name="P32">close(3) <text:s text:c="31"/>= 0</text:p>
      <text:p text:style-name="P32">mmap(NULL, 8192, PROT_READ|PROT_WRITE, MAP_PRIVATE|MAP_ANONYMOUS, -1, 0) = 0x7f567211f000</text:p>
      <text:p text:style-name="P32">mmap(NULL, 4096, PROT_READ|PROT_WRITE, MAP_PRIVATE|MAP_ANONYMOUS, -1, 0) = 0x7f567211e000</text:p>
      <text:p text:style-name="P32">mmap(NULL, 8192, PROT_READ|PROT_WRITE, MAP_PRIVATE|MAP_ANONYMOUS, -1, 0) = 0x7f567211c000</text:p>
      <text:p text:style-name="P32">mmap(NULL, 4096, PROT_READ|PROT_WRITE, MAP_PRIVATE|MAP_ANONYMOUS, -1, 0) = 0x7f567211b000</text:p>
      <text:p text:style-name="P32">mmap(NULL, 3481600, PROT_READ|PROT_WRITE, MAP_PRIVATE|MAP_ANONYMOUS, -1, 0) = 0x7f5670e11000</text:p>
      <text:p text:style-name="P32">futex(0x7f56716de0c8, FUTEX_WAKE_PRIVATE, 2147483647) = 0</text:p>
      <text:p text:style-name="P32">prlimit64(0, RLIMIT_CORE, {rlim_cur=0, rlim_max=0}, NULL) = 0</text:p>
      <text:p text:style-name="P32">mmap(NULL, 4096, PROT_READ|PROT_WRITE, MAP_PRIVATE|MAP_ANONYMOUS, -1, 0) = 0x7f567211a000</text:p>
      <text:p text:style-name="P32">open("/proc/self/maps", O_RDONLY) <text:s text:c="6"/>= 3</text:p>
      <text:p text:style-name="P32">read(3, "556aef53e000-556aef540000 r--p 0"..., 4096) = 4082</text:p>
      <text:p text:style-name="P32">read(3, "7f56716ca000-7", 14) <text:s text:c="10"/>= 14</text:p>
      <text:p text:style-name="P32">close(3) <text:s text:c="31"/>= 0</text:p>
      <text:p text:style-name="P32">munmap(0x7f567211a000, 4096) <text:s text:c="11"/>= 0</text:p>
      <text:p text:style-name="P32">mmap(NULL, 8192, PROT_READ|PROT_WRITE, MAP_PRIVATE|MAP_ANONYMOUS, -1, 0) = 0x7f5672119000</text:p>
      <text:p text:style-name="P32">open("/proc/self/maps", O_RDONLY) <text:s text:c="6"/>= 3</text:p>
      <text:p text:style-name="P32">read(3, "556aef53e000-556aef540000 r--p 0"..., 8192) = 4082</text:p>
      <text:p text:style-name="P32">read(3, "7f56716ca000-7f56716cb000 rw-p 0"..., 4110) = 3064</text:p>
      <text:p text:style-name="P32"><text:soft-page-break/>read(3, "", 1046) <text:s text:c="22"/>= 0</text:p>
      <text:p text:style-name="P32">close(3) <text:s text:c="31"/>= 0</text:p>
      <text:p text:style-name="P32">mmap(NULL, 4096, PROT_READ|PROT_WRITE, MAP_PRIVATE|MAP_ANONYMOUS, -1, 0) = 0x7f5672118000</text:p>
      <text:p text:style-name="P32">open("/proc/self/maps", O_RDONLY) <text:s text:c="6"/>= 3</text:p>
      <text:p text:style-name="P32">read(3, "556aef53e000-556aef540000 r--p 0"..., 4096) = 4082</text:p>
      <text:p text:style-name="P32">read(3, "7f56716ca000-7", 14) <text:s text:c="10"/>= 14</text:p>
      <text:p text:style-name="P32">close(3) <text:s text:c="31"/>= 0</text:p>
      <text:p text:style-name="P32">munmap(0x7f5672118000, 4096) <text:s text:c="11"/>= 0</text:p>
      <text:p text:style-name="P32">mmap(NULL, 8192, PROT_READ|PROT_WRITE, MAP_PRIVATE|MAP_ANONYMOUS, -1, 0) = 0x7f5672117000</text:p>
      <text:p text:style-name="P32">open("/proc/self/maps", O_RDONLY) <text:s text:c="6"/>= 3</text:p>
      <text:p text:style-name="P32">read(3, "556aef53e000-556aef540000 r--p 0"..., 8192) = 4082</text:p>
      <text:p text:style-name="P32">read(3, "7f56716ca000-7f56716cb000 rw-p 0"..., 4110) = 3064</text:p>
      <text:p text:style-name="P32">read(3, "", 1046) <text:s text:c="22"/>= 0</text:p>
      <text:p text:style-name="P32">close(3) <text:s text:c="31"/>= 0</text:p>
      <text:p text:style-name="P32">munmap(0x7f5672117000, 8192) <text:s text:c="11"/>= 0</text:p>
      <text:p text:style-name="P32">mmap(0x7fff7000, 268435456, PROT_READ|PROT_WRITE, MAP_PRIVATE|MAP_FIXED|MAP_ANONYMOUS|MAP_NORESERVE, -1, 0) = 0x7fff7000</text:p>
      <text:p text:style-name="P32">madvise(0x7fff7000, 268435456, MADV_NOHUGEPAGE) = 0</text:p>
      <text:p text:style-name="P32">madvise(0x7fff7000, 268435456, MADV_DONTDUMP) = 0</text:p>
      <text:p text:style-name="P32">mmap(0x2008fff7000, 15392894357504, PROT_READ|PROT_WRITE, MAP_PRIVATE|MAP_FIXED|MAP_ANONYMOUS|MAP_NORESERVE, -1, 0) = 0x2008fff7000</text:p>
      <text:p text:style-name="P32">madvise(0x2008fff7000, 15392894357504, MADV_NOHUGEPAGE) = 0</text:p>
      <text:p text:style-name="P32">madvise(0x2008fff7000, 15392894357504, MADV_DONTDUMP) = 0</text:p>
      <text:p text:style-name="P32">mmap(0x8fff7000, 2199023255552, PROT_NONE, MAP_PRIVATE|MAP_FIXED|MAP_ANONYMOUS|MAP_NORESERVE, -1, 0) = 0x8fff7000</text:p>
      <text:p text:style-name="P32">sigaltstack(NULL, {ss_sp=NULL, ss_flags=SS_DISABLE, ss_size=0}) = 0</text:p>
      <text:p text:style-name="P32">mmap(NULL, 32768, PROT_READ|PROT_WRITE, MAP_PRIVATE|MAP_ANONYMOUS, -1, 0) = 0x7f5672111000</text:p>
      <text:p text:style-name="P32">sigaltstack({ss_sp=0x7f5672111000, ss_flags=0, ss_size=32768}, NULL) = 0</text:p>
      <text:p text:style-name="P32">rt_sigaction(SIGSEGV, {sa_handler=0x7f56717f3690, sa_mask=[], sa_flags=SA_RESTORER|SA_ONSTACK|SA_NODEFER|SA_SIGINFO, sa_restorer=0x7f56716c0420}, NULL, 8) = 0</text:p>
      <text:p text:style-name="P32">rt_sigaction(SIGBUS, {sa_handler=0x7f56717f3690, sa_mask=[], sa_flags=SA_RESTORER|SA_ONSTACK|SA_NODEFER|SA_SIGINFO, sa_restorer=0x7f56716c0420}, NULL, 8) = 0</text:p>
      <text:p text:style-name="P32">rt_sigaction(SIGFPE, {sa_handler=0x7f56717f3690, sa_mask=[], sa_flags=SA_RESTORER|SA_ONSTACK|SA_NODEFER|SA_SIGINFO, sa_restorer=0x7f56716c0420}, NULL, 8) = 0</text:p>
      <text:p text:style-name="P32">mmap(0x600000000000, 4398046523392, PROT_NONE, MAP_PRIVATE|MAP_FIXED|MAP_ANONYMOUS|MAP_NORESERVE, -1, 0) = 0x600000000000</text:p>
      <text:p text:style-name="P32">mmap(0x640000000000, 12288, PROT_READ|PROT_WRITE, MAP_PRIVATE|MAP_FIXED|MAP_ANONYMOUS, -1, 0) = 0x640000000000</text:p>
      <text:p text:style-name="P32">mmap(NULL, 8388608, PROT_NONE, MAP_PRIVATE|MAP_ANONYMOUS|MAP_NORESERVE, -1, 0) = 0x7f5670611000</text:p>
      <text:p text:style-name="P32">mmap(NULL, 57344, PROT_READ|PROT_WRITE, MAP_PRIVATE|MAP_ANONYMOUS, -1, 0) = 0x7f5670603000</text:p>
      <text:p text:style-name="P32">mmap(NULL, 33554432, PROT_READ|PROT_WRITE, MAP_PRIVATE|MAP_ANONYMOUS, -1, 0) = 0x7f566e603000</text:p>
      <text:p text:style-name="P32">mmap(NULL, 4096, PROT_READ|PROT_WRITE, MAP_PRIVATE|MAP_ANONYMOUS, -1, 0) = 0x7f5672110000</text:p>
      <text:p text:style-name="P32">getpid() <text:s text:c="31"/>= 13875</text:p>
      <text:p text:style-name="P32">prlimit64(0, RLIMIT_STACK, NULL, {rlim_cur=8192*1024, rlim_max=RLIM64_INFINITY}) = 0</text:p>
      <text:p text:style-name="P32">mmap(NULL, 4096, PROT_READ|PROT_WRITE, MAP_PRIVATE|MAP_ANONYMOUS, -1, 0) = 0x7f566e602000</text:p>
      <text:p text:style-name="P32"><text:soft-page-break/>open("/proc/self/maps", O_RDONLY) <text:s text:c="6"/>= 3</text:p>
      <text:p text:style-name="P32">read(3, "7fff7000-8fff7000 rw-p 00000000 "..., 4096) = 4057</text:p>
      <text:p text:style-name="P32">read(3, "7f56716b2000-7f56716c3000 r-xp 0"..., 39) = 39</text:p>
      <text:p text:style-name="P32">close(3) <text:s text:c="31"/>= 0</text:p>
      <text:p text:style-name="P32">munmap(0x7f566e602000, 4096) <text:s text:c="11"/>= 0</text:p>
      <text:p text:style-name="P32">mmap(NULL, 8192, PROT_READ|PROT_WRITE, MAP_PRIVATE|MAP_ANONYMOUS, -1, 0) = 0x7f566e601000</text:p>
      <text:p text:style-name="P32">open("/proc/self/maps", O_RDONLY) <text:s text:c="6"/>= 3</text:p>
      <text:p text:style-name="P32">read(3, "7fff7000-8fff7000 rw-p 00000000 "..., 8192) = 4057</text:p>
      <text:p text:style-name="P32">read(3, "7f56716b2000-7f56716c3000 r-xp 0"..., 4135) = 3418</text:p>
      <text:p text:style-name="P32">read(3, "", 717) <text:s text:c="23"/>= 0</text:p>
      <text:p text:style-name="P32">close(3) <text:s text:c="31"/>= 0</text:p>
      <text:p text:style-name="P32">munmap(0x7f5672119000, 8192) <text:s text:c="11"/>= 0</text:p>
      <text:p text:style-name="P32">mmap(NULL, 4096, PROT_READ|PROT_WRITE, MAP_PRIVATE|MAP_ANONYMOUS, -1, 0) = 0x7f567211a000</text:p>
      <text:p text:style-name="P32">open("/proc/self/maps", O_RDONLY) <text:s text:c="6"/>= 3</text:p>
      <text:p text:style-name="P32">read(3, "7fff7000-8fff7000 rw-p 00000000 "..., 4096) = 4057</text:p>
      <text:p text:style-name="P32">read(3, "7f56716b2000-7f56716c3000 r-xp 0"..., 39) = 39</text:p>
      <text:p text:style-name="P32">close(3) <text:s text:c="31"/>= 0</text:p>
      <text:p text:style-name="P32">munmap(0x7f567211a000, 4096) <text:s text:c="11"/>= 0</text:p>
      <text:p text:style-name="P32">mmap(NULL, 8192, PROT_READ|PROT_WRITE, MAP_PRIVATE|MAP_ANONYMOUS, -1, 0) = 0x7f5672119000</text:p>
      <text:p text:style-name="P32">open("/proc/self/maps", O_RDONLY) <text:s text:c="6"/>= 3</text:p>
      <text:p text:style-name="P32">read(3, "7fff7000-8fff7000 rw-p 00000000 "..., 8192) = 4057</text:p>
      <text:p text:style-name="P32">read(3, "7f56716b2000-7f56716c3000 r-xp 0"..., 4135) = 3418</text:p>
      <text:p text:style-name="P32">read(3, "", 717) <text:s text:c="23"/>= 0</text:p>
      <text:p text:style-name="P32">close(3) <text:s text:c="31"/>= 0</text:p>
      <text:p text:style-name="P32">munmap(0x7f5672119000, 8192) <text:s text:c="11"/>= 0</text:p>
      <text:p text:style-name="P32">mmap(0x10004b450000, 1044480, PROT_READ|PROT_WRITE, MAP_PRIVATE|MAP_FIXED|MAP_ANONYMOUS|MAP_NORESERVE, -1, 0) = 0x10004b450000</text:p>
      <text:p text:style-name="P32">madvise(0x10004b450000, 1044480, MADV_NOHUGEPAGE) = 0</text:p>
      <text:p text:style-name="P32">madvise(0x10004b450000, 1044480, MADV_DONTDUMP) = 0</text:p>
      <text:p text:style-name="P32">sigaltstack(NULL, {ss_sp=0x7f5672111000, ss_flags=0, ss_size=32768}) = 0</text:p>
      <text:p text:style-name="P32">mmap(NULL, 4096, PROT_READ|PROT_WRITE, MAP_PRIVATE|MAP_ANONYMOUS, -1, 0) = 0x7f567211a000</text:p>
      <text:p text:style-name="P32">mmap(NULL, 4096, PROT_READ|PROT_WRITE, MAP_PRIVATE|MAP_ANONYMOUS, -1, 0) = 0x7f5672119000</text:p>
      <text:p text:style-name="P32">mmap(NULL, 2097152, PROT_READ|PROT_WRITE, MAP_PRIVATE|MAP_ANONYMOUS, -1, 0) = 0x7f566e401000</text:p>
      <text:p text:style-name="P32">munmap(0x7f566e401000, 1044480) <text:s text:c="8"/>= 0</text:p>
      <text:p text:style-name="P32">munmap(0x7f566e600000, 4096) <text:s text:c="11"/>= 0</text:p>
      <text:p text:style-name="P32">mmap(NULL, 4096, PROT_READ|PROT_WRITE, MAP_PRIVATE|MAP_ANONYMOUS, -1, 0) = 0x7f566e600000</text:p>
      <text:p text:style-name="P32">mmap(NULL, 2097152, PROT_READ|PROT_WRITE, MAP_PRIVATE|MAP_ANONYMOUS, -1, 0) = 0x7f566e300000</text:p>
      <text:p text:style-name="P32">munmap(0x7f566e400000, 1048576) <text:s text:c="8"/>= 0</text:p>
      <text:p text:style-name="P32">mmap(NULL, 1179648, PROT_READ|PROT_WRITE, MAP_PRIVATE|MAP_ANONYMOUS, -1, 0) = 0x7f566e1e0000</text:p>
      <text:p text:style-name="P32">mmap(NULL, 4096, PROT_READ|PROT_WRITE, MAP_PRIVATE|MAP_ANONYMOUS, -1, 0) = 0x7f566e4ff000</text:p>
      <text:p text:style-name="P32">mmap(NULL, 2097152, PROT_READ|PROT_WRITE, MAP_PRIVATE|MAP_ANONYMOUS, -1, 0) = 0x7f566dfe0000</text:p>
      <text:p text:style-name="P32">munmap(0x7f566dfe0000, 131072) <text:s text:c="9"/>= 0</text:p>
      <text:p text:style-name="P32"><text:soft-page-break/>munmap(0x7f566e100000, 917504) <text:s text:c="9"/>= 0</text:p>
      <text:p text:style-name="P32">mmap(NULL, 2097152, PROT_READ|PROT_WRITE, MAP_PRIVATE|MAP_ANONYMOUS, -1, 0) = 0x7f566de00000</text:p>
      <text:p text:style-name="P32">munmap(0x7f566df00000, 1048576) <text:s text:c="8"/>= 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unmap(0x7f566e4ff000, 4096) <text:s text:c="11"/>= 0</text:p>
      <text:p text:style-name="P32">mmap(NULL, 4096, PROT_READ|PROT_WRITE, MAP_PRIVATE|MAP_ANONYMOUS, -1, 0) = 0x7f566e4ff000</text:p>
      <text:p text:style-name="P32">mmap(NULL, 4096, PROT_READ|PROT_WRITE, MAP_PRIVATE|MAP_ANONYMOUS, -1, 0) = 0x7f566e4fe000</text:p>
      <text:p text:style-name="P32">mmap(NULL, 4096, PROT_READ|PROT_WRITE, MAP_PRIVATE|MAP_ANONYMOUS, -1, 0) = 0x7f566e4fd000</text:p>
      <text:p text:style-name="P32">mmap(NULL, 4096, PROT_READ|PROT_WRITE, MAP_PRIVATE|MAP_ANONYMOUS, -1, 0) = 0x7f566e4fc000</text:p>
      <text:p text:style-name="P32">mmap(NULL, 8192, PROT_READ|PROT_WRITE, MAP_PRIVATE|MAP_ANONYMOUS, -1, 0) = 0x7f566e4fa000</text:p>
      <text:p text:style-name="P32">munmap(0x7f566e4fc000, 4096) <text:s text:c="11"/>= 0</text:p>
      <text:p text:style-name="P32">clock_gettime(CLOCK_MONOTONIC, {tv_sec=3788, tv_nsec=61526222}) = 0</text:p>
      <text:p text:style-name="P32">mmap(0x607000000000, 65536, PROT_READ|PROT_WRITE, MAP_PRIVATE|MAP_FIXED|MAP_ANONYMOUS, -1, 0) = 0x607000000000</text:p>
      <text:p text:style-name="P32"><text:soft-page-break/>mmap(0x607e00000000, 65536, PROT_READ|PROT_WRITE, MAP_PRIVATE|MAP_FIXED|MAP_ANONYMOUS, -1, 0) = 0x607e00000000</text:p>
      <text:p text:style-name="P32">mmap(NULL, 65536, PROT_READ|PROT_WRITE, MAP_PRIVATE|MAP_ANONYMOUS, -1, 0) = 0x7f566e4ea000</text:p>
      <text:p text:style-name="P32">clock_gettime(CLOCK_MONOTONIC, {tv_sec=3788, tv_nsec=61596798}) = 0</text:p>
      <text:p text:style-name="P32">mmap(0x60b000000000, 65536, PROT_READ|PROT_WRITE, MAP_PRIVATE|MAP_FIXED|MAP_ANONYMOUS, -1, 0) = 0x60b000000000</text:p>
      <text:p text:style-name="P32">mmap(0x60be00000000, 65536, PROT_READ|PROT_WRITE, MAP_PRIVATE|MAP_FIXED|MAP_ANONYMOUS, -1, 0) = 0x60be00000000</text:p>
      <text:p text:style-name="P32">clock_gettime(CLOCK_MONOTONIC, {tv_sec=3788, tv_nsec=61647431}) = 0</text:p>
      <text:p text:style-name="P32">mmap(0x624000000000, 65536, PROT_READ|PROT_WRITE, MAP_PRIVATE|MAP_FIXED|MAP_ANONYMOUS, -1, 0) = 0x624000000000</text:p>
      <text:p text:style-name="P32">mmap(0x624e00000000, 65536, PROT_READ|PROT_WRITE, MAP_PRIVATE|MAP_FIXED|MAP_ANONYMOUS, -1, 0) = 0x624e00000000</text:p>
      <text:p text:style-name="P32">mmap(0x631000000000, 131072, PROT_READ|PROT_WRITE, MAP_PRIVATE|MAP_FIXED|MAP_ANONYMOUS, -1, 0) = 0x631000000000</text:p>
      <text:p text:style-name="P32">mmap(0x631e00000000, 65536, PROT_READ|PROT_WRITE, MAP_PRIVATE|MAP_FIXED|MAP_ANONYMOUS, -1, 0) = 0x631e00000000</text:p>
      <text:p text:style-name="P32">mmap(NULL, 4096, PROT_READ|PROT_WRITE, MAP_PRIVATE|MAP_ANONYMOUS, -1, 0) = 0x7f566e4fc000</text:p>
      <text:p text:style-name="P32">mmap(NULL, 4096, PROT_READ|PROT_WRITE, MAP_PRIVATE|MAP_ANONYMOUS, -1, 0) = 0x7f566e4e9000</text:p>
      <text:p text:style-name="P32">mmap(NULL, 4096, PROT_READ|PROT_WRITE, MAP_PRIVATE|MAP_ANONYMOUS, -1, 0) = 0x7f566e4e8000</text:p>
      <text:p text:style-name="P32">mmap(NULL, 36864, PROT_READ|PROT_WRITE, MAP_PRIVATE|MAP_ANONYMOUS, -1, 0) = 0x7f566e4df000</text:p>
      <text:p text:style-name="P32">munmap(0x7f566e4e8000, 4096) <text:s text:c="11"/>= 0</text:p>
      <text:p text:style-name="P32">futex(0x7f56716a46bc, FUTEX_WAKE_PRIVATE, 2147483647) = 0</text:p>
      <text:p text:style-name="P32">futex(0x7f56716a46c8, FUTEX_WAKE_PRIVATE, 2147483647) = 0</text:p>
      <text:p text:style-name="P32">fstat(1, {st_mode=S_IFCHR|0620, st_rdev=makedev(0x88, 0), ...}) = 0</text:p>
      <text:p text:style-name="P32">mmap(0x619000000000, 65536, PROT_READ|PROT_WRITE, MAP_PRIVATE|MAP_FIXED|MAP_ANONYMOUS, -1, 0) = 0x619000000000</text:p>
      <text:p text:style-name="P32">mmap(0x619e00000000, 65536, PROT_READ|PROT_WRITE, MAP_PRIVATE|MAP_FIXED|MAP_ANONYMOUS, -1, 0) = 0x619e00000000</text:p>
      <text:p text:style-name="P32">write(1, "Enter 1 or 2 to select a functio"..., 48Enter 1 or 2 to select a function or -1 to exit</text:p>
      <text:p text:style-name="P32">) = 48</text:p>
      <text:p text:style-name="P32">fstat(0, {st_mode=S_IFCHR|0620, st_rdev=makedev(0x88, 0), ...}) = 0</text:p>
      <text:p text:style-name="P30"><text:span text:style-name="T2">read(0, </text:span></text:p>
      <text:p text:style-name="P31"><text:span text:style-name="T2"/></text:p>
      <text:p text:style-name="P31"><text:span text:style-name="T2">Лабороторная 5-7 </text:span></text:p>
      <text:p text:style-name="P31"><text:span text:style-name="T2"/></text:p>
      <text:p text:style-name="P31"><text:span text:style-name="T2"/></text:p>
      <text:p text:style-name="P29">user@user-GF63-Thin-11UD:~/OSlab5-7$ strace ./control_node</text:p>
      <text:p text:style-name="P29">execve("./control_node", ["./control_node"], 0x7ffd022e51f0 /* 57 vars */) = 0</text:p>
      <text:p text:style-name="P29">brk(NULL) <text:s text:c="30"/>= 0x5602f6ed7000</text:p>
      <text:p text:style-name="P29">arch_prctl(0x3001 /* ARCH_??? */, 0x7ffeda47b2f0) = -1 EINVAL (Недопустимый аргумент)</text:p>
      <text:p text:style-name="P29">access("/etc/ld.so.preload", R_OK) <text:s text:c="5"/>= -1 ENOENT (Нет такого файла или каталога)</text:p>
      <text:p text:style-name="P29">openat(AT_FDCWD, "/etc/ld.so.cache", O_RDONLY|O_CLOEXEC) = 3</text:p>
      <text:p text:style-name="P29">fstat(3, {st_mode=S_IFREG|0644, st_size=69382, ...}) = 0</text:p>
      <text:p text:style-name="P29">mmap(NULL, 69382, PROT_READ, MAP_PRIVATE, 3, 0) = 0x7f21b5c80000</text:p>
      <text:p text:style-name="P29">close(3) <text:s text:c="31"/>= 0</text:p>
      <text:p text:style-name="P29">openat(AT_FDCWD, "/lib/x86_64-linux-gnu/libzmq.so.5", O_RDONLY|O_CLOEXEC) = 3</text:p>
      <text:p text:style-name="P29"><text:soft-page-break/>read(3, "\177ELF\2\1\1\0\0\0\0\0\0\0\0\0\3\0&gt;\0\1\0\0\0`z\1\0\0\0\0\0"..., 832) = 832</text:p>
      <text:p text:style-name="P29">fstat(3, {st_mode=S_IFREG|0644, st_size=675776, ...}) = 0</text:p>
      <text:p text:style-name="P29">mmap(NULL, 8192, PROT_READ|PROT_WRITE, MAP_PRIVATE|MAP_ANONYMOUS, -1, 0) = 0x7f21b5c7e000</text:p>
      <text:p text:style-name="P29">mmap(NULL, 678128, PROT_READ, MAP_PRIVATE|MAP_DENYWRITE, 3, 0) = 0x7f21b5bd8000</text:p>
      <text:p text:style-name="P29">mmap(0x7f21b5bee000, 430080, PROT_READ|PROT_EXEC, MAP_PRIVATE|MAP_FIXED|MAP_DENYWRITE, 3, 0x16000) = 0x7f21b5bee000</text:p>
      <text:p text:style-name="P29">mmap(0x7f21b5c57000, 126976, PROT_READ, MAP_PRIVATE|MAP_FIXED|MAP_DENYWRITE, 3, 0x7f000) = 0x7f21b5c57000</text:p>
      <text:p text:style-name="P29">mmap(0x7f21b5c76000, 32768, PROT_READ|PROT_WRITE, MAP_PRIVATE|MAP_FIXED|MAP_DENYWRITE, 3, 0x9d000) = 0x7f21b5c76000</text:p>
      <text:p text:style-name="P29">close(3) <text:s text:c="31"/>= 0</text:p>
      <text:p text:style-name="P28">openat(AT_FDCWD, "/lib/x86_64-linux-gnu/libpthread.so.0", O_RDONLY|O_CLOEXEC) = 3</text:p>
      <text:p text:style-name="P1">read(3, "\177ELF\2\1\1\0\0\0\0\0\0\0\0\0\3\0&gt;\0\1\0\0\0\220q\0\0\0\0\0\0"..., 832) = 832</text:p>
      <text:p text:style-name="P1">pread64(3, "\4\0\0\0\24\0\0\0\3\0\0\0GNU\0\f\4K\246\21\256\356\256\273\203t\346`\6\0374"..., 68, 824) = 68</text:p>
      <text:p text:style-name="P1">fstat(3, {st_mode=S_IFREG|0755, st_size=157224, ...}) = 0</text:p>
      <text:p text:style-name="P1">pread64(3, "\4\0\0\0\24\0\0\0\3\0\0\0GNU\0\f\4K\246\21\256\356\256\273\203t\346`\6\0374"..., 68, 824) = 68</text:p>
      <text:p text:style-name="P1">mmap(NULL, 140408, PROT_READ, MAP_PRIVATE|MAP_DENYWRITE, 3, 0) = 0x7f21b5bb5000</text:p>
      <text:p text:style-name="P1">mmap(0x7f21b5bbb000, 69632, PROT_READ|PROT_EXEC, MAP_PRIVATE|MAP_FIXED|MAP_DENYWRITE, 3, 0x6000) = 0x7f21b5bbb000</text:p>
      <text:p text:style-name="P1">mmap(0x7f21b5bcc000, 24576, PROT_READ, MAP_PRIVATE|MAP_FIXED|MAP_DENYWRITE, 3, 0x17000) = 0x7f21b5bcc000</text:p>
      <text:p text:style-name="P1">mmap(0x7f21b5bd2000, 8192, PROT_READ|PROT_WRITE, MAP_PRIVATE|MAP_FIXED|MAP_DENYWRITE, 3, 0x1c000) = 0x7f21b5bd2000</text:p>
      <text:p text:style-name="P1">mmap(0x7f21b5bd4000, 13432, PROT_READ|PROT_WRITE, MAP_PRIVATE|MAP_FIXED|MAP_ANONYMOUS, -1, 0) = 0x7f21b5bd4000</text:p>
      <text:p text:style-name="P1">close(3) <text:s text:c="31"/>= 0</text:p>
      <text:p text:style-name="P1">openat(AT_FDCWD, "/lib/x86_64-linux-gnu/libuuid.so.1", O_RDONLY|O_CLOEXEC) = 3</text:p>
      <text:p text:style-name="P1">read(3, "\177ELF\2\1\1\0\0\0\0\0\0\0\0\0\3\0&gt;\0\1\0\0\0\200%\0\0\0\0\0\0"..., 832) = 832</text:p>
      <text:p text:style-name="P1">fstat(3, {st_mode=S_IFREG|0644, st_size=30936, ...}) = 0</text:p>
      <text:p text:style-name="P1">mmap(NULL, 32792, PROT_READ, MAP_PRIVATE|MAP_DENYWRITE, 3, 0) = 0x7f21b5bac000</text:p>
      <text:p text:style-name="P1">mmap(0x7f21b5bae000, 16384, PROT_READ|PROT_EXEC, MAP_PRIVATE|MAP_FIXED|MAP_DENYWRITE, 3, 0x2000) = 0x7f21b5bae000</text:p>
      <text:p text:style-name="P1">mmap(0x7f21b5bb2000, 4096, PROT_READ, MAP_PRIVATE|MAP_FIXED|MAP_DENYWRITE, 3, 0x6000) = 0x7f21b5bb2000</text:p>
      <text:p text:style-name="P1"><text:soft-page-break/>mmap(0x7f21b5bb3000, 8192, PROT_READ|PROT_WRITE, MAP_PRIVATE|MAP_FIXED|MAP_DENYWRITE, 3, 0x6000) = 0x7f21b5bb3000</text:p>
      <text:p text:style-name="P1">close(3) <text:s text:c="31"/>= 0</text:p>
      <text:p text:style-name="P1">openat(AT_FDCWD, "/lib/x86_64-linux-gnu/libc.so.6", O_RDONLY|O_CLOEXEC) = 3</text:p>
      <text:p text:style-name="P1">read(3, "\177ELF\2\1\1\3\0\0\0\0\0\0\0\0\3\0&gt;\0\1\0\0\0\300A\2\0\0\0\0\0"..., 832) = 832</text:p>
      <text:p text:style-name="P1">pread64(3, "\6\0\0\0\4\0\0\0@\0\0\0\0\0\0\0@\0\0\0\0\0\0\0@\0\0\0\0\0\0\0"..., 784, 64) = 784</text:p>
      <text:p text:style-name="P1">pread64(3, "\4\0\0\0\20\0\0\0\5\0\0\0GNU\0\2\0\0\300\4\0\0\0\3\0\0\0\0\0\0\0", 32, 848) = 32</text:p>
      <text:p text:style-name="P1">pread64(3, "\4\0\0\0\24\0\0\0\3\0\0\0GNU\0\356\276]_K`\213\212S\354Dkc\230\33\272"..., 68, 880) = 68</text:p>
      <text:p text:style-name="P1">fstat(3, {st_mode=S_IFREG|0755, st_size=2029592, ...}) = 0</text:p>
      <text:p text:style-name="P1">pread64(3, "\6\0\0\0\4\0\0\0@\0\0\0\0\0\0\0@\0\0\0\0\0\0\0@\0\0\0\0\0\0\0"..., 784, 64) = 784</text:p>
      <text:p text:style-name="P1">pread64(3, "\4\0\0\0\20\0\0\0\5\0\0\0GNU\0\2\0\0\300\4\0\0\0\3\0\0\0\0\0\0\0", 32, 848) = 32</text:p>
      <text:p text:style-name="P1">pread64(3, "\4\0\0\0\24\0\0\0\3\0\0\0GNU\0\356\276]_K`\213\212S\354Dkc\230\33\272"..., 68, 880) = 68</text:p>
      <text:p text:style-name="P1">mmap(NULL, 2037344, PROT_READ, MAP_PRIVATE|MAP_DENYWRITE, 3, 0) = 0x7f21b59ba000</text:p>
      <text:p text:style-name="P1">mmap(0x7f21b59dc000, 1540096, PROT_READ|PROT_EXEC, MAP_PRIVATE|MAP_FIXED|MAP_DENYWRITE, 3, 0x22000) = 0x7f21b59dc000</text:p>
      <text:p text:style-name="P1">mmap(0x7f21b5b54000, 319488, PROT_READ, MAP_PRIVATE|MAP_FIXED|MAP_DENYWRITE, 3, 0x19a000) = 0x7f21b5b54000</text:p>
      <text:p text:style-name="P1">mmap(0x7f21b5ba2000, 24576, PROT_READ|PROT_WRITE, MAP_PRIVATE|MAP_FIXED|MAP_DENYWRITE, 3, 0x1e7000) = 0x7f21b5ba2000</text:p>
      <text:p text:style-name="P1">mmap(0x7f21b5ba8000, 13920, PROT_READ|PROT_WRITE, MAP_PRIVATE|MAP_FIXED|MAP_ANONYMOUS, -1, 0) = 0x7f21b5ba8000</text:p>
      <text:p text:style-name="P1">close(3) <text:s text:c="31"/>= 0</text:p>
      <text:p text:style-name="P1">openat(AT_FDCWD, "/lib/x86_64-linux-gnu/libsodium.so.23", O_RDONLY|O_CLOEXEC) = 3</text:p>
      <text:p text:style-name="P1">read(3, "\177ELF\2\1\1\0\0\0\0\0\0\0\0\0\3\0&gt;\0\1\0\0\0\200\302\0\0\0\0\0\0"..., 832) = 832</text:p>
      <text:p text:style-name="P1">fstat(3, {st_mode=S_IFREG|0644, st_size=355016, ...}) = 0</text:p>
      <text:p text:style-name="P1">mmap(NULL, 357384, PROT_READ, MAP_PRIVATE|MAP_DENYWRITE, 3, 0) = 0x7f21b5962000</text:p>
      <text:p text:style-name="P1">mmap(0x7f21b596e000, 229376, PROT_READ|PROT_EXEC, MAP_PRIVATE|MAP_FIXED|MAP_DENYWRITE, 3, 0xc000) = 0x7f21b596e000</text:p>
      <text:p text:style-name="P1"><text:soft-page-break/>mmap(0x7f21b59a6000, 73728, PROT_READ, MAP_PRIVATE|MAP_FIXED|MAP_DENYWRITE, 3, 0x44000) = 0x7f21b59a6000</text:p>
      <text:p text:style-name="P1">mmap(0x7f21b59b8000, 8192, PROT_READ|PROT_WRITE, MAP_PRIVATE|MAP_FIXED|MAP_DENYWRITE, 3, 0x55000) = 0x7f21b59b8000</text:p>
      <text:p text:style-name="P1">close(3) <text:s text:c="31"/>= 0</text:p>
      <text:p text:style-name="P1">openat(AT_FDCWD, "/lib/x86_64-linux-gnu/libpgm-5.2.so.0", O_RDONLY|O_CLOEXEC) = 3</text:p>
      <text:p text:style-name="P1">read(3, "\177ELF\2\1\1\0\0\0\0\0\0\0\0\0\3\0&gt;\0\1\0\0\0\240L\0\0\0\0\0\0"..., 832) = 832</text:p>
      <text:p text:style-name="P1">fstat(3, {st_mode=S_IFREG|0644, st_size=302056, ...}) = 0</text:p>
      <text:p text:style-name="P1">mmap(NULL, 321584, PROT_READ, MAP_PRIVATE|MAP_DENYWRITE, 3, 0) = 0x7f21b5913000</text:p>
      <text:p text:style-name="P1">mmap(0x7f21b5917000, 163840, PROT_READ|PROT_EXEC, MAP_PRIVATE|MAP_FIXED|MAP_DENYWRITE, 3, 0x4000) = 0x7f21b5917000</text:p>
      <text:p text:style-name="P1">mmap(0x7f21b593f000, 118784, PROT_READ, MAP_PRIVATE|MAP_FIXED|MAP_DENYWRITE, 3, 0x2c000) = 0x7f21b593f000</text:p>
      <text:p text:style-name="P1">mmap(0x7f21b595c000, 8192, PROT_READ|PROT_WRITE, MAP_PRIVATE|MAP_FIXED|MAP_DENYWRITE, 3, 0x48000) = 0x7f21b595c000</text:p>
      <text:p text:style-name="P1">mmap(0x7f21b595e000, 14384, PROT_READ|PROT_WRITE, MAP_PRIVATE|MAP_FIXED|MAP_ANONYMOUS, -1, 0) = 0x7f21b595e000</text:p>
      <text:p text:style-name="P1">close(3) <text:s text:c="31"/>= 0</text:p>
      <text:p text:style-name="P1">openat(AT_FDCWD, "/lib/x86_64-linux-gnu/libnorm.so.1", O_RDONLY|O_CLOEXEC) = 3</text:p>
      <text:p text:style-name="P1">read(3, "\177ELF\2\1\1\0\0\0\0\0\0\0\0\0\3\0&gt;\0\1\0\0\0\0\257\0\0\0\0\0\0"..., 832) = 832</text:p>
      <text:p text:style-name="P1">fstat(3, {st_mode=S_IFREG|0644, st_size=690344, ...}) = 0</text:p>
      <text:p text:style-name="P1">mmap(NULL, 8192, PROT_READ|PROT_WRITE, MAP_PRIVATE|MAP_ANONYMOUS, -1, 0) = 0x7f21b5911000</text:p>
      <text:p text:style-name="P1">mmap(NULL, 1420000, PROT_READ, MAP_PRIVATE|MAP_DENYWRITE, 3, 0) = 0x7f21b57b6000</text:p>
      <text:p text:style-name="P1">mmap(0x7f21b57c0000, 421888, PROT_READ|PROT_EXEC, MAP_PRIVATE|MAP_FIXED|MAP_DENYWRITE, 3, 0xa000) = 0x7f21b57c0000</text:p>
      <text:p text:style-name="P1">mmap(0x7f21b5827000, 217088, PROT_READ, MAP_PRIVATE|MAP_FIXED|MAP_DENYWRITE, 3, 0x71000) = 0x7f21b5827000</text:p>
      <text:p text:style-name="P1">mmap(0x7f21b585c000, 16384, PROT_READ|PROT_WRITE, MAP_PRIVATE|MAP_FIXED|MAP_DENYWRITE, 3, 0xa5000) = 0x7f21b585c000</text:p>
      <text:p text:style-name="P1">mmap(0x7f21b5860000, 723680, PROT_READ|PROT_WRITE, MAP_PRIVATE|MAP_FIXED|MAP_ANONYMOUS, -1, 0) = 0x7f21b5860000</text:p>
      <text:p text:style-name="P1">close(3) <text:s text:c="31"/>= 0</text:p>
      <text:p text:style-name="P1"><text:soft-page-break/>openat(AT_FDCWD, "/lib/x86_64-linux-gnu/libgssapi_krb5.so.2", O_RDONLY|O_CLOEXEC) = 3</text:p>
      <text:p text:style-name="P1">read(3, "\177ELF\2\1\1\0\0\0\0\0\0\0\0\0\3\0&gt;\0\1\0\0\0P\321\0\0\0\0\0\0"..., 832) = 832</text:p>
      <text:p text:style-name="P1">fstat(3, {st_mode=S_IFREG|0644, st_size=309712, ...}) = 0</text:p>
      <text:p text:style-name="P1">mmap(NULL, 312128, PROT_READ, MAP_PRIVATE|MAP_DENYWRITE, 3, 0) = 0x7f21b5769000</text:p>
      <text:p text:style-name="P1">mmap(0x7f21b5774000, 204800, PROT_READ|PROT_EXEC, MAP_PRIVATE|MAP_FIXED|MAP_DENYWRITE, 3, 0xb000) = 0x7f21b5774000</text:p>
      <text:p text:style-name="P1">mmap(0x7f21b57a6000, 49152, PROT_READ, MAP_PRIVATE|MAP_FIXED|MAP_DENYWRITE, 3, 0x3d000) = 0x7f21b57a6000</text:p>
      <text:p text:style-name="P1">mmap(0x7f21b57b2000, 16384, PROT_READ|PROT_WRITE, MAP_PRIVATE|MAP_FIXED|MAP_DENYWRITE, 3, 0x48000) = 0x7f21b57b2000</text:p>
      <text:p text:style-name="P1">close(3) <text:s text:c="31"/>= 0</text:p>
      <text:p text:style-name="P1">openat(AT_FDCWD, "/lib/x86_64-linux-gnu/libstdc++.so.6", O_RDONLY|O_CLOEXEC) = 3</text:p>
      <text:p text:style-name="P1">read(3, "\177ELF\2\1\1\3\0\0\0\0\0\0\0\0\3\0&gt;\0\1\0\0\0 \341\t\0\0\0\0\0"..., 832) = 832</text:p>
      <text:p text:style-name="P1">fstat(3, {st_mode=S_IFREG|0644, st_size=1956992, ...}) = 0</text:p>
      <text:p text:style-name="P1">mmap(NULL, 1972224, PROT_READ, MAP_PRIVATE|MAP_DENYWRITE, 3, 0) = 0x7f21b5587000</text:p>
      <text:p text:style-name="P1">mprotect(0x7f21b561d000, 1290240, PROT_NONE) = 0</text:p>
      <text:p text:style-name="P1">mmap(0x7f21b561d000, 987136, PROT_READ|PROT_EXEC, MAP_PRIVATE|MAP_FIXED|MAP_DENYWRITE, 3, 0x96000) = 0x7f21b561d000</text:p>
      <text:p text:style-name="P1">mmap(0x7f21b570e000, 299008, PROT_READ, MAP_PRIVATE|MAP_FIXED|MAP_DENYWRITE, 3, 0x187000) = 0x7f21b570e000</text:p>
      <text:p text:style-name="P1">mmap(0x7f21b5758000, 57344, PROT_READ|PROT_WRITE, MAP_PRIVATE|MAP_FIXED|MAP_DENYWRITE, 3, 0x1d0000) = 0x7f21b5758000</text:p>
      <text:p text:style-name="P1">mmap(0x7f21b5766000, 10240, PROT_READ|PROT_WRITE, MAP_PRIVATE|MAP_FIXED|MAP_ANONYMOUS, -1, 0) = 0x7f21b5766000</text:p>
      <text:p text:style-name="P1">close(3) <text:s text:c="31"/>= 0</text:p>
      <text:p text:style-name="P1">openat(AT_FDCWD, "/lib/x86_64-linux-gnu/libgcc_s.so.1", O_RDONLY|O_CLOEXEC) = 3</text:p>
      <text:p text:style-name="P1">read(3, "\177ELF\2\1\1\0\0\0\0\0\0\0\0\0\3\0&gt;\0\1\0\0\0\3405\0\0\0\0\0\0"..., 832) = 832</text:p>
      <text:p text:style-name="P1">fstat(3, {st_mode=S_IFREG|0644, st_size=104984, ...}) = 0</text:p>
      <text:p text:style-name="P1">mmap(NULL, 107592, PROT_READ, MAP_PRIVATE|MAP_DENYWRITE, 3, 0) = 0x7f21b556c000</text:p>
      <text:p text:style-name="P1">mmap(0x7f21b556f000, 73728, PROT_READ|PROT_EXEC, MAP_PRIVATE|MAP_FIXED|MAP_DENYWRITE, 3, 0x3000) = 0x7f21b556f000</text:p>
      <text:p text:style-name="P1"><text:soft-page-break/>mmap(0x7f21b5581000, 16384, PROT_READ, MAP_PRIVATE|MAP_FIXED|MAP_DENYWRITE, 3, 0x15000) = 0x7f21b5581000</text:p>
      <text:p text:style-name="P1">mmap(0x7f21b5585000, 8192, PROT_READ|PROT_WRITE, MAP_PRIVATE|MAP_FIXED|MAP_DENYWRITE, 3, 0x18000) = 0x7f21b5585000</text:p>
      <text:p text:style-name="P1">close(3) <text:s text:c="31"/>= 0</text:p>
      <text:p text:style-name="P1">openat(AT_FDCWD, "/lib/x86_64-linux-gnu/libm.so.6", O_RDONLY|O_CLOEXEC) = 3</text:p>
      <text:p text:style-name="P1">read(3, "\177ELF\2\1\1\3\0\0\0\0\0\0\0\0\3\0&gt;\0\1\0\0\0\300\323\0\0\0\0\0\0"..., 832) = 832</text:p>
      <text:p text:style-name="P1">fstat(3, {st_mode=S_IFREG|0644, st_size=1369384, ...}) = 0</text:p>
      <text:p text:style-name="P1">mmap(NULL, 1368336, PROT_READ, MAP_PRIVATE|MAP_DENYWRITE, 3, 0) = 0x7f21b541d000</text:p>
      <text:p text:style-name="P1">mmap(0x7f21b542a000, 684032, PROT_READ|PROT_EXEC, MAP_PRIVATE|MAP_FIXED|MAP_DENYWRITE, 3, 0xd000) = 0x7f21b542a000</text:p>
      <text:p text:style-name="P1">mmap(0x7f21b54d1000, 626688, PROT_READ, MAP_PRIVATE|MAP_FIXED|MAP_DENYWRITE, 3, 0xb4000) = 0x7f21b54d1000</text:p>
      <text:p text:style-name="P1">mmap(0x7f21b556a000, 8192, PROT_READ|PROT_WRITE, MAP_PRIVATE|MAP_FIXED|MAP_DENYWRITE, 3, 0x14c000) = 0x7f21b556a000</text:p>
      <text:p text:style-name="P1">close(3) <text:s text:c="31"/>= 0</text:p>
      <text:p text:style-name="P1">openat(AT_FDCWD, "/lib/x86_64-linux-gnu/libkrb5.so.3", O_RDONLY|O_CLOEXEC) = 3</text:p>
      <text:p text:style-name="P1">read(3, "\177ELF\2\1\1\0\0\0\0\0\0\0\0\0\3\0&gt;\0\1\0\0\0 ?\2\0\0\0\0\0"..., 832) = 832</text:p>
      <text:p text:style-name="P1">fstat(3, {st_mode=S_IFREG|0644, st_size=902016, ...}) = 0</text:p>
      <text:p text:style-name="P1">mmap(NULL, 8192, PROT_READ|PROT_WRITE, MAP_PRIVATE|MAP_ANONYMOUS, -1, 0) = 0x7f21b541b000</text:p>
      <text:p text:style-name="P1">mmap(NULL, 904640, PROT_READ, MAP_PRIVATE|MAP_DENYWRITE, 3, 0) = 0x7f21b533e000</text:p>
      <text:p text:style-name="P1">mprotect(0x7f21b5360000, 700416, PROT_NONE) = 0</text:p>
      <text:p text:style-name="P1">mmap(0x7f21b5360000, 397312, PROT_READ|PROT_EXEC, MAP_PRIVATE|MAP_FIXED|MAP_DENYWRITE, 3, 0x22000) = 0x7f21b5360000</text:p>
      <text:p text:style-name="P1">mmap(0x7f21b53c1000, 299008, PROT_READ, MAP_PRIVATE|MAP_FIXED|MAP_DENYWRITE, 3, 0x83000) = 0x7f21b53c1000</text:p>
      <text:p text:style-name="P1">mmap(0x7f21b540b000, 65536, PROT_READ|PROT_WRITE, MAP_PRIVATE|MAP_FIXED|MAP_DENYWRITE, 3, 0xcc000) = 0x7f21b540b000</text:p>
      <text:p text:style-name="P1">close(3) <text:s text:c="31"/>= 0</text:p>
      <text:p text:style-name="P1">openat(AT_FDCWD, "/lib/x86_64-linux-gnu/libk5crypto.so.3", O_RDONLY|O_CLOEXEC) = 3</text:p>
      <text:p text:style-name="P1">read(3, "\177ELF\2\1\1\0\0\0\0\0\0\0\0\0\3\0&gt;\0\1\0\0\0\240D\0\0\0\0\0\0"..., 832) = 832</text:p>
      <text:p text:style-name="P1">fstat(3, {st_mode=S_IFREG|0644, st_size=191040, ...}) = 0</text:p>
      <text:p text:style-name="P1"><text:soft-page-break/>mmap(NULL, 196696, PROT_READ, MAP_PRIVATE|MAP_DENYWRITE, 3, 0) = 0x7f21b530d000</text:p>
      <text:p text:style-name="P1">mprotect(0x7f21b5311000, 172032, PROT_NONE) = 0</text:p>
      <text:p text:style-name="P1">mmap(0x7f21b5311000, 114688, PROT_READ|PROT_EXEC, MAP_PRIVATE|MAP_FIXED|MAP_DENYWRITE, 3, 0x4000) = 0x7f21b5311000</text:p>
      <text:p text:style-name="P1">mmap(0x7f21b532d000, 53248, PROT_READ, MAP_PRIVATE|MAP_FIXED|MAP_DENYWRITE, 3, 0x20000) = 0x7f21b532d000</text:p>
      <text:p text:style-name="P1">mmap(0x7f21b533b000, 8192, PROT_READ|PROT_WRITE, MAP_PRIVATE|MAP_FIXED|MAP_DENYWRITE, 3, 0x2d000) = 0x7f21b533b000</text:p>
      <text:p text:style-name="P1">mmap(0x7f21b533d000, 88, PROT_READ|PROT_WRITE, MAP_PRIVATE|MAP_FIXED|MAP_ANONYMOUS, -1, 0) = 0x7f21b533d000</text:p>
      <text:p text:style-name="P1">close(3) <text:s text:c="31"/>= 0</text:p>
      <text:p text:style-name="P1">openat(AT_FDCWD, "/lib/x86_64-linux-gnu/libcom_err.so.2", O_RDONLY|O_CLOEXEC) = 3</text:p>
      <text:p text:style-name="P1">read(3, "\177ELF\2\1\1\0\0\0\0\0\0\0\0\0\3\0&gt;\0\1\0\0\0\200$\0\0\0\0\0\0"..., 832) = 832</text:p>
      <text:p text:style-name="P1">fstat(3, {st_mode=S_IFREG|0644, st_size=22600, ...}) = 0</text:p>
      <text:p text:style-name="P1">mmap(NULL, 24744, PROT_READ, MAP_PRIVATE|MAP_DENYWRITE, 3, 0) = 0x7f21b5306000</text:p>
      <text:p text:style-name="P1">mmap(0x7f21b5308000, 8192, PROT_READ|PROT_EXEC, MAP_PRIVATE|MAP_FIXED|MAP_DENYWRITE, 3, 0x2000) = 0x7f21b5308000</text:p>
      <text:p text:style-name="P1">mmap(0x7f21b530a000, 4096, PROT_READ, MAP_PRIVATE|MAP_FIXED|MAP_DENYWRITE, 3, 0x4000) = 0x7f21b530a000</text:p>
      <text:p text:style-name="P1">mmap(0x7f21b530b000, 8192, PROT_READ|PROT_WRITE, MAP_PRIVATE|MAP_FIXED|MAP_DENYWRITE, 3, 0x4000) = 0x7f21b530b000</text:p>
      <text:p text:style-name="P1">close(3) <text:s text:c="31"/>= 0</text:p>
      <text:p text:style-name="P1">openat(AT_FDCWD, "/lib/x86_64-linux-gnu/libkrb5support.so.0", O_RDONLY|O_CLOEXEC) = 3</text:p>
      <text:p text:style-name="P1">read(3, "\177ELF\2\1\1\0\0\0\0\0\0\0\0\0\3\0&gt;\0\1\0\0\0\3605\0\0\0\0\0\0"..., 832) = 832</text:p>
      <text:p text:style-name="P1">fstat(3, {st_mode=S_IFREG|0644, st_size=56096, ...}) = 0</text:p>
      <text:p text:style-name="P1">mmap(NULL, 58344, PROT_READ, MAP_PRIVATE|MAP_DENYWRITE, 3, 0) = 0x7f21b52f7000</text:p>
      <text:p text:style-name="P1">mmap(0x7f21b52fa000, 28672, PROT_READ|PROT_EXEC, MAP_PRIVATE|MAP_FIXED|MAP_DENYWRITE, 3, 0x3000) = 0x7f21b52fa000</text:p>
      <text:p text:style-name="P1">mmap(0x7f21b5301000, 12288, PROT_READ, MAP_PRIVATE|MAP_FIXED|MAP_DENYWRITE, 3, 0xa000) = 0x7f21b5301000</text:p>
      <text:p text:style-name="P1">mmap(0x7f21b5304000, 8192, PROT_READ|PROT_WRITE, MAP_PRIVATE|MAP_FIXED|MAP_DENYWRITE, 3, 0xc000) = 0x7f21b5304000</text:p>
      <text:p text:style-name="P1">close(3) <text:s text:c="31"/>= 0</text:p>
      <text:p text:style-name="P1"><text:soft-page-break/>openat(AT_FDCWD, "/lib/x86_64-linux-gnu/libkeyutils.so.1", O_RDONLY|O_CLOEXEC) = 3</text:p>
      <text:p text:style-name="P1">read(3, "\177ELF\2\1\1\0\0\0\0\0\0\0\0\0\3\0&gt;\0\1\0\0\0@\"\0\0\0\0\0\0"..., 832) = 832</text:p>
      <text:p text:style-name="P1">fstat(3, {st_mode=S_IFREG|0644, st_size=22600, ...}) = 0</text:p>
      <text:p text:style-name="P1">mmap(NULL, 24592, PROT_READ, MAP_PRIVATE|MAP_DENYWRITE, 3, 0) = 0x7f21b52f0000</text:p>
      <text:p text:style-name="P1">mmap(0x7f21b52f2000, 8192, PROT_READ|PROT_EXEC, MAP_PRIVATE|MAP_FIXED|MAP_DENYWRITE, 3, 0x2000) = 0x7f21b52f2000</text:p>
      <text:p text:style-name="P1">mmap(0x7f21b52f4000, 4096, PROT_READ, MAP_PRIVATE|MAP_FIXED|MAP_DENYWRITE, 3, 0x4000) = 0x7f21b52f4000</text:p>
      <text:p text:style-name="P1">mmap(0x7f21b52f5000, 8192, PROT_READ|PROT_WRITE, MAP_PRIVATE|MAP_FIXED|MAP_DENYWRITE, 3, 0x4000) = 0x7f21b52f5000</text:p>
      <text:p text:style-name="P1">close(3) <text:s text:c="31"/>= 0</text:p>
      <text:p text:style-name="P1">openat(AT_FDCWD, "/lib/x86_64-linux-gnu/libresolv.so.2", O_RDONLY|O_CLOEXEC) = 3</text:p>
      <text:p text:style-name="P1">read(3, "\177ELF\2\1\1\0\0\0\0\0\0\0\0\0\3\0&gt;\0\1\0\0\0 G\0\0\0\0\0\0"..., 832) = 832</text:p>
      <text:p text:style-name="P1">fstat(3, {st_mode=S_IFREG|0644, st_size=101352, ...}) = 0</text:p>
      <text:p text:style-name="P1">mmap(NULL, 113280, PROT_READ, MAP_PRIVATE|MAP_DENYWRITE, 3, 0) = 0x7f21b52d4000</text:p>
      <text:p text:style-name="P1">mmap(0x7f21b52d8000, 65536, PROT_READ|PROT_EXEC, MAP_PRIVATE|MAP_FIXED|MAP_DENYWRITE, 3, 0x4000) = 0x7f21b52d8000</text:p>
      <text:p text:style-name="P1">mmap(0x7f21b52e8000, 16384, PROT_READ, MAP_PRIVATE|MAP_FIXED|MAP_DENYWRITE, 3, 0x14000) = 0x7f21b52e8000</text:p>
      <text:p text:style-name="P1">mmap(0x7f21b52ec000, 8192, PROT_READ|PROT_WRITE, MAP_PRIVATE|MAP_FIXED|MAP_DENYWRITE, 3, 0x17000) = 0x7f21b52ec000</text:p>
      <text:p text:style-name="P1">mmap(0x7f21b52ee000, 6784, PROT_READ|PROT_WRITE, MAP_PRIVATE|MAP_FIXED|MAP_ANONYMOUS, -1, 0) = 0x7f21b52ee000</text:p>
      <text:p text:style-name="P1">close(3) <text:s text:c="31"/>= 0</text:p>
      <text:p text:style-name="P1">mmap(NULL, 8192, PROT_READ|PROT_WRITE, MAP_PRIVATE|MAP_ANONYMOUS, -1, 0) = 0x7f21b52d2000</text:p>
      <text:p text:style-name="P1">openat(AT_FDCWD, "/lib/x86_64-linux-gnu/libdl.so.2", O_RDONLY|O_CLOEXEC) = 3</text:p>
      <text:p text:style-name="P1">read(3, "\177ELF\2\1\1\0\0\0\0\0\0\0\0\0\3\0&gt;\0\1\0\0\0 \22\0\0\0\0\0\0"..., 832) = 832</text:p>
      <text:p text:style-name="P1">fstat(3, {st_mode=S_IFREG|0644, st_size=18848, ...}) = 0</text:p>
      <text:p text:style-name="P1">mmap(NULL, 20752, PROT_READ, MAP_PRIVATE|MAP_DENYWRITE, 3, 0) = 0x7f21b52cc000</text:p>
      <text:p text:style-name="P1"><text:soft-page-break/>mmap(0x7f21b52cd000, 8192, PROT_READ|PROT_EXEC, MAP_PRIVATE|MAP_FIXED|MAP_DENYWRITE, 3, 0x1000) = 0x7f21b52cd000</text:p>
      <text:p text:style-name="P1">mmap(0x7f21b52cf000, 4096, PROT_READ, MAP_PRIVATE|MAP_FIXED|MAP_DENYWRITE, 3, 0x3000) = 0x7f21b52cf000</text:p>
      <text:p text:style-name="P1">mmap(0x7f21b52d0000, 8192, PROT_READ|PROT_WRITE, MAP_PRIVATE|MAP_FIXED|MAP_DENYWRITE, 3, 0x3000) = 0x7f21b52d0000</text:p>
      <text:p text:style-name="P1">close(3) <text:s text:c="31"/>= 0</text:p>
      <text:p text:style-name="P1">mmap(NULL, 8192, PROT_READ|PROT_WRITE, MAP_PRIVATE|MAP_ANONYMOUS, -1, 0) = 0x7f21b52ca000</text:p>
      <text:p text:style-name="P1">mmap(NULL, 12288, PROT_READ|PROT_WRITE, MAP_PRIVATE|MAP_ANONYMOUS, -1, 0) = 0x7f21b52c7000</text:p>
      <text:p text:style-name="P1">arch_prctl(ARCH_SET_FS, 0x7f21b52c7a00) = 0</text:p>
      <text:p text:style-name="P1">mprotect(0x7f21b5ba2000, 16384, PROT_READ) = 0</text:p>
      <text:p text:style-name="P1">mprotect(0x7f21b52d0000, 4096, PROT_READ) = 0</text:p>
      <text:p text:style-name="P1">mprotect(0x7f21b52ec000, 4096, PROT_READ) = 0</text:p>
      <text:p text:style-name="P1">mprotect(0x7f21b52f5000, 4096, PROT_READ) = 0</text:p>
      <text:p text:style-name="P1">mprotect(0x7f21b5304000, 4096, PROT_READ) = 0</text:p>
      <text:p text:style-name="P1">mprotect(0x7f21b5bd2000, 4096, PROT_READ) = 0</text:p>
      <text:p text:style-name="P1">mprotect(0x7f21b530b000, 4096, PROT_READ) = 0</text:p>
      <text:p text:style-name="P1">mprotect(0x7f21b533b000, 4096, PROT_READ) = 0</text:p>
      <text:p text:style-name="P1">mprotect(0x7f21b540b000, 57344, PROT_READ) = 0</text:p>
      <text:p text:style-name="P1">mprotect(0x7f21b556a000, 4096, PROT_READ) = 0</text:p>
      <text:p text:style-name="P1">mprotect(0x7f21b5585000, 4096, PROT_READ) = 0</text:p>
      <text:p text:style-name="P1">mmap(NULL, 8192, PROT_READ|PROT_WRITE, MAP_PRIVATE|MAP_ANONYMOUS, -1, 0) = 0x7f21b52c5000</text:p>
      <text:p text:style-name="P1">mprotect(0x7f21b5758000, 45056, PROT_READ) = 0</text:p>
      <text:p text:style-name="P1">mprotect(0x7f21b57b2000, 8192, PROT_READ) = 0</text:p>
      <text:p text:style-name="P1">mprotect(0x7f21b585c000, 12288, PROT_READ) = 0</text:p>
      <text:p text:style-name="P1">mprotect(0x7f21b595c000, 4096, PROT_READ) = 0</text:p>
      <text:p text:style-name="P1">mprotect(0x7f21b59b8000, 4096, PROT_READ) = 0</text:p>
      <text:p text:style-name="P1">mprotect(0x7f21b5bb3000, 4096, PROT_READ) = 0</text:p>
      <text:p text:style-name="P1">mprotect(0x7f21b5c76000, 28672, PROT_READ) = 0</text:p>
      <text:p text:style-name="P1">mprotect(0x5602f64af000, 4096, PROT_READ) = 0</text:p>
      <text:p text:style-name="P1">mprotect(0x7f21b5cbe000, 4096, PROT_READ) = 0</text:p>
      <text:p text:style-name="P1">munmap(0x7f21b5c80000, 69382) <text:s text:c="10"/>= 0</text:p>
      <text:p text:style-name="P1">set_tid_address(0x7f21b52c7cd0) <text:s text:c="8"/>= 27512</text:p>
      <text:p text:style-name="P1">set_robust_list(0x7f21b52c7ce0, 24) <text:s text:c="4"/>= 0</text:p>
      <text:p text:style-name="P1">rt_sigaction(SIGRTMIN, {sa_handler=0x7f21b5bbbbf0, sa_mask=[], sa_flags=SA_RESTORER|SA_SIGINFO, sa_restorer=0x7f21b5bc9420}, NULL, 8) = 0</text:p>
      <text:p text:style-name="P1"><text:soft-page-break/>rt_sigaction(SIGRT_1, {sa_handler=0x7f21b5bbbc90, sa_mask=[], sa_flags=SA_RESTORER|SA_RESTART|SA_SIGINFO, sa_restorer=0x7f21b5bc9420}, NULL, 8) = 0</text:p>
      <text:p text:style-name="P1">rt_sigprocmask(SIG_UNBLOCK, [RTMIN RT_1], NULL, 8) = 0</text:p>
      <text:p text:style-name="P1">prlimit64(0, RLIMIT_STACK, NULL, {rlim_cur=8192*1024, rlim_max=RLIM64_INFINITY}) = 0</text:p>
      <text:p text:style-name="P1">brk(NULL) <text:s text:c="30"/>= 0x5602f6ed7000</text:p>
      <text:p text:style-name="P1">brk(0x5602f6ef8000) <text:s text:c="20"/>= 0x5602f6ef8000</text:p>
      <text:p text:style-name="P1">getpid() <text:s text:c="31"/>= 27512</text:p>
      <text:p text:style-name="P1">openat(AT_FDCWD, "/sys/devices/system/cpu/online", O_RDONLY|O_CLOEXEC) = 3</text:p>
      <text:p text:style-name="P1">read(3, "0-11\n", 8192) <text:s text:c="16"/>= 5</text:p>
      <text:p text:style-name="P1">close(3) <text:s text:c="31"/>= 0</text:p>
      <text:p text:style-name="P1">openat(AT_FDCWD, "/sys/devices/system/cpu", O_RDONLY|O_NONBLOCK|O_CLOEXEC|O_DIRECTORY) = 3</text:p>
      <text:p text:style-name="P1">fstat(3, {st_mode=S_IFDIR|0755, st_size=0, ...}) = 0</text:p>
      <text:p text:style-name="P1">getdents64(3, /* 30 entries */, 32768) <text:s/>= 864</text:p>
      <text:p text:style-name="P1">getdents64(3, /* 0 entries */, 32768) <text:s text:c="2"/>= 0</text:p>
      <text:p text:style-name="P1">close(3) <text:s text:c="31"/>= 0</text:p>
      <text:p text:style-name="P1">getpid() <text:s text:c="31"/>= 27512</text:p>
      <text:p text:style-name="P1">sched_getaffinity(27512, 128, [0, 1, 2, 3, 4, 5, 6, 7, 8, 9, 10, 11]) = 8</text:p>
      <text:p text:style-name="P1">openat(AT_FDCWD, "/etc/nsswitch.conf", O_RDONLY|O_CLOEXEC) = 3</text:p>
      <text:p text:style-name="P1">fstat(3, {st_mode=S_IFREG|0644, st_size=542, ...}) = 0</text:p>
      <text:p text:style-name="P1">read(3, "# /etc/nsswitch.conf\n#\n# Example"..., 4096) = 542</text:p>
      <text:p text:style-name="P1">read(3, "", 4096) <text:s text:c="22"/>= 0</text:p>
      <text:p text:style-name="P1">close(3) <text:s text:c="31"/>= 0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tls/haswell/avx512_1/x86_64/libnss_db.so.2", O_RDONLY|O_CLOEXEC) = -1 ENOENT (Нет такого файла или каталога)</text:p>
      <text:p text:style-name="P1">stat("/lib/x86_64-linux-gnu/tls/haswell/avx512_1/x86_64", 0x7ffeda478650) = -1 ENOENT (Нет такого файла или каталога)</text:p>
      <text:p text:style-name="P1">openat(AT_FDCWD, "/lib/x86_64-linux-gnu/tls/haswell/avx512_1/libnss_db.so.2", O_RDONLY|O_CLOEXEC) = -1 ENOENT (Нет такого файла или каталога)</text:p>
      <text:p text:style-name="P1">stat("/lib/x86_64-linux-gnu/tls/haswell/avx512_1", 0x7ffeda478650) = -1 ENOENT (Нет такого файла или каталога)</text:p>
      <text:p text:style-name="P1"><text:soft-page-break/>openat(AT_FDCWD, "/lib/x86_64-linux-gnu/tls/haswell/x86_64/libnss_db.so.2", O_RDONLY|O_CLOEXEC) = -1 ENOENT (Нет такого файла или каталога)</text:p>
      <text:p text:style-name="P1">stat("/lib/x86_64-linux-gnu/tls/haswell/x86_64", 0x7ffeda478650) = -1 ENOENT (Нет такого файла или каталога)</text:p>
      <text:p text:style-name="P1">openat(AT_FDCWD, "/lib/x86_64-linux-gnu/tls/haswell/libnss_db.so.2", O_RDONLY|O_CLOEXEC) = -1 ENOENT (Нет такого файла или каталога)</text:p>
      <text:p text:style-name="P1">stat("/lib/x86_64-linux-gnu/tls/haswell", 0x7ffeda478650) = -1 ENOENT (Нет такого файла или каталога)</text:p>
      <text:p text:style-name="P1">openat(AT_FDCWD, "/lib/x86_64-linux-gnu/tls/avx512_1/x86_64/libnss_db.so.2", O_RDONLY|O_CLOEXEC) = -1 ENOENT (Нет такого файла или каталога)</text:p>
      <text:p text:style-name="P1">stat("/lib/x86_64-linux-gnu/tls/avx512_1/x86_64", 0x7ffeda478650) = -1 ENOENT (Нет такого файла или каталога)</text:p>
      <text:p text:style-name="P1">openat(AT_FDCWD, "/lib/x86_64-linux-gnu/tls/avx512_1/libnss_db.so.2", O_RDONLY|O_CLOEXEC) = -1 ENOENT (Нет такого файла или каталога)</text:p>
      <text:p text:style-name="P1">stat("/lib/x86_64-linux-gnu/tls/avx512_1", 0x7ffeda478650) = -1 ENOENT (Нет такого файла или каталога)</text:p>
      <text:p text:style-name="P1">openat(AT_FDCWD, "/lib/x86_64-linux-gnu/tls/x86_64/libnss_db.so.2", O_RDONLY|O_CLOEXEC) = -1 ENOENT (Нет такого файла или каталога)</text:p>
      <text:p text:style-name="P1">stat("/lib/x86_64-linux-gnu/tls/x86_64", 0x7ffeda478650) = -1 ENOENT (Нет такого файла или каталога)</text:p>
      <text:p text:style-name="P1">openat(AT_FDCWD, "/lib/x86_64-linux-gnu/tls/libnss_db.so.2", O_RDONLY|O_CLOEXEC) = -1 ENOENT (Нет такого файла или каталога)</text:p>
      <text:p text:style-name="P1">stat("/lib/x86_64-linux-gnu/tls", 0x7ffeda478650) = -1 ENOENT (Нет такого файла или каталога)</text:p>
      <text:p text:style-name="P1">openat(AT_FDCWD, "/lib/x86_64-linux-gnu/haswell/avx512_1/x86_64/libnss_db.so.2", O_RDONLY|O_CLOEXEC) = -1 ENOENT (Нет такого файла или каталога)</text:p>
      <text:p text:style-name="P1">stat("/lib/x86_64-linux-gnu/haswell/avx512_1/x86_64", 0x7ffeda478650) = -1 ENOENT (Нет такого файла или каталога)</text:p>
      <text:p text:style-name="P1">openat(AT_FDCWD, "/lib/x86_64-linux-gnu/haswell/avx512_1/libnss_db.so.2", O_RDONLY|O_CLOEXEC) = -1 ENOENT (Нет такого файла или каталога)</text:p>
      <text:p text:style-name="P1">stat("/lib/x86_64-linux-gnu/haswell/avx512_1", 0x7ffeda478650) = -1 ENOENT (Нет такого файла или каталога)</text:p>
      <text:p text:style-name="P1">openat(AT_FDCWD, "/lib/x86_64-linux-gnu/haswell/x86_64/libnss_db.so.2", O_RDONLY|O_CLOEXEC) = -1 ENOENT (Нет такого файла или каталога)</text:p>
      <text:p text:style-name="P1">stat("/lib/x86_64-linux-gnu/haswell/x86_64", 0x7ffeda478650) = -1 ENOENT (Нет такого файла или каталога)</text:p>
      <text:p text:style-name="P1">openat(AT_FDCWD, "/lib/x86_64-linux-gnu/haswell/libnss_db.so.2", O_RDONLY|O_CLOEXEC) = -1 ENOENT (Нет такого файла или каталога)</text:p>
      <text:p text:style-name="P1"><text:soft-page-break/>stat("/lib/x86_64-linux-gnu/haswell", 0x7ffeda478650) = -1 ENOENT (Нет такого файла или каталога)</text:p>
      <text:p text:style-name="P1">openat(AT_FDCWD, "/lib/x86_64-linux-gnu/avx512_1/x86_64/libnss_db.so.2", O_RDONLY|O_CLOEXEC) = -1 ENOENT (Нет такого файла или каталога)</text:p>
      <text:p text:style-name="P1">stat("/lib/x86_64-linux-gnu/avx512_1/x86_64", 0x7ffeda478650) = -1 ENOENT (Нет такого файла или каталога)</text:p>
      <text:p text:style-name="P1">openat(AT_FDCWD, "/lib/x86_64-linux-gnu/avx512_1/libnss_db.so.2", O_RDONLY|O_CLOEXEC) = -1 ENOENT (Нет такого файла или каталога)</text:p>
      <text:p text:style-name="P1">stat("/lib/x86_64-linux-gnu/avx512_1", 0x7ffeda478650) = -1 ENOENT (Нет такого файла или каталога)</text:p>
      <text:p text:style-name="P1">openat(AT_FDCWD, "/lib/x86_64-linux-gnu/x86_64/libnss_db.so.2", O_RDONLY|O_CLOEXEC) = -1 ENOENT (Нет такого файла или каталога)</text:p>
      <text:p text:style-name="P1">stat("/lib/x86_64-linux-gnu/x86_64", 0x7ffeda478650) = -1 ENOENT (Нет такого файла или каталога)</text:p>
      <text:p text:style-name="P1">openat(AT_FDCWD, "/lib/x86_64-linux-gnu/libnss_db.so.2", O_RDONLY|O_CLOEXEC) = -1 ENOENT (Нет такого файла или каталога)</text:p>
      <text:p text:style-name="P1">stat("/lib/x86_64-linux-gnu", {st_mode=S_IFDIR|0755, st_size=73728, ...}) = 0</text:p>
      <text:p text:style-name="P1">openat(AT_FDCWD, "/usr/lib/x86_64-linux-gnu/tls/haswell/avx512_1/x86_64/libnss_db.so.2", O_RDONLY|O_CLOEXEC) = -1 ENOENT (Нет такого файла или каталога)</text:p>
      <text:p text:style-name="P1">stat("/usr/lib/x86_64-linux-gnu/tls/haswell/avx512_1/x86_64", 0x7ffeda478650) = -1 ENOENT (Нет такого файла или каталога)</text:p>
      <text:p text:style-name="P1">openat(AT_FDCWD, "/usr/lib/x86_64-linux-gnu/tls/haswell/avx512_1/libnss_db.so.2", O_RDONLY|O_CLOEXEC) = -1 ENOENT (Нет такого файла или каталога)</text:p>
      <text:p text:style-name="P1">stat("/usr/lib/x86_64-linux-gnu/tls/haswell/avx512_1", 0x7ffeda478650) = -1 ENOENT (Нет такого файла или каталога)</text:p>
      <text:p text:style-name="P1">openat(AT_FDCWD, "/usr/lib/x86_64-linux-gnu/tls/haswell/x86_64/libnss_db.so.2", O_RDONLY|O_CLOEXEC) = -1 ENOENT (Нет такого файла или каталога)</text:p>
      <text:p text:style-name="P1">stat("/usr/lib/x86_64-linux-gnu/tls/haswell/x86_64", 0x7ffeda478650) = -1 ENOENT (Нет такого файла или каталога)</text:p>
      <text:p text:style-name="P1">openat(AT_FDCWD, "/usr/lib/x86_64-linux-gnu/tls/haswell/libnss_db.so.2", O_RDONLY|O_CLOEXEC) = -1 ENOENT (Нет такого файла или каталога)</text:p>
      <text:p text:style-name="P1">stat("/usr/lib/x86_64-linux-gnu/tls/haswell", 0x7ffeda478650) = -1 ENOENT (Нет такого файла или каталога)</text:p>
      <text:p text:style-name="P1">openat(AT_FDCWD, "/usr/lib/x86_64-linux-gnu/tls/avx512_1/x86_64/libnss_db.so.2", O_RDONLY|O_CLOEXEC) = -1 ENOENT (Нет такого файла или каталога)</text:p>
      <text:p text:style-name="P1"><text:soft-page-break/>stat("/usr/lib/x86_64-linux-gnu/tls/avx512_1/x86_64", 0x7ffeda478650) = -1 ENOENT (Нет такого файла или каталога)</text:p>
      <text:p text:style-name="P1">openat(AT_FDCWD, "/usr/lib/x86_64-linux-gnu/tls/avx512_1/libnss_db.so.2", O_RDONLY|O_CLOEXEC) = -1 ENOENT (Нет такого файла или каталога)</text:p>
      <text:p text:style-name="P1">stat("/usr/lib/x86_64-linux-gnu/tls/avx512_1", 0x7ffeda478650) = -1 ENOENT (Нет такого файла или каталога)</text:p>
      <text:p text:style-name="P1">openat(AT_FDCWD, "/usr/lib/x86_64-linux-gnu/tls/x86_64/libnss_db.so.2", O_RDONLY|O_CLOEXEC) = -1 ENOENT (Нет такого файла или каталога)</text:p>
      <text:p text:style-name="P1">stat("/usr/lib/x86_64-linux-gnu/tls/x86_64", 0x7ffeda478650) = -1 ENOENT (Нет такого файла или каталога)</text:p>
      <text:p text:style-name="P1">openat(AT_FDCWD, "/usr/lib/x86_64-linux-gnu/tls/libnss_db.so.2", O_RDONLY|O_CLOEXEC) = -1 ENOENT (Нет такого файла или каталога)</text:p>
      <text:p text:style-name="P1">stat("/usr/lib/x86_64-linux-gnu/tls", 0x7ffeda478650) = -1 ENOENT (Нет такого файла или каталога)</text:p>
      <text:p text:style-name="P1">openat(AT_FDCWD, "/usr/lib/x86_64-linux-gnu/haswell/avx512_1/x86_64/libnss_db.so.2", O_RDONLY|O_CLOEXEC) = -1 ENOENT (Нет такого файла или каталога)</text:p>
      <text:p text:style-name="P1">stat("/usr/lib/x86_64-linux-gnu/haswell/avx512_1/x86_64", 0x7ffeda478650) = -1 ENOENT (Нет такого файла или каталога)</text:p>
      <text:p text:style-name="P1">openat(AT_FDCWD, "/usr/lib/x86_64-linux-gnu/haswell/avx512_1/libnss_db.so.2", O_RDONLY|O_CLOEXEC) = -1 ENOENT (Нет такого файла или каталога)</text:p>
      <text:p text:style-name="P1">stat("/usr/lib/x86_64-linux-gnu/haswell/avx512_1", 0x7ffeda478650) = -1 ENOENT (Нет такого файла или каталога)</text:p>
      <text:p text:style-name="P1">openat(AT_FDCWD, "/usr/lib/x86_64-linux-gnu/haswell/x86_64/libnss_db.so.2", O_RDONLY|O_CLOEXEC) = -1 ENOENT (Нет такого файла или каталога)</text:p>
      <text:p text:style-name="P1">stat("/usr/lib/x86_64-linux-gnu/haswell/x86_64", 0x7ffeda478650) = -1 ENOENT (Нет такого файла или каталога)</text:p>
      <text:p text:style-name="P1">openat(AT_FDCWD, "/usr/lib/x86_64-linux-gnu/haswell/libnss_db.so.2", O_RDONLY|O_CLOEXEC) = -1 ENOENT (Нет такого файла или каталога)</text:p>
      <text:p text:style-name="P1">stat("/usr/lib/x86_64-linux-gnu/haswell", 0x7ffeda478650) = -1 ENOENT (Нет такого файла или каталога)</text:p>
      <text:p text:style-name="P1">openat(AT_FDCWD, "/usr/lib/x86_64-linux-gnu/avx512_1/x86_64/libnss_db.so.2", O_RDONLY|O_CLOEXEC) = -1 ENOENT (Нет такого файла или каталога)</text:p>
      <text:p text:style-name="P1">stat("/usr/lib/x86_64-linux-gnu/avx512_1/x86_64", 0x7ffeda478650) = -1 ENOENT (Нет такого файла или каталога)</text:p>
      <text:p text:style-name="P1">openat(AT_FDCWD, "/usr/lib/x86_64-linux-gnu/avx512_1/libnss_db.so.2", O_RDONLY|O_CLOEXEC) = -1 ENOENT (Нет такого файла или каталога)</text:p>
      <text:p text:style-name="P1"><text:soft-page-break/>stat("/usr/lib/x86_64-linux-gnu/avx512_1", 0x7ffeda478650) = -1 ENOENT (Нет такого файла или каталога)</text:p>
      <text:p text:style-name="P1">openat(AT_FDCWD, "/usr/lib/x86_64-linux-gnu/x86_64/libnss_db.so.2", O_RDONLY|O_CLOEXEC) = -1 ENOENT (Нет такого файла или каталога)</text:p>
      <text:p text:style-name="P1">stat("/usr/lib/x86_64-linux-gnu/x86_64", 0x7ffeda478650) = -1 ENOENT (Нет такого файла или каталога)</text:p>
      <text:p text:style-name="P1">openat(AT_FDCWD, "/usr/lib/x86_64-linux-gnu/libnss_db.so.2", O_RDONLY|O_CLOEXEC) = -1 ENOENT (Нет такого файла или каталога)</text:p>
      <text:p text:style-name="P1">stat("/usr/lib/x86_64-linux-gnu", {st_mode=S_IFDIR|0755, st_size=73728, ...}) = 0</text:p>
      <text:p text:style-name="P1">openat(AT_FDCWD, "/lib/tls/haswell/avx512_1/x86_64/libnss_db.so.2", O_RDONLY|O_CLOEXEC) = -1 ENOENT (Нет такого файла или каталога)</text:p>
      <text:p text:style-name="P1">stat("/lib/tls/haswell/avx512_1/x86_64", 0x7ffeda478650) = -1 ENOENT (Нет такого файла или каталога)</text:p>
      <text:p text:style-name="P1">openat(AT_FDCWD, "/lib/tls/haswell/avx512_1/libnss_db.so.2", O_RDONLY|O_CLOEXEC) = -1 ENOENT (Нет такого файла или каталога)</text:p>
      <text:p text:style-name="P1">stat("/lib/tls/haswell/avx512_1", 0x7ffeda478650) = -1 ENOENT (Нет такого файла или каталога)</text:p>
      <text:p text:style-name="P1">openat(AT_FDCWD, "/lib/tls/haswell/x86_64/libnss_db.so.2", O_RDONLY|O_CLOEXEC) = -1 ENOENT (Нет такого файла или каталога)</text:p>
      <text:p text:style-name="P1">stat("/lib/tls/haswell/x86_64", 0x7ffeda478650) = -1 ENOENT (Нет такого файла или каталога)</text:p>
      <text:p text:style-name="P1">openat(AT_FDCWD, "/lib/tls/haswell/libnss_db.so.2", O_RDONLY|O_CLOEXEC) = -1 ENOENT (Нет такого файла или каталога)</text:p>
      <text:p text:style-name="P1">stat("/lib/tls/haswell", 0x7ffeda478650) = -1 ENOENT (Нет такого файла или каталога)</text:p>
      <text:p text:style-name="P1">openat(AT_FDCWD, "/lib/tls/avx512_1/x86_64/libnss_db.so.2", O_RDONLY|O_CLOEXEC) = -1 ENOENT (Нет такого файла или каталога)</text:p>
      <text:p text:style-name="P1">stat("/lib/tls/avx512_1/x86_64", 0x7ffeda478650) = -1 ENOENT (Нет такого файла или каталога)</text:p>
      <text:p text:style-name="P1">openat(AT_FDCWD, "/lib/tls/avx512_1/libnss_db.so.2", O_RDONLY|O_CLOEXEC) = -1 ENOENT (Нет такого файла или каталога)</text:p>
      <text:p text:style-name="P1">stat("/lib/tls/avx512_1", 0x7ffeda478650) = -1 ENOENT (Нет такого файла или каталога)</text:p>
      <text:p text:style-name="P1">openat(AT_FDCWD, "/lib/tls/x86_64/libnss_db.so.2", O_RDONLY|O_CLOEXEC) = -1 ENOENT (Нет такого файла или каталога)</text:p>
      <text:p text:style-name="P1">stat("/lib/tls/x86_64", 0x7ffeda478650) = -1 ENOENT (Нет такого файла или каталога)</text:p>
      <text:p text:style-name="P1">openat(AT_FDCWD, "/lib/tls/libnss_db.so.2", O_RDONLY|O_CLOEXEC) = -1 ENOENT (Нет такого файла или каталога)</text:p>
      <text:p text:style-name="P1"><text:soft-page-break/>stat("/lib/tls", 0x7ffeda478650) <text:s text:c="7"/>= -1 ENOENT (Нет такого файла или каталога)</text:p>
      <text:p text:style-name="P1">openat(AT_FDCWD, "/lib/haswell/avx512_1/x86_64/libnss_db.so.2", O_RDONLY|O_CLOEXEC) = -1 ENOENT (Нет такого файла или каталога)</text:p>
      <text:p text:style-name="P1">stat("/lib/haswell/avx512_1/x86_64", 0x7ffeda478650) = -1 ENOENT (Нет такого файла или каталога)</text:p>
      <text:p text:style-name="P1">openat(AT_FDCWD, "/lib/haswell/avx512_1/libnss_db.so.2", O_RDONLY|O_CLOEXEC) = -1 ENOENT (Нет такого файла или каталога)</text:p>
      <text:p text:style-name="P1">stat("/lib/haswell/avx512_1", 0x7ffeda478650) = -1 ENOENT (Нет такого файла или каталога)</text:p>
      <text:p text:style-name="P1">openat(AT_FDCWD, "/lib/haswell/x86_64/libnss_db.so.2", O_RDONLY|O_CLOEXEC) = -1 ENOENT (Нет такого файла или каталога)</text:p>
      <text:p text:style-name="P1">stat("/lib/haswell/x86_64", 0x7ffeda478650) = -1 ENOENT (Нет такого файла или каталога)</text:p>
      <text:p text:style-name="P1">openat(AT_FDCWD, "/lib/haswell/libnss_db.so.2", O_RDONLY|O_CLOEXEC) = -1 ENOENT (Нет такого файла или каталога)</text:p>
      <text:p text:style-name="P1">stat("/lib/haswell", 0x7ffeda478650) <text:s text:c="3"/>= -1 ENOENT (Нет такого файла или каталога)</text:p>
      <text:p text:style-name="P1">openat(AT_FDCWD, "/lib/avx512_1/x86_64/libnss_db.so.2", O_RDONLY|O_CLOEXEC) = -1 ENOENT (Нет такого файла или каталога)</text:p>
      <text:p text:style-name="P1">stat("/lib/avx512_1/x86_64", 0x7ffeda478650) = -1 ENOENT (Нет такого файла или каталога)</text:p>
      <text:p text:style-name="P1">openat(AT_FDCWD, "/lib/avx512_1/libnss_db.so.2", O_RDONLY|O_CLOEXEC) = -1 ENOENT (Нет такого файла или каталога)</text:p>
      <text:p text:style-name="P1">stat("/lib/avx512_1", 0x7ffeda478650) <text:s text:c="2"/>= -1 ENOENT (Нет такого файла или каталога)</text:p>
      <text:p text:style-name="P1">openat(AT_FDCWD, "/lib/x86_64/libnss_db.so.2", O_RDONLY|O_CLOEXEC) = -1 ENOENT (Нет такого файла или каталога)</text:p>
      <text:p text:style-name="P1">stat("/lib/x86_64", 0x7ffeda478650) <text:s text:c="4"/>= -1 ENOENT (Нет такого файла или каталога)</text:p>
      <text:p text:style-name="P1">openat(AT_FDCWD, "/lib/libnss_db.so.2", O_RDONLY|O_CLOEXEC) = -1 ENOENT (Нет такого файла или каталога)</text:p>
      <text:p text:style-name="P1">stat("/lib", {st_mode=S_IFDIR|0755, st_size=4096, ...}) = 0</text:p>
      <text:p text:style-name="P1">openat(AT_FDCWD, "/usr/lib/tls/haswell/avx512_1/x86_64/libnss_db.so.2", O_RDONLY|O_CLOEXEC) = -1 ENOENT (Нет такого файла или каталога)</text:p>
      <text:p text:style-name="P1">stat("/usr/lib/tls/haswell/avx512_1/x86_64", 0x7ffeda478650) = -1 ENOENT (Нет такого файла или каталога)</text:p>
      <text:p text:style-name="P1">openat(AT_FDCWD, "/usr/lib/tls/haswell/avx512_1/libnss_db.so.2", O_RDONLY|O_CLOEXEC) = -1 ENOENT (Нет такого файла или каталога)</text:p>
      <text:p text:style-name="P1"><text:soft-page-break/>stat("/usr/lib/tls/haswell/avx512_1", 0x7ffeda478650) = -1 ENOENT (Нет такого файла или каталога)</text:p>
      <text:p text:style-name="P1">openat(AT_FDCWD, "/usr/lib/tls/haswell/x86_64/libnss_db.so.2", O_RDONLY|O_CLOEXEC) = -1 ENOENT (Нет такого файла или каталога)</text:p>
      <text:p text:style-name="P1">stat("/usr/lib/tls/haswell/x86_64", 0x7ffeda478650) = -1 ENOENT (Нет такого файла или каталога)</text:p>
      <text:p text:style-name="P1">openat(AT_FDCWD, "/usr/lib/tls/haswell/libnss_db.so.2", O_RDONLY|O_CLOEXEC) = -1 ENOENT (Нет такого файла или каталога)</text:p>
      <text:p text:style-name="P1">stat("/usr/lib/tls/haswell", 0x7ffeda478650) = -1 ENOENT (Нет такого файла или каталога)</text:p>
      <text:p text:style-name="P1">openat(AT_FDCWD, "/usr/lib/tls/avx512_1/x86_64/libnss_db.so.2", O_RDONLY|O_CLOEXEC) = -1 ENOENT (Нет такого файла или каталога)</text:p>
      <text:p text:style-name="P1">stat("/usr/lib/tls/avx512_1/x86_64", 0x7ffeda478650) = -1 ENOENT (Нет такого файла или каталога)</text:p>
      <text:p text:style-name="P1">openat(AT_FDCWD, "/usr/lib/tls/avx512_1/libnss_db.so.2", O_RDONLY|O_CLOEXEC) = -1 ENOENT (Нет такого файла или каталога)</text:p>
      <text:p text:style-name="P1">stat("/usr/lib/tls/avx512_1", 0x7ffeda478650) = -1 ENOENT (Нет такого файла или каталога)</text:p>
      <text:p text:style-name="P1">openat(AT_FDCWD, "/usr/lib/tls/x86_64/libnss_db.so.2", O_RDONLY|O_CLOEXEC) = -1 ENOENT (Нет такого файла или каталога)</text:p>
      <text:p text:style-name="P1">stat("/usr/lib/tls/x86_64", 0x7ffeda478650) = -1 ENOENT (Нет такого файла или каталога)</text:p>
      <text:p text:style-name="P1">openat(AT_FDCWD, "/usr/lib/tls/libnss_db.so.2", O_RDONLY|O_CLOEXEC) = -1 ENOENT (Нет такого файла или каталога)</text:p>
      <text:p text:style-name="P1">stat("/usr/lib/tls", 0x7ffeda478650) <text:s text:c="3"/>= -1 ENOENT (Нет такого файла или каталога)</text:p>
      <text:p text:style-name="P1">openat(AT_FDCWD, "/usr/lib/haswell/avx512_1/x86_64/libnss_db.so.2", O_RDONLY|O_CLOEXEC) = -1 ENOENT (Нет такого файла или каталога)</text:p>
      <text:p text:style-name="P1">stat("/usr/lib/haswell/avx512_1/x86_64", 0x7ffeda478650) = -1 ENOENT (Нет такого файла или каталога)</text:p>
      <text:p text:style-name="P1">openat(AT_FDCWD, "/usr/lib/haswell/avx512_1/libnss_db.so.2", O_RDONLY|O_CLOEXEC) = -1 ENOENT (Нет такого файла или каталога)</text:p>
      <text:p text:style-name="P1">stat("/usr/lib/haswell/avx512_1", 0x7ffeda478650) = -1 ENOENT (Нет такого файла или каталога)</text:p>
      <text:p text:style-name="P1">openat(AT_FDCWD, "/usr/lib/haswell/x86_64/libnss_db.so.2", O_RDONLY|O_CLOEXEC) = -1 ENOENT (Нет такого файла или каталога)</text:p>
      <text:p text:style-name="P1">stat("/usr/lib/haswell/x86_64", 0x7ffeda478650) = -1 ENOENT (Нет такого файла или каталога)</text:p>
      <text:p text:style-name="P1">openat(AT_FDCWD, "/usr/lib/haswell/libnss_db.so.2", O_RDONLY|O_CLOEXEC) = -1 ENOENT (Нет такого файла или каталога)</text:p>
      <text:p text:style-name="P1"><text:soft-page-break/>stat("/usr/lib/haswell", 0x7ffeda478650) = -1 ENOENT (Нет такого файла или каталога)</text:p>
      <text:p text:style-name="P1">openat(AT_FDCWD, "/usr/lib/avx512_1/x86_64/libnss_db.so.2", O_RDONLY|O_CLOEXEC) = -1 ENOENT (Нет такого файла или каталога)</text:p>
      <text:p text:style-name="P1">stat("/usr/lib/avx512_1/x86_64", 0x7ffeda478650) = -1 ENOENT (Нет такого файла или каталога)</text:p>
      <text:p text:style-name="P1">openat(AT_FDCWD, "/usr/lib/avx512_1/libnss_db.so.2", O_RDONLY|O_CLOEXEC) = -1 ENOENT (Нет такого файла или каталога)</text:p>
      <text:p text:style-name="P1">stat("/usr/lib/avx512_1", 0x7ffeda478650) = -1 ENOENT (Нет такого файла или каталога)</text:p>
      <text:p text:style-name="P1">openat(AT_FDCWD, "/usr/lib/x86_64/libnss_db.so.2", O_RDONLY|O_CLOEXEC) = -1 ENOENT (Нет такого файла или каталога)</text:p>
      <text:p text:style-name="P1">stat("/usr/lib/x86_64", 0x7ffeda478650) = -1 ENOENT (Нет такого файла или каталога)</text:p>
      <text:p text:style-name="P1">openat(AT_FDCWD, "/usr/lib/libnss_db.so.2", O_RDONLY|O_CLOEXEC) = -1 ENOENT (Нет такого файла или каталога)</text:p>
      <text:p text:style-name="P1">stat("/usr/lib", {st_mode=S_IFDIR|0755, st_size=4096, ...}) = 0</text:p>
      <text:p text:style-name="P1">munmap(0x7f21b5c80000, 69382) <text:s text:c="10"/>= 0</text:p>
      <text:p text:style-name="P1">openat(AT_FDCWD, "/etc/ld.so.cache", O_RDONLY|O_CLOEXEC) = 3</text:p>
      <text:p text:style-name="P1">fstat(3, {st_mode=S_IFREG|0644, st_size=69382, ...}) = 0</text:p>
      <text:p text:style-name="P1">mmap(NULL, 69382, PROT_READ, MAP_PRIVATE, 3, 0) = 0x7f21b5c80000</text:p>
      <text:p text:style-name="P1">close(3) <text:s text:c="31"/>= 0</text:p>
      <text:p text:style-name="P1">openat(AT_FDCWD, "/lib/x86_64-linux-gnu/libnss_files.so.2", O_RDONLY|O_CLOEXEC) = 3</text:p>
      <text:p text:style-name="P1">read(3, "\177ELF\2\1\1\0\0\0\0\0\0\0\0\0\3\0&gt;\0\1\0\0\0\3005\0\0\0\0\0\0"..., 832) = 832</text:p>
      <text:p text:style-name="P1">fstat(3, {st_mode=S_IFREG|0644, st_size=51856, ...}) = 0</text:p>
      <text:p text:style-name="P1">mmap(NULL, 79672, PROT_READ, MAP_PRIVATE|MAP_DENYWRITE, 3, 0) = 0x7f21b52b1000</text:p>
      <text:p text:style-name="P1">mmap(0x7f21b52b4000, 28672, PROT_READ|PROT_EXEC, MAP_PRIVATE|MAP_FIXED|MAP_DENYWRITE, 3, 0x3000) = 0x7f21b52b4000</text:p>
      <text:p text:style-name="P1">mmap(0x7f21b52bb000, 8192, PROT_READ, MAP_PRIVATE|MAP_FIXED|MAP_DENYWRITE, 3, 0xa000) = 0x7f21b52bb000</text:p>
      <text:p text:style-name="P1">mmap(0x7f21b52bd000, 8192, PROT_READ|PROT_WRITE, MAP_PRIVATE|MAP_FIXED|MAP_DENYWRITE, 3, 0xb000) = 0x7f21b52bd000</text:p>
      <text:p text:style-name="P1">mmap(0x7f21b52bf000, 22328, PROT_READ|PROT_WRITE, MAP_PRIVATE|MAP_FIXED|MAP_ANONYMOUS, -1, 0) = 0x7f21b52bf000</text:p>
      <text:p text:style-name="P1">close(3) <text:s text:c="31"/>= 0</text:p>
      <text:p text:style-name="P1">mprotect(0x7f21b52bd000, 4096, PROT_READ) = 0</text:p>
      <text:p text:style-name="P1">munmap(0x7f21b5c80000, 69382) <text:s text:c="10"/>= 0</text:p>
      <text:p text:style-name="P1"><text:soft-page-break/>openat(AT_FDCWD, "/etc/protocols", O_RDONLY|O_CLOEXEC) = 3</text:p>
      <text:p text:style-name="P1">lseek(3, 0, SEEK_CUR) <text:s text:c="18"/>= 0</text:p>
      <text:p text:style-name="P1">fstat(3, {st_mode=S_IFREG|0644, st_size=2932, ...}) = 0</text:p>
      <text:p text:style-name="P1">read(3, "# Internet (IP) protocols\n#\n# Up"..., 4096) = 2932</text:p>
      <text:p text:style-name="P1">lseek(3, 0, SEEK_CUR) <text:s text:c="18"/>= 2932</text:p>
      <text:p text:style-name="P1">read(3, "", 4096) <text:s text:c="22"/>= 0</text:p>
      <text:p text:style-name="P1">close(3) <text:s text:c="31"/>= 0</text:p>
      <text:p text:style-name="P1">eventfd2(0, EFD_CLOEXEC) <text:s text:c="15"/>= 3</text:p>
      <text:p text:style-name="P1">fcntl(3, F_GETFL) <text:s text:c="22"/>= 0x2 (flags O_RDWR)</text:p>
      <text:p text:style-name="P1">fcntl(3, F_SETFL, O_RDWR|O_NONBLOCK) <text:s text:c="3"/>= 0</text:p>
      <text:p text:style-name="P1">fcntl(3, F_GETFL) <text:s text:c="22"/>= 0x802 (flags O_RDWR|O_NONBLOCK)</text:p>
      <text:p text:style-name="P1">fcntl(3, F_SETFL, O_RDWR|O_NONBLOCK) <text:s text:c="3"/>= 0</text:p>
      <text:p text:style-name="P1">getrandom("\x2d\x62\xe0\x61\xbe\x08\xd8\x68\x93\xae\xea\xbf\xde\x12\x7b\x6c", 16, 0) = 16</text:p>
      <text:p text:style-name="P1">getrandom("\xc0\xa4\xfe\x64\x88\x65\x90\x8d\xbc\x6a\x54\xb2\x2c\x9f\xd1\x60", 16, 0) = 16</text:p>
      <text:p text:style-name="P1">eventfd2(0, EFD_CLOEXEC) <text:s text:c="15"/>= 4</text:p>
      <text:p text:style-name="P1">fcntl(4, F_GETFL) <text:s text:c="22"/>= 0x2 (flags O_RDWR)</text:p>
      <text:p text:style-name="P1">fcntl(4, F_SETFL, O_RDWR|O_NONBLOCK) <text:s text:c="3"/>= 0</text:p>
      <text:p text:style-name="P1">fcntl(4, F_GETFL) <text:s text:c="22"/>= 0x802 (flags O_RDWR|O_NONBLOCK)</text:p>
      <text:p text:style-name="P1">fcntl(4, F_SETFL, O_RDWR|O_NONBLOCK) <text:s text:c="3"/>= 0</text:p>
      <text:p text:style-name="P1">epoll_create1(EPOLL_CLOEXEC) <text:s text:c="11"/>= 5</text:p>
      <text:p text:style-name="P1">epoll_ctl(5, EPOLL_CTL_ADD, 4, {0, {u32=4142832528, u64=94570732755856}}) = 0</text:p>
      <text:p text:style-name="P1">epoll_ctl(5, EPOLL_CTL_MOD, 4, {EPOLLIN, {u32=4142832528, u64=94570732755856}}) = 0</text:p>
      <text:p text:style-name="P1">mmap(NULL, 8392704, PROT_NONE, MAP_PRIVATE|MAP_ANONYMOUS|MAP_STACK, -1, 0) = 0x7f21b4ab0000</text:p>
      <text:p text:style-name="P1">mprotect(0x7f21b4ab1000, 8388608, PROT_READ|PROT_WRITE) = 0</text:p>
      <text:p text:style-name="P1">clone(child_stack=0x7f21b52afcf0, flags=CLONE_VM|CLONE_FS|CLONE_FILES|CLONE_SIGHAND|CLONE_THREAD|CLONE_SYSVSEM|CLONE_SETTLS|CLONE_PARENT_SETTID|CLONE_CHILD_CLEARTID, parent_tid=[27513], tls=0x7f21b52b0700, child_tidptr=0x7f21b52b09d0) = 27513</text:p>
      <text:p text:style-name="P1">eventfd2(0, EFD_CLOEXEC) <text:s text:c="15"/>= 6</text:p>
      <text:p text:style-name="P1">fcntl(6, F_GETFL) <text:s text:c="22"/>= 0x2 (flags O_RDWR)</text:p>
      <text:p text:style-name="P1">fcntl(6, F_SETFL, O_RDWR|O_NONBLOCK) <text:s text:c="3"/>= 0</text:p>
      <text:p text:style-name="P1">fcntl(6, F_GETFL) <text:s text:c="22"/>= 0x802 (flags O_RDWR|O_NONBLOCK)</text:p>
      <text:p text:style-name="P1">fcntl(6, F_SETFL, O_RDWR|O_NONBLOCK) <text:s text:c="3"/>= 0</text:p>
      <text:p text:style-name="P1">epoll_create1(EPOLL_CLOEXEC) <text:s text:c="11"/>= 7</text:p>
      <text:p text:style-name="P1"><text:soft-page-break/>epoll_ctl(7, EPOLL_CTL_ADD, 6, {0, {u32=4142834656, u64=94570732757984}}) = 0</text:p>
      <text:p text:style-name="P1">epoll_ctl(7, EPOLL_CTL_MOD, 6, {EPOLLIN, {u32=4142834656, u64=94570732757984}}) = 0</text:p>
      <text:p text:style-name="P1">mmap(NULL, 8392704, PROT_NONE, MAP_PRIVATE|MAP_ANONYMOUS|MAP_STACK, -1, 0) = 0x7f21b42af000</text:p>
      <text:p text:style-name="P1">mprotect(0x7f21b42b0000, 8388608, PROT_READ|PROT_WRITE) = 0</text:p>
      <text:p text:style-name="P1">clone(child_stack=0x7f21b4aaecf0, flags=CLONE_VM|CLONE_FS|CLONE_FILES|CLONE_SIGHAND|CLONE_THREAD|CLONE_SYSVSEM|CLONE_SETTLS|CLONE_PARENT_SETTID|CLONE_CHILD_CLEARTID, parent_tid=[27514], tls=0x7f21b4aaf700, child_tidptr=0x7f21b4aaf9d0) = 27514</text:p>
      <text:p text:style-name="P1">eventfd2(0, EFD_CLOEXEC) <text:s text:c="15"/>= 8</text:p>
      <text:p text:style-name="P1">fcntl(8, F_GETFL) <text:s text:c="22"/>= 0x2 (flags O_RDWR)</text:p>
      <text:p text:style-name="P1">fcntl(8, F_SETFL, O_RDWR|O_NONBLOCK) <text:s text:c="3"/>= 0</text:p>
      <text:p text:style-name="P1">fcntl(8, F_GETFL) <text:s text:c="22"/>= 0x802 (flags O_RDWR|O_NONBLOCK)</text:p>
      <text:p text:style-name="P1">fcntl(8, F_SETFL, O_RDWR|O_NONBLOCK) <text:s text:c="3"/>= 0</text:p>
      <text:p text:style-name="P1">eventfd2(0, EFD_CLOEXEC) <text:s text:c="15"/>= 9</text:p>
      <text:p text:style-name="P1">fcntl(9, F_GETFL) <text:s text:c="22"/>= 0x2 (flags O_RDWR)</text:p>
      <text:p text:style-name="P1">fcntl(9, F_SETFL, O_RDWR|O_NONBLOCK) <text:s text:c="3"/>= 0</text:p>
      <text:p text:style-name="P1">fcntl(9, F_GETFL) <text:s text:c="22"/>= 0x802 (flags O_RDWR|O_NONBLOCK)</text:p>
      <text:p text:style-name="P1">fcntl(9, F_SETFL, O_RDWR|O_NONBLOCK) <text:s text:c="3"/>= 0</text:p>
      <text:p text:style-name="P1">poll([{fd=8, events=POLLIN}], 1, 0) <text:s text:c="4"/>= 0 (Timeout)</text:p>
      <text:p text:style-name="P1">socket(AF_INET, SOCK_STREAM|SOCK_CLOEXEC, IPPROTO_TCP) = 10</text:p>
      <text:p text:style-name="P1">setsockopt(10, SOL_SOCKET, SO_REUSEADDR, [1], 4) = 0</text:p>
      <text:p text:style-name="P1">bind(10, {sa_family=AF_INET, sin_port=htons(5000), sin_addr=inet_addr("0.0.0.0")}, 16) = 0</text:p>
      <text:p text:style-name="P1">listen(10, 100) <text:s text:c="24"/>= 0</text:p>
      <text:p text:style-name="P1">getsockname(10, {sa_family=AF_INET, sin_port=htons(5000), sin_addr=inet_addr("0.0.0.0")}, [128-&gt;16]) = 0</text:p>
      <text:p text:style-name="P1">getsockname(10, {sa_family=AF_INET, sin_port=htons(5000), sin_addr=inet_addr("0.0.0.0")}, [128-&gt;16]) = 0</text:p>
      <text:p text:style-name="P1">write(6, "\1\0\0\0\0\0\0\0", 8) <text:s text:c="8"/>= 8</text:p>
      <text:p text:style-name="P1">write(8, "\1\0\0\0\0\0\0\0", 8) <text:s text:c="8"/>= 8</text:p>
      <text:p text:style-name="P1">poll([{fd=9, events=POLLIN}], 1, 0) <text:s text:c="4"/>= 0 (Timeout)</text:p>
      <text:p text:style-name="P1">socket(AF_INET, SOCK_STREAM|SOCK_CLOEXEC, IPPROTO_TCP) = 11</text:p>
      <text:p text:style-name="P1">setsockopt(11, SOL_SOCKET, SO_REUSEADDR, [1], 4) = 0</text:p>
      <text:p text:style-name="P1">bind(11, {sa_family=AF_INET, sin_port=htons(5001), sin_addr=inet_addr("0.0.0.0")}, 16) = 0</text:p>
      <text:p text:style-name="P1">listen(11, 100) <text:s text:c="24"/>= 0</text:p>
      <text:p text:style-name="P1"><text:soft-page-break/>getsockname(11, {sa_family=AF_INET, sin_port=htons(5001), sin_addr=inet_addr("0.0.0.0")}, [128-&gt;16]) = 0</text:p>
      <text:p text:style-name="P1">getsockname(11, {sa_family=AF_INET, sin_port=htons(5001), sin_addr=inet_addr("0.0.0.0")}, [128-&gt;16]) = 0</text:p>
      <text:p text:style-name="P1">write(6, "\1\0\0\0\0\0\0\0", 8) <text:s text:c="8"/>= 8</text:p>
      <text:p text:style-name="P1">write(9, "\1\0\0\0\0\0\0\0", 8) <text:s text:c="8"/>= 8</text:p>
      <text:p text:style-name="P1">mmap(NULL, 8392704, PROT_NONE, MAP_PRIVATE|MAP_ANONYMOUS|MAP_STACK, -1, 0) = 0x7f21af7ff000</text:p>
      <text:p text:style-name="P1">mprotect(0x7f21af800000, 8388608, PROT_READ|PROT_WRITE) = 0</text:p>
      <text:p text:style-name="P1">clone(child_stack=0x7f21afffecf0, flags=CLONE_VM|CLONE_FS|CLONE_FILES|CLONE_SIGHAND|CLONE_THREAD|CLONE_SYSVSEM|CLONE_SETTLS|CLONE_PARENT_SETTID|CLONE_CHILD_CLEARTID, parent_tid=[27515], tls=0x7f21affff700, child_tidptr=0x7f21affff9d0) = 27515</text:p>
      <text:p text:style-name="P1">fstat(1, {st_mode=S_IFCHR|0620, st_rdev=makedev(0x88, 0), ...}) = 0</text:p>
      <text:p text:style-name="P1">write(1, "USAGE:\n", 7USAGE:</text:p>
      <text:p text:style-name="P1">) <text:s text:c="16"/>= 7</text:p>
      <text:p text:style-name="P1">write(1, "\tcreate ID - create node with id"..., 36 <text:s text:c="4"/>create ID - create node with id=ID</text:p>
      <text:p text:style-name="P1">) = 36</text:p>
      <text:p text:style-name="P1">write(1, "\tremove ID - remove node with id"..., 36 <text:s text:c="4"/>remove ID - remove node with id=ID</text:p>
      <text:p text:style-name="P1">) = 36</text:p>
      <text:p text:style-name="P1">write(1, "\texec ID NAME [VALUE] - get valu"..., 63 <text:s text:c="4"/>exec ID NAME [VALUE] - get value or set VALUE by the key NAME</text:p>
      <text:p text:style-name="P1">) = 63</text:p>
      <text:p text:style-name="P1">write(1, "\theartbeat TIME - each node begi"..., 254 <text:s text:c="3"/>heartbeat TIME - each node begins to report once every TIME milliseconds that it is operational. If there is no signal from the node for 4*TIME milliseconds, then a line about the node's unavailability is displayed. If TIME=0 then heartbeat is disabled</text:p>
      <text:p text:style-name="P1">) = 254</text:p>
      <text:p text:style-name="P1">fstat(0, {st_mode=S_IFCHR|0620, st_rdev=makedev(0x88, 0), ...}) = 0</text:p>
      <text:p text:style-name="P27">read(0, </text:p>
      <text:p text:style-name="P11"><text:span text:style-name="T7">Вывод</text:span></text:p>
      <text:p text:style-name="Standard"><text:span text:style-name="T33">strace помогает записывает все системные вызовы, выполняемые командой. Кроме того, он также записывает любой сигнал Linux, отправленный процессу. Благодаря этому я мог использовать эту информацию для отладки или диагностики программ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language="ru" fo:country="none" style:letter-kerning="false" style:font-name-asian="Arial1" style:font-family-asian="Arial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ormal" style:family="paragraph" style:default-outline-level="">
      <style:paragraph-properties fo:margin-left="0.3cm" fo:margin-right="0.3cm" fo:margin-top="0cm" fo:margin-bottom="0.353cm" loext:contextual-spacing="false" fo:line-height="115%" fo:text-align="start" style:justify-single-word="false" fo:orphans="2" fo:widows="2" fo:text-indent="1cm" style:auto-text-indent="false" style:writing-mode="lr-tb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Илья Ларин</meta:initial-creator>
    <meta:editing-cycles>3</meta:editing-cycles>
    <meta:creation-date>2023-12-28T19:50:00</meta:creation-date>
    <dc:date>2023-12-29T10:48:25.280918849</dc:date>
    <meta:editing-duration>PT35M50S</meta:editing-duration>
    <meta:generator>LibreOffice/6.4.7.2$Linux_X86_64 LibreOffice_project/40$Build-2</meta:generator>
    <meta:document-statistic meta:table-count="0" meta:image-count="0" meta:object-count="0" meta:page-count="46" meta:paragraph-count="1325" meta:word-count="9205" meta:character-count="103753" meta:non-whitespace-character-count="910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